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 office:value-type="float" office:value="10.1795005507506" calcext:value-type="float">
            <text:p>10.1795005508</text:p>
          </table:table-cell>
          <table:table-cell office:value-type="float" office:value="26.8752823107048" calcext:value-type="float">
            <text:p>26.8752823107</text:p>
          </table:table-cell>
          <table:table-cell office:value-type="float" office:value="41.33" calcext:value-type="float">
            <text:p>41.33</text:p>
          </table:table-cell>
          <table:table-cell office:value-type="float" office:value="19.8" calcext:value-type="float">
            <text:p>19.8</text:p>
          </table:table-cell>
          <table:table-cell/>
          <table:table-cell table:formula="of:=([.C1]-[.A1])^2" office:value-type="float" office:value="970.353615937686" calcext:value-type="float">
            <text:p>970.3536159377</text:p>
          </table:table-cell>
          <table:table-cell table:formula="of:=([.D1]-[.B1])^2" office:value-type="float" office:value="50.0596197761727" calcext:value-type="float">
            <text:p>50.0596197762</text:p>
          </table:table-cell>
          <table:table-cell/>
          <table:table-cell table:formula="of:=([.$O$1]-[.C1])^2" office:value-type="float" office:value="194.750746972657" calcext:value-type="float">
            <text:p>194.7507469727</text:p>
          </table:table-cell>
          <table:table-cell table:formula="of:=([.$P$1]-[.D1])^2" office:value-type="float" office:value="403.077772760007" calcext:value-type="float">
            <text:p>403.07777276</text:p>
          </table:table-cell>
          <table:table-cell/>
          <table:table-cell table:formula="of:=AVERAGE([.F1:.F256])" office:value-type="float" office:value="356.535562554983" calcext:value-type="float">
            <text:p>356.535562555</text:p>
          </table:table-cell>
          <table:table-cell table:formula="of:=AVERAGE([.G1:.G256])" office:value-type="float" office:value="2436.75050661875" calcext:value-type="float">
            <text:p>2436.7505066188</text:p>
          </table:table-cell>
          <table:table-cell/>
          <table:table-cell table:style-name="ce1" table:formula="of:=AVERAGE([.C1:.C256])" office:value-type="float" office:value="27.3746875" calcext:value-type="float">
            <text:p>27.3746875</text:p>
          </table:table-cell>
          <table:table-cell table:formula="of:=AVERAGE([.D1:.D256])" office:value-type="float" office:value="39.8767968749999" calcext:value-type="float">
            <text:p>39.876796875</text:p>
          </table:table-cell>
        </table:table-row>
        <table:table-row table:style-name="ro1">
          <table:table-cell office:value-type="float" office:value="38.1209068007506" calcext:value-type="float">
            <text:p>38.1209068008</text:p>
          </table:table-cell>
          <table:table-cell office:value-type="float" office:value="71.4377823107048" calcext:value-type="float">
            <text:p>71.4377823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2]-[.A2])^2" office:value-type="float" office:value="12.8815899928982" calcext:value-type="float">
            <text:p>12.8815899929</text:p>
          </table:table-cell>
          <table:table-cell table:formula="of:=([.D2]-[.B2])^2" office:value-type="float" office:value="710.637357724927" calcext:value-type="float">
            <text:p>710.6373577249</text:p>
          </table:table-cell>
          <table:table-cell/>
          <table:table-cell table:formula="of:=([.$O$1]-[.C2])^2" office:value-type="float" office:value="205.501184472658" calcext:value-type="float">
            <text:p>205.5011844727</text:p>
          </table:table-cell>
          <table:table-cell table:formula="of:=([.$P$1]-[.D2])^2" office:value-type="float" office:value="24.0414008850104" calcext:value-type="float">
            <text:p>24.041400885</text:p>
          </table:table-cell>
          <table:table-cell/>
          <table:table-cell office:value-type="string" calcext:value-type="string">
            <text:p>Averages lat</text:p>
          </table:table-cell>
          <table:table-cell office:value-type="string" calcext:value-type="string">
            <text:p>Averages lon</text:p>
          </table:table-cell>
          <table:table-cell/>
          <table:table-cell table:number-columns-repeated="2" office:value-type="string" calcext:value-type="string">
            <text:p>MSE lat linreg</text:p>
          </table:table-cell>
        </table:table-row>
        <table:table-row table:style-name="ro1">
          <table:table-cell office:value-type="float" office:value="22.3904380507506" calcext:value-type="float">
            <text:p>22.3904380508</text:p>
          </table:table-cell>
          <table:table-cell office:value-type="float" office:value="37.7190323107048" calcext:value-type="float">
            <text:p>37.7190323107</text:p>
          </table:table-cell>
          <table:table-cell office:value-type="float" office:value="35.68" calcext:value-type="float">
            <text:p>35.68</text:p>
          </table:table-cell>
          <table:table-cell office:value-type="float" office:value="51.41" calcext:value-type="float">
            <text:p>51.41</text:p>
          </table:table-cell>
          <table:table-cell/>
          <table:table-cell table:formula="of:=([.C3]-[.A3])^2" office:value-type="float" office:value="176.612456802937" calcext:value-type="float">
            <text:p>176.6124568029</text:p>
          </table:table-cell>
          <table:table-cell table:formula="of:=([.D3]-[.B3])^2" office:value-type="float" office:value="187.442596269324" calcext:value-type="float">
            <text:p>187.4425962693</text:p>
          </table:table-cell>
          <table:table-cell/>
          <table:table-cell table:formula="of:=([.$O$1]-[.C3])^2" office:value-type="float" office:value="68.978215722657" calcext:value-type="float">
            <text:p>68.9782157227</text:p>
          </table:table-cell>
          <table:table-cell table:formula="of:=([.$P$1]-[.D3])^2" office:value-type="float" office:value="133.014774322511" calcext:value-type="float">
            <text:p>133.0147743225</text:p>
          </table:table-cell>
          <table:table-cell table:number-columns-repeated="6"/>
        </table:table-row>
        <table:table-row table:style-name="ro1">
          <table:table-cell office:value-type="float" office:value="11.5857505507506" calcext:value-type="float">
            <text:p>11.5857505508</text:p>
          </table:table-cell>
          <table:table-cell office:value-type="float" office:value="6.09403231070483" calcext:value-type="float">
            <text:p>6.0940323107</text:p>
          </table:table-cell>
          <table:table-cell office:value-type="float" office:value="-35.3" calcext:value-type="float">
            <text:p>-35.3</text:p>
          </table:table-cell>
          <table:table-cell office:value-type="float" office:value="149.12" calcext:value-type="float">
            <text:p>149.12</text:p>
          </table:table-cell>
          <table:table-cell/>
          <table:table-cell table:formula="of:=([.C4]-[.A4])^2" office:value-type="float" office:value="2198.27360470721" calcext:value-type="float">
            <text:p>2198.2736047072</text:p>
          </table:table-cell>
          <table:table-cell table:formula="of:=([.D4]-[.B4])^2" office:value-type="float" office:value="20456.4274334593" calcext:value-type="float">
            <text:p>20456.4274334593</text:p>
          </table:table-cell>
          <table:table-cell/>
          <table:table-cell table:formula="of:=([.$O$1]-[.C4])^2" office:value-type="float" office:value="3928.11645322265" calcext:value-type="float">
            <text:p>3928.1164532227</text:p>
          </table:table-cell>
          <table:table-cell table:formula="of:=([.$P$1]-[.D4])^2" office:value-type="float" office:value="11934.07742901" calcext:value-type="float">
            <text:p>11934.07742901</text:p>
          </table:table-cell>
          <table:table-cell table:number-columns-repeated="4"/>
          <table:table-cell table:formula="of:=AVERAGE([.I1:.I256])" office:value-type="float" office:value="343.165573339844" calcext:value-type="float">
            <text:p>343.1655733398</text:p>
          </table:table-cell>
          <table:table-cell table:formula="of:=AVERAGE([.J1:.J256])" office:value-type="float" office:value="2461.15193427124" calcext:value-type="float">
            <text:p>2461.1519342712</text:p>
          </table:table-cell>
        </table:table-row>
        <table:table-row table:style-name="ro1">
          <table:table-cell office:value-type="float" office:value="46.8904380507506" calcext:value-type="float">
            <text:p>46.8904380508</text:p>
          </table:table-cell>
          <table:table-cell office:value-type="float" office:value="121.094032310705" calcext:value-type="float">
            <text:p>121.0940323107</text:p>
          </table:table-cell>
          <table:table-cell office:value-type="float" office:value="13.75" calcext:value-type="float">
            <text:p>13.75</text:p>
          </table:table-cell>
          <table:table-cell office:value-type="float" office:value="100.48" calcext:value-type="float">
            <text:p>100.48</text:p>
          </table:table-cell>
          <table:table-cell/>
          <table:table-cell table:formula="of:=([.C5]-[.A5])^2" office:value-type="float" office:value="1098.28863419564" calcext:value-type="float">
            <text:p>1098.2886341956</text:p>
          </table:table-cell>
          <table:table-cell table:formula="of:=([.D5]-[.B5])^2" office:value-type="float" office:value="424.938328106782" calcext:value-type="float">
            <text:p>424.9383281068</text:p>
          </table:table-cell>
          <table:table-cell/>
          <table:table-cell table:formula="of:=([.$O$1]-[.C5])^2" office:value-type="float" office:value="185.632109472655" calcext:value-type="float">
            <text:p>185.6321094727</text:p>
          </table:table-cell>
          <table:table-cell table:formula="of:=([.$P$1]-[.D5])^2" office:value-type="float" office:value="3672.74822901002" calcext:value-type="float">
            <text:p>3672.74822901</text:p>
          </table:table-cell>
          <table:table-cell table:number-columns-repeated="4"/>
          <table:table-cell office:value-type="string" calcext:value-type="string">
            <text:p>Averages mean</text:p>
          </table:table-cell>
          <table:table-cell/>
        </table:table-row>
        <table:table-row table:style-name="ro1">
          <table:table-cell office:value-type="float" office:value="8.56621930075061" calcext:value-type="float">
            <text:p>8.5662193008</text:p>
          </table:table-cell>
          <table:table-cell office:value-type="float" office:value="52.7190323107048" calcext:value-type="float">
            <text:p>52.7190323107</text:p>
          </table:table-cell>
          <table:table-cell office:value-type="float" office:value="19.75" calcext:value-type="float">
            <text:p>19.75</text:p>
          </table:table-cell>
          <table:table-cell office:value-type="float" office:value="96.1" calcext:value-type="float">
            <text:p>96.1</text:p>
          </table:table-cell>
          <table:table-cell/>
          <table:table-cell table:formula="of:=([.C6]-[.A6])^2" office:value-type="float" office:value="125.076950728903" calcext:value-type="float">
            <text:p>125.0769507289</text:p>
          </table:table-cell>
          <table:table-cell table:formula="of:=([.D6]-[.B6])^2" office:value-type="float" office:value="1881.90835765967" calcext:value-type="float">
            <text:p>1881.9083576597</text:p>
          </table:table-cell>
          <table:table-cell/>
          <table:table-cell table:formula="of:=([.$O$1]-[.C6])^2" office:value-type="float" office:value="58.1358594726555" calcext:value-type="float">
            <text:p>58.1358594727</text:p>
          </table:table-cell>
          <table:table-cell table:formula="of:=([.$P$1]-[.D6])^2" office:value-type="float" office:value="3161.04856963502" calcext:value-type="float">
            <text:p>3161.048569635</text:p>
          </table:table-cell>
          <table:table-cell table:number-columns-repeated="6"/>
        </table:table-row>
        <table:table-row table:style-name="ro1">
          <table:table-cell office:value-type="float" office:value="29.0388755507506" calcext:value-type="float">
            <text:p>29.0388755508</text:p>
          </table:table-cell>
          <table:table-cell office:value-type="float" office:value="118.000282310705" calcext:value-type="float">
            <text:p>118.0002823107</text:p>
          </table:table-cell>
          <table:table-cell office:value-type="float" office:value="9.03" calcext:value-type="float">
            <text:p>9.03</text:p>
          </table:table-cell>
          <table:table-cell office:value-type="float" office:value="38.74" calcext:value-type="float">
            <text:p>38.74</text:p>
          </table:table-cell>
          <table:table-cell/>
          <table:table-cell table:formula="of:=([.C7]-[.A7])^2" office:value-type="float" office:value="400.355100805426" calcext:value-type="float">
            <text:p>400.3551008054</text:p>
          </table:table-cell>
          <table:table-cell table:formula="of:=([.D7]-[.B7])^2" office:value-type="float" office:value="6282.19235197263" calcext:value-type="float">
            <text:p>6282.1923519726</text:p>
          </table:table-cell>
          <table:table-cell/>
          <table:table-cell table:formula="of:=([.$O$1]-[.C7])^2" office:value-type="float" office:value="336.527559472655" calcext:value-type="float">
            <text:p>336.5275594727</text:p>
          </table:table-cell>
          <table:table-cell table:formula="of:=([.$P$1]-[.D7])^2" office:value-type="float" office:value="1.29230713500961" calcext:value-type="float">
            <text:p>1.292307135</text:p>
          </table:table-cell>
          <table:table-cell table:number-columns-repeated="6"/>
        </table:table-row>
        <table:table-row table:style-name="ro1">
          <table:table-cell office:value-type="float" office:value="18.9763755507506" calcext:value-type="float">
            <text:p>18.9763755508</text:p>
          </table:table-cell>
          <table:table-cell office:value-type="float" office:value="23.9690323107048" calcext:value-type="float">
            <text:p>23.9690323107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8]-[.A8])^2" office:value-type="float" office:value="40.0230276091351" calcext:value-type="float">
            <text:p>40.0230276091</text:p>
          </table:table-cell>
          <table:table-cell table:formula="of:=([.D8]-[.B8])^2" office:value-type="float" office:value="1022.01902688289" calcext:value-type="float">
            <text:p>1022.0190268829</text:p>
          </table:table-cell>
          <table:table-cell/>
          <table:table-cell table:formula="of:=([.$O$1]-[.C8])^2" office:value-type="float" office:value="216.816421972655" calcext:value-type="float">
            <text:p>216.8164219727</text:p>
          </table:table-cell>
          <table:table-cell table:formula="of:=([.$P$1]-[.D8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10.4880943007506" calcext:value-type="float">
            <text:p>10.4880943008</text:p>
          </table:table-cell>
          <table:table-cell office:value-type="float" office:value="35.0784073107048" calcext:value-type="float">
            <text:p>35.0784073107</text:p>
          </table:table-cell>
          <table:table-cell office:value-type="float" office:value="14.91" calcext:value-type="float">
            <text:p>14.91</text:p>
          </table:table-cell>
          <table:table-cell office:value-type="float" office:value="-23.51" calcext:value-type="float">
            <text:p>-23.51</text:p>
          </table:table-cell>
          <table:table-cell/>
          <table:table-cell table:formula="of:=([.C9]-[.A9])^2" office:value-type="float" office:value="19.5532500130542" calcext:value-type="float">
            <text:p>19.5532500131</text:p>
          </table:table-cell>
          <table:table-cell table:formula="of:=([.D9]-[.B9])^2" office:value-type="float" office:value="3432.60147120505" calcext:value-type="float">
            <text:p>3432.6014712051</text:p>
          </table:table-cell>
          <table:table-cell/>
          <table:table-cell table:formula="of:=([.$O$1]-[.C9])^2" office:value-type="float" office:value="155.368434472655" calcext:value-type="float">
            <text:p>155.3684344727</text:p>
          </table:table-cell>
          <table:table-cell table:formula="of:=([.$P$1]-[.D9])^2" office:value-type="float" office:value="4017.8860180725" calcext:value-type="float">
            <text:p>4017.8860180725</text:p>
          </table:table-cell>
          <table:table-cell table:number-columns-repeated="6"/>
        </table:table-row>
        <table:table-row table:style-name="ro1">
          <table:table-cell office:value-type="float" office:value="29.7498130507506" calcext:value-type="float">
            <text:p>29.7498130508</text:p>
          </table:table-cell>
          <table:table-cell office:value-type="float" office:value="33.8205948107048" calcext:value-type="float">
            <text:p>33.8205948107</text:p>
          </table:table-cell>
          <table:table-cell office:value-type="float" office:value="13.75" calcext:value-type="float">
            <text:p>13.75</text:p>
          </table:table-cell>
          <table:table-cell office:value-type="float" office:value="100.48" calcext:value-type="float">
            <text:p>100.48</text:p>
          </table:table-cell>
          <table:table-cell/>
          <table:table-cell table:formula="of:=([.C10]-[.A10])^2" office:value-type="float" office:value="255.99401765897" calcext:value-type="float">
            <text:p>255.994017659</text:p>
          </table:table-cell>
          <table:table-cell table:formula="of:=([.D10]-[.B10])^2" office:value-type="float" office:value="4443.47630019063" calcext:value-type="float">
            <text:p>4443.4763001906</text:p>
          </table:table-cell>
          <table:table-cell/>
          <table:table-cell table:formula="of:=([.$O$1]-[.C10])^2" office:value-type="float" office:value="185.632109472655" calcext:value-type="float">
            <text:p>185.6321094727</text:p>
          </table:table-cell>
          <table:table-cell table:formula="of:=([.$P$1]-[.D10])^2" office:value-type="float" office:value="3672.74822901002" calcext:value-type="float">
            <text:p>3672.74822901</text:p>
          </table:table-cell>
          <table:table-cell table:number-columns-repeated="6"/>
        </table:table-row>
        <table:table-row table:style-name="ro1">
          <table:table-cell office:value-type="float" office:value="38.1716880507506" calcext:value-type="float">
            <text:p>38.1716880508</text:p>
          </table:table-cell>
          <table:table-cell office:value-type="float" office:value="6.62528231070483" calcext:value-type="float">
            <text:p>6.6252823107</text:p>
          </table:table-cell>
          <table:table-cell office:value-type="float" office:value="-15.75" calcext:value-type="float">
            <text:p>-15.75</text:p>
          </table:table-cell>
          <table:table-cell office:value-type="float" office:value="-47.95" calcext:value-type="float">
            <text:p>-47.95</text:p>
          </table:table-cell>
          <table:table-cell/>
          <table:table-cell table:formula="of:=([.C11]-[.A11])^2" office:value-type="float" office:value="2907.54844224246" calcext:value-type="float">
            <text:p>2907.5484422425</text:p>
          </table:table-cell>
          <table:table-cell table:formula="of:=([.D11]-[.B11])^2" office:value-type="float" office:value="2978.46143929313" calcext:value-type="float">
            <text:p>2978.4614392931</text:p>
          </table:table-cell>
          <table:table-cell/>
          <table:table-cell table:formula="of:=([.$O$1]-[.C11])^2" office:value-type="float" office:value="1859.73867197265" calcext:value-type="float">
            <text:p>1859.7386719727</text:p>
          </table:table-cell>
          <table:table-cell table:formula="of:=([.$P$1]-[.D11])^2" office:value-type="float" office:value="7713.5462493225" calcext:value-type="float">
            <text:p>7713.5462493225</text:p>
          </table:table-cell>
          <table:table-cell table:number-columns-repeated="6"/>
        </table:table-row>
        <table:table-row table:style-name="ro1">
          <table:table-cell office:value-type="float" office:value="32.9646568007506" calcext:value-type="float">
            <text:p>32.9646568008</text:p>
          </table:table-cell>
          <table:table-cell office:value-type="float" office:value="0.0159073107048329" calcext:value-type="float">
            <text:p>0.0159073107</text:p>
          </table:table-cell>
          <table:table-cell office:value-type="float" office:value="38" calcext:value-type="float">
            <text:p>38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([.C12]-[.A12])^2" office:value-type="float" office:value="25.3546811342271" calcext:value-type="float">
            <text:p>25.3546811342</text:p>
          </table:table-cell>
          <table:table-cell table:formula="of:=([.D12]-[.B12])^2" office:value-type="float" office:value="561.410028368911" calcext:value-type="float">
            <text:p>561.4100283689</text:p>
          </table:table-cell>
          <table:table-cell/>
          <table:table-cell table:formula="of:=([.$O$1]-[.C12])^2" office:value-type="float" office:value="112.897265722657" calcext:value-type="float">
            <text:p>112.8972657227</text:p>
          </table:table-cell>
          <table:table-cell table:formula="of:=([.$P$1]-[.D12])^2" office:value-type="float" office:value="261.365321197508" calcext:value-type="float">
            <text:p>261.3653211975</text:p>
          </table:table-cell>
          <table:table-cell table:number-columns-repeated="6"/>
        </table:table-row>
        <table:table-row table:style-name="ro1">
          <table:table-cell office:value-type="float" office:value="25.2420005507506" calcext:value-type="float">
            <text:p>25.2420005508</text:p>
          </table:table-cell>
          <table:table-cell office:value-type="float" office:value="50.5940323107048" calcext:value-type="float">
            <text:p>50.59403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13]-[.A13])^2" office:value-type="float" office:value="277.488945651193" calcext:value-type="float">
            <text:p>277.4889456512</text:p>
          </table:table-cell>
          <table:table-cell table:formula="of:=([.D13]-[.B13])^2" office:value-type="float" office:value="1452.67945898145" calcext:value-type="float">
            <text:p>1452.6794589815</text:p>
          </table:table-cell>
          <table:table-cell/>
          <table:table-cell table:formula="of:=([.$O$1]-[.C13])^2" office:value-type="float" office:value="210.984703222657" calcext:value-type="float">
            <text:p>210.9847032227</text:p>
          </table:table-cell>
          <table:table-cell table:formula="of:=([.$P$1]-[.D13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44.0857505507506" calcext:value-type="float">
            <text:p>44.0857505508</text:p>
          </table:table-cell>
          <table:table-cell office:value-type="float" office:value="-66.9684676892952" calcext:value-type="float">
            <text:p>-66.9684676893</text:p>
          </table:table-cell>
          <table:table-cell office:value-type="float" office:value="54.68" calcext:value-type="float">
            <text:p>54.68</text:p>
          </table:table-cell>
          <table:table-cell office:value-type="float" office:value="25.31" calcext:value-type="float">
            <text:p>25.31</text:p>
          </table:table-cell>
          <table:table-cell/>
          <table:table-cell table:formula="of:=([.C14]-[.A14])^2" office:value-type="float" office:value="112.238121392921" calcext:value-type="float">
            <text:p>112.2381213929</text:p>
          </table:table-cell>
          <table:table-cell table:formula="of:=([.D14]-[.B14])^2" office:value-type="float" office:value="8515.31559908429" calcext:value-type="float">
            <text:p>8515.3155990843</text:p>
          </table:table-cell>
          <table:table-cell/>
          <table:table-cell table:formula="of:=([.$O$1]-[.C14])^2" office:value-type="float" office:value="745.580090722659" calcext:value-type="float">
            <text:p>745.5800907227</text:p>
          </table:table-cell>
          <table:table-cell table:formula="of:=([.$P$1]-[.D14])^2" office:value-type="float" office:value="212.191571197508" calcext:value-type="float">
            <text:p>212.1915711975</text:p>
          </table:table-cell>
          <table:table-cell table:number-columns-repeated="6"/>
        </table:table-row>
        <table:table-row table:style-name="ro1">
          <table:table-cell office:value-type="float" office:value="30.0584068007506" calcext:value-type="float">
            <text:p>30.0584068008</text:p>
          </table:table-cell>
          <table:table-cell office:value-type="float" office:value="26.5940323107048" calcext:value-type="float">
            <text:p>26.5940323107</text:p>
          </table:table-cell>
          <table:table-cell office:value-type="float" office:value="41.26" calcext:value-type="float">
            <text:p>41.26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([.C15]-[.A15])^2" office:value-type="float" office:value="125.47569020147" calcext:value-type="float">
            <text:p>125.4756902015</text:p>
          </table:table-cell>
          <table:table-cell table:formula="of:=([.D15]-[.B15])^2" office:value-type="float" office:value="1816.12070209505" calcext:value-type="float">
            <text:p>1816.1207020951</text:p>
          </table:table-cell>
          <table:table-cell/>
          <table:table-cell table:formula="of:=([.$O$1]-[.C15])^2" office:value-type="float" office:value="192.801903222657" calcext:value-type="float">
            <text:p>192.8019032227</text:p>
          </table:table-cell>
          <table:table-cell table:formula="of:=([.$P$1]-[.D15])^2" office:value-type="float" office:value="860.436805572513" calcext:value-type="float">
            <text:p>860.4368055725</text:p>
          </table:table-cell>
          <table:table-cell table:number-columns-repeated="6"/>
        </table:table-row>
        <table:table-row table:style-name="ro1">
          <table:table-cell office:value-type="float" office:value="32.2107505507506" calcext:value-type="float">
            <text:p>32.2107505508</text:p>
          </table:table-cell>
          <table:table-cell office:value-type="float" office:value="43.7815323107048" calcext:value-type="float">
            <text:p>43.7815323107</text:p>
          </table:table-cell>
          <table:table-cell office:value-type="float" office:value="14.91" calcext:value-type="float">
            <text:p>14.91</text:p>
          </table:table-cell>
          <table:table-cell office:value-type="float" office:value="-23.51" calcext:value-type="float">
            <text:p>-23.51</text:p>
          </table:table-cell>
          <table:table-cell/>
          <table:table-cell table:formula="of:=([.C16]-[.A16])^2" office:value-type="float" office:value="299.315969619298" calcext:value-type="float">
            <text:p>299.3159696193</text:p>
          </table:table-cell>
          <table:table-cell table:formula="of:=([.D16]-[.B16])^2" office:value-type="float" office:value="4528.15032072263" calcext:value-type="float">
            <text:p>4528.1503207226</text:p>
          </table:table-cell>
          <table:table-cell/>
          <table:table-cell table:formula="of:=([.$O$1]-[.C16])^2" office:value-type="float" office:value="155.368434472655" calcext:value-type="float">
            <text:p>155.3684344727</text:p>
          </table:table-cell>
          <table:table-cell table:formula="of:=([.$P$1]-[.D16])^2" office:value-type="float" office:value="4017.8860180725" calcext:value-type="float">
            <text:p>4017.8860180725</text:p>
          </table:table-cell>
          <table:table-cell table:number-columns-repeated="6"/>
        </table:table-row>
        <table:table-row table:style-name="ro1">
          <table:table-cell office:value-type="float" office:value="33.5134849257506" calcext:value-type="float">
            <text:p>33.5134849258</text:p>
          </table:table-cell>
          <table:table-cell office:value-type="float" office:value="58.2893448107048" calcext:value-type="float">
            <text:p>58.2893448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17]-[.A17])^2" office:value-type="float" office:value="67.1828593623975" calcext:value-type="float">
            <text:p>67.1828593624</text:p>
          </table:table-cell>
          <table:table-cell table:formula="of:=([.D17]-[.B17])^2" office:value-type="float" office:value="182.502397214518" calcext:value-type="float">
            <text:p>182.5023972145</text:p>
          </table:table-cell>
          <table:table-cell/>
          <table:table-cell table:formula="of:=([.$O$1]-[.C17])^2" office:value-type="float" office:value="205.501184472658" calcext:value-type="float">
            <text:p>205.5011844727</text:p>
          </table:table-cell>
          <table:table-cell table:formula="of:=([.$P$1]-[.D17])^2" office:value-type="float" office:value="24.0414008850104" calcext:value-type="float">
            <text:p>24.041400885</text:p>
          </table:table-cell>
          <table:table-cell table:number-columns-repeated="6"/>
        </table:table-row>
        <table:table-row table:style-name="ro1">
          <table:table-cell office:value-type="float" office:value="14.1091880507506" calcext:value-type="float">
            <text:p>14.1091880508</text:p>
          </table:table-cell>
          <table:table-cell office:value-type="float" office:value="60.0002823107048" calcext:value-type="float">
            <text:p>60.0002823107</text:p>
          </table:table-cell>
          <table:table-cell office:value-type="float" office:value="-6.17" calcext:value-type="float">
            <text:p>-6.17</text:p>
          </table:table-cell>
          <table:table-cell office:value-type="float" office:value="106.82" calcext:value-type="float">
            <text:p>106.82</text:p>
          </table:table-cell>
          <table:table-cell/>
          <table:table-cell table:formula="of:=([.C18]-[.A18])^2" office:value-type="float" office:value="411.245467997706" calcext:value-type="float">
            <text:p>411.2454679977</text:p>
          </table:table-cell>
          <table:table-cell table:formula="of:=([.D18]-[.B18])^2" office:value-type="float" office:value="2192.0859645053" calcext:value-type="float">
            <text:p>2192.0859645053</text:p>
          </table:table-cell>
          <table:table-cell/>
          <table:table-cell table:formula="of:=([.$O$1]-[.C18])^2" office:value-type="float" office:value="1125.24605947265" calcext:value-type="float">
            <text:p>1125.2460594727</text:p>
          </table:table-cell>
          <table:table-cell table:formula="of:=([.$P$1]-[.D18])^2" office:value-type="float" office:value="4481.39244463502" calcext:value-type="float">
            <text:p>4481.392444635</text:p>
          </table:table-cell>
          <table:table-cell table:number-columns-repeated="6"/>
        </table:table-row>
        <table:table-row table:style-name="ro1">
          <table:table-cell office:value-type="float" office:value="35.7039146132506" calcext:value-type="float">
            <text:p>35.7039146133</text:p>
          </table:table-cell>
          <table:table-cell office:value-type="float" office:value="50.2424698107048" calcext:value-type="float">
            <text:p>50.2424698107</text:p>
          </table:table-cell>
          <table:table-cell office:value-type="float" office:value="35.68" calcext:value-type="float">
            <text:p>35.68</text:p>
          </table:table-cell>
          <table:table-cell office:value-type="float" office:value="51.41" calcext:value-type="float">
            <text:p>51.41</text:p>
          </table:table-cell>
          <table:table-cell/>
          <table:table-cell table:formula="of:=([.C19]-[.A19])^2" office:value-type="float" office:value="0.000571908726926286" calcext:value-type="float">
            <text:p>0.0005719087</text:p>
          </table:table-cell>
          <table:table-cell table:formula="of:=([.D19]-[.B19])^2" office:value-type="float" office:value="1.3631267429156" calcext:value-type="float">
            <text:p>1.3631267429</text:p>
          </table:table-cell>
          <table:table-cell/>
          <table:table-cell table:formula="of:=([.$O$1]-[.C19])^2" office:value-type="float" office:value="68.978215722657" calcext:value-type="float">
            <text:p>68.9782157227</text:p>
          </table:table-cell>
          <table:table-cell table:formula="of:=([.$P$1]-[.D19])^2" office:value-type="float" office:value="133.014774322511" calcext:value-type="float">
            <text:p>133.0147743225</text:p>
          </table:table-cell>
          <table:table-cell table:number-columns-repeated="6"/>
        </table:table-row>
        <table:table-row table:style-name="ro1">
          <table:table-cell office:value-type="float" office:value="15.9060630507506" calcext:value-type="float">
            <text:p>15.9060630508</text:p>
          </table:table-cell>
          <table:table-cell office:value-type="float" office:value="-2.62471768929517" calcext:value-type="float">
            <text:p>-2.6247176893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20]-[.A20])^2" office:value-type="float" office:value="576.18898906354" calcext:value-type="float">
            <text:p>576.1889890635</text:p>
          </table:table-cell>
          <table:table-cell table:formula="of:=([.D20]-[.B20])^2" office:value-type="float" office:value="1257.03700642762" calcext:value-type="float">
            <text:p>1257.0370064276</text:p>
          </table:table-cell>
          <table:table-cell/>
          <table:table-cell table:formula="of:=([.$O$1]-[.C20])^2" office:value-type="float" office:value="157.134059472657" calcext:value-type="float">
            <text:p>157.1340594727</text:p>
          </table:table-cell>
          <table:table-cell table:formula="of:=([.$P$1]-[.D20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22.2341880507506" calcext:value-type="float">
            <text:p>22.2341880508</text:p>
          </table:table-cell>
          <table:table-cell office:value-type="float" office:value="27.3752823107048" calcext:value-type="float">
            <text:p>27.37528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21]-[.A21])^2" office:value-type="float" office:value="386.74415962324" calcext:value-type="float">
            <text:p>386.7441596232</text:p>
          </table:table-cell>
          <table:table-cell table:formula="of:=([.D21]-[.B21])^2" office:value-type="float" office:value="221.869435115596" calcext:value-type="float">
            <text:p>221.8694351156</text:p>
          </table:table-cell>
          <table:table-cell/>
          <table:table-cell table:formula="of:=([.$O$1]-[.C21])^2" office:value-type="float" office:value="210.984703222657" calcext:value-type="float">
            <text:p>210.9847032227</text:p>
          </table:table-cell>
          <table:table-cell table:formula="of:=([.$P$1]-[.D21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31.6560630507506" calcext:value-type="float">
            <text:p>31.6560630508</text:p>
          </table:table-cell>
          <table:table-cell office:value-type="float" office:value="25.3752823107048" calcext:value-type="float">
            <text:p>25.3752823107</text:p>
          </table:table-cell>
          <table:table-cell office:value-type="float" office:value="35.7" calcext:value-type="float">
            <text:p>35.7</text:p>
          </table:table-cell>
          <table:table-cell office:value-type="float" office:value="139.71" calcext:value-type="float">
            <text:p>139.71</text:p>
          </table:table-cell>
          <table:table-cell/>
          <table:table-cell table:formula="of:=([.C22]-[.A22])^2" office:value-type="float" office:value="16.3534260495045" calcext:value-type="float">
            <text:p>16.3534260495</text:p>
          </table:table-cell>
          <table:table-cell table:formula="of:=([.D22]-[.B22])^2" office:value-type="float" office:value="13072.4276690908" calcext:value-type="float">
            <text:p>13072.4276690908</text:p>
          </table:table-cell>
          <table:table-cell/>
          <table:table-cell table:formula="of:=([.$O$1]-[.C22])^2" office:value-type="float" office:value="69.3108282226571" calcext:value-type="float">
            <text:p>69.3108282227</text:p>
          </table:table-cell>
          <table:table-cell table:formula="of:=([.$P$1]-[.D22])^2" office:value-type="float" office:value="9966.66844619752" calcext:value-type="float">
            <text:p>9966.6684461975</text:p>
          </table:table-cell>
          <table:table-cell table:number-columns-repeated="6"/>
        </table:table-row>
        <table:table-row table:style-name="ro1">
          <table:table-cell office:value-type="float" office:value="23.8357505507506" calcext:value-type="float">
            <text:p>23.8357505508</text:p>
          </table:table-cell>
          <table:table-cell office:value-type="float" office:value="52.0315323107048" calcext:value-type="float">
            <text:p>52.0315323107</text:p>
          </table:table-cell>
          <table:table-cell office:value-type="float" office:value="41.26" calcext:value-type="float">
            <text:p>41.26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([.C23]-[.A23])^2" office:value-type="float" office:value="303.604468869667" calcext:value-type="float">
            <text:p>303.6044688697</text:p>
          </table:table-cell>
          <table:table-cell table:formula="of:=([.D23]-[.B23])^2" office:value-type="float" office:value="295.099752152158" calcext:value-type="float">
            <text:p>295.0997521522</text:p>
          </table:table-cell>
          <table:table-cell/>
          <table:table-cell table:formula="of:=([.$O$1]-[.C23])^2" office:value-type="float" office:value="192.801903222657" calcext:value-type="float">
            <text:p>192.8019032227</text:p>
          </table:table-cell>
          <table:table-cell table:formula="of:=([.$P$1]-[.D23])^2" office:value-type="float" office:value="860.436805572513" calcext:value-type="float">
            <text:p>860.4368055725</text:p>
          </table:table-cell>
          <table:table-cell table:number-columns-repeated="6"/>
        </table:table-row>
        <table:table-row table:style-name="ro1">
          <table:table-cell office:value-type="float" office:value="20.0349693007506" calcext:value-type="float">
            <text:p>20.0349693008</text:p>
          </table:table-cell>
          <table:table-cell office:value-type="float" office:value="51.6409073107048" calcext:value-type="float">
            <text:p>51.6409073107</text:p>
          </table:table-cell>
          <table:table-cell office:value-type="float" office:value="38" calcext:value-type="float">
            <text:p>38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([.C24]-[.A24])^2" office:value-type="float" office:value="322.742328024973" calcext:value-type="float">
            <text:p>322.742328025</text:p>
          </table:table-cell>
          <table:table-cell table:formula="of:=([.D24]-[.B24])^2" office:value-type="float" office:value="780.135583199185" calcext:value-type="float">
            <text:p>780.1355831992</text:p>
          </table:table-cell>
          <table:table-cell/>
          <table:table-cell table:formula="of:=([.$O$1]-[.C24])^2" office:value-type="float" office:value="112.897265722657" calcext:value-type="float">
            <text:p>112.8972657227</text:p>
          </table:table-cell>
          <table:table-cell table:formula="of:=([.$P$1]-[.D24])^2" office:value-type="float" office:value="261.365321197508" calcext:value-type="float">
            <text:p>261.3653211975</text:p>
          </table:table-cell>
          <table:table-cell table:number-columns-repeated="6"/>
        </table:table-row>
        <table:table-row table:style-name="ro1">
          <table:table-cell office:value-type="float" office:value="22.6873130507506" calcext:value-type="float">
            <text:p>22.6873130508</text:p>
          </table:table-cell>
          <table:table-cell office:value-type="float" office:value="29.0315323107048" calcext:value-type="float">
            <text:p>29.0315323107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25]-[.A25])^2" office:value-type="float" office:value="100.747653278769" calcext:value-type="float">
            <text:p>100.7476532788</text:p>
          </table:table-cell>
          <table:table-cell table:formula="of:=([.D25]-[.B25])^2" office:value-type="float" office:value="1371.33438527878" calcext:value-type="float">
            <text:p>1371.3343852788</text:p>
          </table:table-cell>
          <table:table-cell/>
          <table:table-cell table:formula="of:=([.$O$1]-[.C25])^2" office:value-type="float" office:value="216.816421972655" calcext:value-type="float">
            <text:p>216.8164219727</text:p>
          </table:table-cell>
          <table:table-cell table:formula="of:=([.$P$1]-[.D25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25.0662193007506" calcext:value-type="float">
            <text:p>25.0662193008</text:p>
          </table:table-cell>
          <table:table-cell office:value-type="float" office:value="52.0159073107048" calcext:value-type="float">
            <text:p>52.0159073107</text:p>
          </table:table-cell>
          <table:table-cell office:value-type="float" office:value="52.5" calcext:value-type="float">
            <text:p>52.5</text:p>
          </table:table-cell>
          <table:table-cell office:value-type="float" office:value="-0.12" calcext:value-type="float">
            <text:p>-0.12</text:p>
          </table:table-cell>
          <table:table-cell/>
          <table:table-cell table:formula="of:=([.C26]-[.A26])^2" office:value-type="float" office:value="752.612323454508" calcext:value-type="float">
            <text:p>752.6123234545</text:p>
          </table:table-cell>
          <table:table-cell table:formula="of:=([.D26]-[.B26])^2" office:value-type="float" office:value="2718.15283111041" calcext:value-type="float">
            <text:p>2718.1528311104</text:p>
          </table:table-cell>
          <table:table-cell/>
          <table:table-cell table:formula="of:=([.$O$1]-[.C26])^2" office:value-type="float" office:value="631.281328222659" calcext:value-type="float">
            <text:p>631.2813282227</text:p>
          </table:table-cell>
          <table:table-cell table:formula="of:=([.$P$1]-[.D26])^2" office:value-type="float" office:value="1599.74376026" calcext:value-type="float">
            <text:p>1599.74376026</text:p>
          </table:table-cell>
          <table:table-cell table:number-columns-repeated="6"/>
        </table:table-row>
        <table:table-row table:style-name="ro1">
          <table:table-cell office:value-type="float" office:value="50.8240318007506" calcext:value-type="float">
            <text:p>50.8240318008</text:p>
          </table:table-cell>
          <table:table-cell office:value-type="float" office:value="44.7346573107048" calcext:value-type="float">
            <text:p>44.734657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27]-[.A27])^2" office:value-type="float" office:value="79.6383435808083" calcext:value-type="float">
            <text:p>79.6383435808</text:p>
          </table:table-cell>
          <table:table-cell table:formula="of:=([.D27]-[.B27])^2" office:value-type="float" office:value="1040.362918231" calcext:value-type="float">
            <text:p>1040.362918231</text:p>
          </table:table-cell>
          <table:table-cell/>
          <table:table-cell table:formula="of:=([.$O$1]-[.C27])^2" office:value-type="float" office:value="210.984703222657" calcext:value-type="float">
            <text:p>210.9847032227</text:p>
          </table:table-cell>
          <table:table-cell table:formula="of:=([.$P$1]-[.D27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22.0310630507506" calcext:value-type="float">
            <text:p>22.0310630508</text:p>
          </table:table-cell>
          <table:table-cell office:value-type="float" office:value="-34.8434676892952" calcext:value-type="float">
            <text:p>-34.8434676893</text:p>
          </table:table-cell>
          <table:table-cell office:value-type="float" office:value="-15.75" calcext:value-type="float">
            <text:p>-15.75</text:p>
          </table:table-cell>
          <table:table-cell office:value-type="float" office:value="-47.95" calcext:value-type="float">
            <text:p>-47.95</text:p>
          </table:table-cell>
          <table:table-cell/>
          <table:table-cell table:formula="of:=([.C28]-[.A28])^2" office:value-type="float" office:value="1427.40872524479" calcext:value-type="float">
            <text:p>1427.4087252448</text:p>
          </table:table-cell>
          <table:table-cell table:formula="of:=([.D28]-[.B28])^2" office:value-type="float" office:value="171.78118921155" calcext:value-type="float">
            <text:p>171.7811892116</text:p>
          </table:table-cell>
          <table:table-cell/>
          <table:table-cell table:formula="of:=([.$O$1]-[.C28])^2" office:value-type="float" office:value="1859.73867197265" calcext:value-type="float">
            <text:p>1859.7386719727</text:p>
          </table:table-cell>
          <table:table-cell table:formula="of:=([.$P$1]-[.D28])^2" office:value-type="float" office:value="7713.5462493225" calcext:value-type="float">
            <text:p>7713.5462493225</text:p>
          </table:table-cell>
          <table:table-cell table:number-columns-repeated="6"/>
        </table:table-row>
        <table:table-row table:style-name="ro1">
          <table:table-cell office:value-type="float" office:value="51.7341880507506" calcext:value-type="float">
            <text:p>51.7341880508</text:p>
          </table:table-cell>
          <table:table-cell office:value-type="float" office:value="0.656532310704833" calcext:value-type="float">
            <text:p>0.65653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29]-[.A29])^2" office:value-type="float" office:value="96.7112546175261" calcext:value-type="float">
            <text:p>96.7112546175</text:p>
          </table:table-cell>
          <table:table-cell table:formula="of:=([.D29]-[.B29])^2" office:value-type="float" office:value="139.794388199807" calcext:value-type="float">
            <text:p>139.7943881998</text:p>
          </table:table-cell>
          <table:table-cell/>
          <table:table-cell table:formula="of:=([.$O$1]-[.C29])^2" office:value-type="float" office:value="210.984703222657" calcext:value-type="float">
            <text:p>210.9847032227</text:p>
          </table:table-cell>
          <table:table-cell table:formula="of:=([.$P$1]-[.D29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36.0623130507506" calcext:value-type="float">
            <text:p>36.0623130508</text:p>
          </table:table-cell>
          <table:table-cell office:value-type="float" office:value="156.656532310705" calcext:value-type="float">
            <text:p>156.6565323107</text:p>
          </table:table-cell>
          <table:table-cell office:value-type="float" office:value="11.55" calcext:value-type="float">
            <text:p>11.55</text:p>
          </table:table-cell>
          <table:table-cell office:value-type="float" office:value="104.91" calcext:value-type="float">
            <text:p>104.91</text:p>
          </table:table-cell>
          <table:table-cell/>
          <table:table-cell table:formula="of:=([.C30]-[.A30])^2" office:value-type="float" office:value="600.853491097999" calcext:value-type="float">
            <text:p>600.853491098</text:p>
          </table:table-cell>
          <table:table-cell table:formula="of:=([.D30]-[.B30])^2" office:value-type="float" office:value="2677.70360618282" calcext:value-type="float">
            <text:p>2677.7036061828</text:p>
          </table:table-cell>
          <table:table-cell/>
          <table:table-cell table:formula="of:=([.$O$1]-[.C30])^2" office:value-type="float" office:value="250.420734472655" calcext:value-type="float">
            <text:p>250.4207344727</text:p>
          </table:table-cell>
          <table:table-cell table:formula="of:=([.$P$1]-[.D30])^2" office:value-type="float" office:value="4229.31750869752" calcext:value-type="float">
            <text:p>4229.3175086975</text:p>
          </table:table-cell>
          <table:table-cell table:number-columns-repeated="6"/>
        </table:table-row>
        <table:table-row table:style-name="ro1">
          <table:table-cell office:value-type="float" office:value="41.6795005507506" calcext:value-type="float">
            <text:p>41.6795005508</text:p>
          </table:table-cell>
          <table:table-cell office:value-type="float" office:value="24.0315323107048" calcext:value-type="float">
            <text:p>24.03153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31]-[.A31])^2" office:value-type="float" office:value="0.0486200071192804" calcext:value-type="float">
            <text:p>0.0486200071</text:p>
          </table:table-cell>
          <table:table-cell table:formula="of:=([.D31]-[.B31])^2" office:value-type="float" office:value="133.437898725258" calcext:value-type="float">
            <text:p>133.4378987253</text:p>
          </table:table-cell>
          <table:table-cell/>
          <table:table-cell table:formula="of:=([.$O$1]-[.C31])^2" office:value-type="float" office:value="210.984703222657" calcext:value-type="float">
            <text:p>210.9847032227</text:p>
          </table:table-cell>
          <table:table-cell table:formula="of:=([.$P$1]-[.D31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30.6795005507506" calcext:value-type="float">
            <text:p>30.6795005508</text:p>
          </table:table-cell>
          <table:table-cell office:value-type="float" office:value="28.3127823107048" calcext:value-type="float">
            <text:p>28.3127823107</text:p>
          </table:table-cell>
          <table:table-cell office:value-type="float" office:value="41.33" calcext:value-type="float">
            <text:p>41.33</text:p>
          </table:table-cell>
          <table:table-cell office:value-type="float" office:value="19.8" calcext:value-type="float">
            <text:p>19.8</text:p>
          </table:table-cell>
          <table:table-cell/>
          <table:table-cell table:formula="of:=([.C32]-[.A32])^2" office:value-type="float" office:value="113.433138518462" calcext:value-type="float">
            <text:p>113.4331385185</text:p>
          </table:table-cell>
          <table:table-cell table:formula="of:=([.D32]-[.B32])^2" office:value-type="float" office:value="72.4674626694491" calcext:value-type="float">
            <text:p>72.4674626694</text:p>
          </table:table-cell>
          <table:table-cell/>
          <table:table-cell table:formula="of:=([.$O$1]-[.C32])^2" office:value-type="float" office:value="194.750746972657" calcext:value-type="float">
            <text:p>194.7507469727</text:p>
          </table:table-cell>
          <table:table-cell table:formula="of:=([.$P$1]-[.D32])^2" office:value-type="float" office:value="403.077772760007" calcext:value-type="float">
            <text:p>403.07777276</text:p>
          </table:table-cell>
          <table:table-cell table:number-columns-repeated="6"/>
        </table:table-row>
        <table:table-row table:style-name="ro1">
          <table:table-cell office:value-type="float" office:value="20.0349693007506" calcext:value-type="float">
            <text:p>20.0349693008</text:p>
          </table:table-cell>
          <table:table-cell office:value-type="float" office:value="46.1565323107048" calcext:value-type="float">
            <text:p>46.156532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33]-[.A33])^2" office:value-type="float" office:value="73.5311514930695" calcext:value-type="float">
            <text:p>73.5311514931</text:p>
          </table:table-cell>
          <table:table-cell table:formula="of:=([.D33]-[.B33])^2" office:value-type="float" office:value="963.696886176313" calcext:value-type="float">
            <text:p>963.6968861763</text:p>
          </table:table-cell>
          <table:table-cell/>
          <table:table-cell table:formula="of:=([.$O$1]-[.C33])^2" office:value-type="float" office:value="1.52599697265636" calcext:value-type="float">
            <text:p>1.5259969727</text:p>
          </table:table-cell>
          <table:table-cell table:formula="of:=([.$P$1]-[.D33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34.7459068007506" calcext:value-type="float">
            <text:p>34.7459068008</text:p>
          </table:table-cell>
          <table:table-cell office:value-type="float" office:value="10.6409073107048" calcext:value-type="float">
            <text:p>10.6409073107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34]-[.A34])^2" office:value-type="float" office:value="488.229097347457" calcext:value-type="float">
            <text:p>488.2290973475</text:p>
          </table:table-cell>
          <table:table-cell table:formula="of:=([.D34]-[.B34])^2" office:value-type="float" office:value="347.483425366289" calcext:value-type="float">
            <text:p>347.4834253663</text:p>
          </table:table-cell>
          <table:table-cell/>
          <table:table-cell table:formula="of:=([.$O$1]-[.C34])^2" office:value-type="float" office:value="216.816421972655" calcext:value-type="float">
            <text:p>216.8164219727</text:p>
          </table:table-cell>
          <table:table-cell table:formula="of:=([.$P$1]-[.D34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36.0974693007506" calcext:value-type="float">
            <text:p>36.0974693008</text:p>
          </table:table-cell>
          <table:table-cell office:value-type="float" office:value="45.7346573107048" calcext:value-type="float">
            <text:p>45.7346573107</text:p>
          </table:table-cell>
          <table:table-cell office:value-type="float" office:value="33.66" calcext:value-type="float">
            <text:p>33.66</text:p>
          </table:table-cell>
          <table:table-cell office:value-type="float" office:value="73.16" calcext:value-type="float">
            <text:p>73.16</text:p>
          </table:table-cell>
          <table:table-cell/>
          <table:table-cell table:formula="of:=([.C35]-[.A35])^2" office:value-type="float" office:value="5.94125659210169" calcext:value-type="float">
            <text:p>5.9412565921</text:p>
          </table:table-cell>
          <table:table-cell table:formula="of:=([.D35]-[.B35])^2" office:value-type="float" office:value="752.149421625276" calcext:value-type="float">
            <text:p>752.1494216253</text:p>
          </table:table-cell>
          <table:table-cell/>
          <table:table-cell table:formula="of:=([.$O$1]-[.C35])^2" office:value-type="float" office:value="39.5051532226568" calcext:value-type="float">
            <text:p>39.5051532227</text:p>
          </table:table-cell>
          <table:table-cell table:formula="of:=([.$P$1]-[.D35])^2" office:value-type="float" office:value="1107.77161026001" calcext:value-type="float">
            <text:p>1107.77161026</text:p>
          </table:table-cell>
          <table:table-cell table:number-columns-repeated="6"/>
        </table:table-row>
        <table:table-row table:style-name="ro1">
          <table:table-cell office:value-type="float" office:value="23.6668052382506" calcext:value-type="float">
            <text:p>23.6668052383</text:p>
          </table:table-cell>
          <table:table-cell office:value-type="float" office:value="90.2268448107048" calcext:value-type="float">
            <text:p>90.2268448107</text:p>
          </table:table-cell>
          <table:table-cell office:value-type="float" office:value="41.26" calcext:value-type="float">
            <text:p>41.26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([.C36]-[.A36])^2" office:value-type="float" office:value="309.520501924846" calcext:value-type="float">
            <text:p>309.5205019248</text:p>
          </table:table-cell>
          <table:table-cell table:formula="of:=([.D36]-[.B36])^2" office:value-type="float" office:value="441.707765797251" calcext:value-type="float">
            <text:p>441.7077657973</text:p>
          </table:table-cell>
          <table:table-cell/>
          <table:table-cell table:formula="of:=([.$O$1]-[.C36])^2" office:value-type="float" office:value="192.801903222657" calcext:value-type="float">
            <text:p>192.8019032227</text:p>
          </table:table-cell>
          <table:table-cell table:formula="of:=([.$P$1]-[.D36])^2" office:value-type="float" office:value="860.436805572513" calcext:value-type="float">
            <text:p>860.4368055725</text:p>
          </table:table-cell>
          <table:table-cell table:number-columns-repeated="6"/>
        </table:table-row>
        <table:table-row table:style-name="ro1">
          <table:table-cell office:value-type="float" office:value="23.8904380507506" calcext:value-type="float">
            <text:p>23.8904380508</text:p>
          </table:table-cell>
          <table:table-cell office:value-type="float" office:value="67.6565323107048" calcext:value-type="float">
            <text:p>67.6565323107</text:p>
          </table:table-cell>
          <table:table-cell office:value-type="float" office:value="36.7" calcext:value-type="float">
            <text:p>36.7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([.C37]-[.A37])^2" office:value-type="float" office:value="164.084877331658" calcext:value-type="float">
            <text:p>164.0848773317</text:p>
          </table:table-cell>
          <table:table-cell table:formula="of:=([.D37]-[.B37])^2" office:value-type="float" office:value="4153.35552687472" calcext:value-type="float">
            <text:p>4153.3555268747</text:p>
          </table:table-cell>
          <table:table-cell/>
          <table:table-cell table:formula="of:=([.$O$1]-[.C37])^2" office:value-type="float" office:value="86.9614532226572" calcext:value-type="float">
            <text:p>86.9614532227</text:p>
          </table:table-cell>
          <table:table-cell table:formula="of:=([.$P$1]-[.D37])^2" office:value-type="float" office:value="1344.45399307251" calcext:value-type="float">
            <text:p>1344.4539930725</text:p>
          </table:table-cell>
          <table:table-cell table:number-columns-repeated="6"/>
        </table:table-row>
        <table:table-row table:style-name="ro1">
          <table:table-cell office:value-type="float" office:value="26.9060630507506" calcext:value-type="float">
            <text:p>26.9060630508</text:p>
          </table:table-cell>
          <table:table-cell office:value-type="float" office:value="17.0315323107048" calcext:value-type="float">
            <text:p>17.031532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38]-[.A38])^2" office:value-type="float" office:value="2.90340112701731" calcext:value-type="float">
            <text:p>2.903401127</text:p>
          </table:table-cell>
          <table:table-cell table:formula="of:=([.D38]-[.B38])^2" office:value-type="float" office:value="3620.24450407776" calcext:value-type="float">
            <text:p>3620.2445040778</text:p>
          </table:table-cell>
          <table:table-cell/>
          <table:table-cell table:formula="of:=([.$O$1]-[.C38])^2" office:value-type="float" office:value="1.52599697265636" calcext:value-type="float">
            <text:p>1.5259969727</text:p>
          </table:table-cell>
          <table:table-cell table:formula="of:=([.$P$1]-[.D38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32.6482505507506" calcext:value-type="float">
            <text:p>32.6482505508</text:p>
          </table:table-cell>
          <table:table-cell office:value-type="float" office:value="73.4065323107048" calcext:value-type="float">
            <text:p>73.4065323107</text:p>
          </table:table-cell>
          <table:table-cell office:value-type="float" office:value="30.03" calcext:value-type="float">
            <text:p>30.03</text:p>
          </table:table-cell>
          <table:table-cell office:value-type="float" office:value="31.21" calcext:value-type="float">
            <text:p>31.21</text:p>
          </table:table-cell>
          <table:table-cell/>
          <table:table-cell table:formula="of:=([.C39]-[.A39])^2" office:value-type="float" office:value="6.85523594650587" calcext:value-type="float">
            <text:p>6.8552359465</text:p>
          </table:table-cell>
          <table:table-cell table:formula="of:=([.D39]-[.B39])^2" office:value-type="float" office:value="1780.54733904836" calcext:value-type="float">
            <text:p>1780.5473390484</text:p>
          </table:table-cell>
          <table:table-cell/>
          <table:table-cell table:formula="of:=([.$O$1]-[.C39])^2" office:value-type="float" office:value="7.0506844726565" calcext:value-type="float">
            <text:p>7.0506844727</text:p>
          </table:table-cell>
          <table:table-cell table:formula="of:=([.$P$1]-[.D39])^2" office:value-type="float" office:value="75.1133680725087" calcext:value-type="float">
            <text:p>75.1133680725</text:p>
          </table:table-cell>
          <table:table-cell table:number-columns-repeated="6"/>
        </table:table-row>
        <table:table-row table:style-name="ro1">
          <table:table-cell office:value-type="float" office:value="27.3865318007506" calcext:value-type="float">
            <text:p>27.3865318008</text:p>
          </table:table-cell>
          <table:table-cell office:value-type="float" office:value="53.9221573107048" calcext:value-type="float">
            <text:p>53.9221573107</text:p>
          </table:table-cell>
          <table:table-cell office:value-type="float" office:value="41.26" calcext:value-type="float">
            <text:p>41.26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([.C40]-[.A40])^2" office:value-type="float" office:value="192.473119875584" calcext:value-type="float">
            <text:p>192.4731198756</text:p>
          </table:table-cell>
          <table:table-cell table:formula="of:=([.D40]-[.B40])^2" office:value-type="float" office:value="233.718134092635" calcext:value-type="float">
            <text:p>233.7181340926</text:p>
          </table:table-cell>
          <table:table-cell/>
          <table:table-cell table:formula="of:=([.$O$1]-[.C40])^2" office:value-type="float" office:value="192.801903222657" calcext:value-type="float">
            <text:p>192.8019032227</text:p>
          </table:table-cell>
          <table:table-cell table:formula="of:=([.$P$1]-[.D40])^2" office:value-type="float" office:value="860.436805572513" calcext:value-type="float">
            <text:p>860.4368055725</text:p>
          </table:table-cell>
          <table:table-cell table:number-columns-repeated="6"/>
        </table:table-row>
        <table:table-row table:style-name="ro1">
          <table:table-cell office:value-type="float" office:value="18.5828208632506" calcext:value-type="float">
            <text:p>18.5828208633</text:p>
          </table:table-cell>
          <table:table-cell office:value-type="float" office:value="-0.0465926892951671" calcext:value-type="float">
            <text:p>-0.0465926893</text:p>
          </table:table-cell>
          <table:table-cell office:value-type="float" office:value="17.98" calcext:value-type="float">
            <text:p>17.98</text:p>
          </table:table-cell>
          <table:table-cell office:value-type="float" office:value="-76.8" calcext:value-type="float">
            <text:p>-76.8</text:p>
          </table:table-cell>
          <table:table-cell/>
          <table:table-cell table:formula="of:=([.C41]-[.A41])^2" office:value-type="float" office:value="0.363392993170211" calcext:value-type="float">
            <text:p>0.3633929932</text:p>
          </table:table-cell>
          <table:table-cell table:formula="of:=([.D41]-[.B41])^2" office:value-type="float" office:value="5891.08553380296" calcext:value-type="float">
            <text:p>5891.085533803</text:p>
          </table:table-cell>
          <table:table-cell/>
          <table:table-cell table:formula="of:=([.$O$1]-[.C41])^2" office:value-type="float" office:value="88.2601532226554" calcext:value-type="float">
            <text:p>88.2601532227</text:p>
          </table:table-cell>
          <table:table-cell table:formula="of:=([.$P$1]-[.D41])^2" office:value-type="float" office:value="13613.47492901" calcext:value-type="float">
            <text:p>13613.47492901</text:p>
          </table:table-cell>
          <table:table-cell table:number-columns-repeated="6"/>
        </table:table-row>
        <table:table-row table:style-name="ro1">
          <table:table-cell office:value-type="float" office:value="39.6834068007506" calcext:value-type="float">
            <text:p>39.6834068008</text:p>
          </table:table-cell>
          <table:table-cell office:value-type="float" office:value="82.0784073107048" calcext:value-type="float">
            <text:p>82.0784073107</text:p>
          </table:table-cell>
          <table:table-cell office:value-type="float" office:value="35.68" calcext:value-type="float">
            <text:p>35.68</text:p>
          </table:table-cell>
          <table:table-cell office:value-type="float" office:value="51.41" calcext:value-type="float">
            <text:p>51.41</text:p>
          </table:table-cell>
          <table:table-cell/>
          <table:table-cell table:formula="of:=([.C42]-[.A42])^2" office:value-type="float" office:value="16.0272660122962" calcext:value-type="float">
            <text:p>16.0272660123</text:p>
          </table:table-cell>
          <table:table-cell table:formula="of:=([.D42]-[.B42])^2" office:value-type="float" office:value="940.551206975294" calcext:value-type="float">
            <text:p>940.5512069753</text:p>
          </table:table-cell>
          <table:table-cell/>
          <table:table-cell table:formula="of:=([.$O$1]-[.C42])^2" office:value-type="float" office:value="68.978215722657" calcext:value-type="float">
            <text:p>68.9782157227</text:p>
          </table:table-cell>
          <table:table-cell table:formula="of:=([.$P$1]-[.D42])^2" office:value-type="float" office:value="133.014774322511" calcext:value-type="float">
            <text:p>133.0147743225</text:p>
          </table:table-cell>
          <table:table-cell table:number-columns-repeated="6"/>
        </table:table-row>
        <table:table-row table:style-name="ro1">
          <table:table-cell office:value-type="float" office:value="28.2068443007506" calcext:value-type="float">
            <text:p>28.2068443008</text:p>
          </table:table-cell>
          <table:table-cell office:value-type="float" office:value="65.7502823107048" calcext:value-type="float">
            <text:p>65.7502823107</text:p>
          </table:table-cell>
          <table:table-cell office:value-type="float" office:value="-6.17" calcext:value-type="float">
            <text:p>-6.17</text:p>
          </table:table-cell>
          <table:table-cell office:value-type="float" office:value="106.82" calcext:value-type="float">
            <text:p>106.82</text:p>
          </table:table-cell>
          <table:table-cell/>
          <table:table-cell table:formula="of:=([.C43]-[.A43])^2" office:value-type="float" office:value="1181.76742407805" calcext:value-type="float">
            <text:p>1181.7674240781</text:p>
          </table:table-cell>
          <table:table-cell table:formula="of:=([.D43]-[.B43])^2" office:value-type="float" office:value="1686.72171107841" calcext:value-type="float">
            <text:p>1686.7217110784</text:p>
          </table:table-cell>
          <table:table-cell/>
          <table:table-cell table:formula="of:=([.$O$1]-[.C43])^2" office:value-type="float" office:value="1125.24605947265" calcext:value-type="float">
            <text:p>1125.2460594727</text:p>
          </table:table-cell>
          <table:table-cell table:formula="of:=([.$P$1]-[.D43])^2" office:value-type="float" office:value="4481.39244463502" calcext:value-type="float">
            <text:p>4481.392444635</text:p>
          </table:table-cell>
          <table:table-cell table:number-columns-repeated="6"/>
        </table:table-row>
        <table:table-row table:style-name="ro1">
          <table:table-cell office:value-type="float" office:value="21.9998130507506" calcext:value-type="float">
            <text:p>21.9998130508</text:p>
          </table:table-cell>
          <table:table-cell office:value-type="float" office:value="51.5627823107048" calcext:value-type="float">
            <text:p>51.5627823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44]-[.A44])^2" office:value-type="float" office:value="388.491469574361" calcext:value-type="float">
            <text:p>388.4914695744</text:p>
          </table:table-cell>
          <table:table-cell table:formula="of:=([.D44]-[.B44])^2" office:value-type="float" office:value="46.0061358744104" calcext:value-type="float">
            <text:p>46.0061358744</text:p>
          </table:table-cell>
          <table:table-cell/>
          <table:table-cell table:formula="of:=([.$O$1]-[.C44])^2" office:value-type="float" office:value="205.501184472658" calcext:value-type="float">
            <text:p>205.5011844727</text:p>
          </table:table-cell>
          <table:table-cell table:formula="of:=([.$P$1]-[.D44])^2" office:value-type="float" office:value="24.0414008850104" calcext:value-type="float">
            <text:p>24.041400885</text:p>
          </table:table-cell>
          <table:table-cell table:number-columns-repeated="6"/>
        </table:table-row>
        <table:table-row table:style-name="ro1">
          <table:table-cell office:value-type="float" office:value="25.1189536757506" calcext:value-type="float">
            <text:p>25.1189536758</text:p>
          </table:table-cell>
          <table:table-cell office:value-type="float" office:value="30.1018448107048" calcext:value-type="float">
            <text:p>30.1018448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45]-[.A45])^2" office:value-type="float" office:value="695.849197027397" calcext:value-type="float">
            <text:p>695.8491970274</text:p>
          </table:table-cell>
          <table:table-cell table:formula="of:=([.D45]-[.B45])^2" office:value-type="float" office:value="44.8652829398817" calcext:value-type="float">
            <text:p>44.8652829399</text:p>
          </table:table-cell>
          <table:table-cell/>
          <table:table-cell table:formula="of:=([.$O$1]-[.C45])^2" office:value-type="float" office:value="819.945328222654" calcext:value-type="float">
            <text:p>819.9453282227</text:p>
          </table:table-cell>
          <table:table-cell table:formula="of:=([.$P$1]-[.D45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35.2673911757506" calcext:value-type="float">
            <text:p>35.2673911758</text:p>
          </table:table-cell>
          <table:table-cell office:value-type="float" office:value="41.8440323107048" calcext:value-type="float">
            <text:p>41.84403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46]-[.A46])^2" office:value-type="float" office:value="43.9914998155108" calcext:value-type="float">
            <text:p>43.9914998155</text:p>
          </table:table-cell>
          <table:table-cell table:formula="of:=([.D46]-[.B46])^2" office:value-type="float" office:value="862.246393544117" calcext:value-type="float">
            <text:p>862.2463935441</text:p>
          </table:table-cell>
          <table:table-cell/>
          <table:table-cell table:formula="of:=([.$O$1]-[.C46])^2" office:value-type="float" office:value="210.984703222657" calcext:value-type="float">
            <text:p>210.9847032227</text:p>
          </table:table-cell>
          <table:table-cell table:formula="of:=([.$P$1]-[.D46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4.49590680075061" calcext:value-type="float">
            <text:p>4.4959068008</text:p>
          </table:table-cell>
          <table:table-cell office:value-type="float" office:value="-6.15596768929517" calcext:value-type="float">
            <text:p>-6.1559676893</text:p>
          </table:table-cell>
          <table:table-cell office:value-type="float" office:value="14.66" calcext:value-type="float">
            <text:p>14.66</text:p>
          </table:table-cell>
          <table:table-cell office:value-type="float" office:value="-17.41" calcext:value-type="float">
            <text:p>-17.41</text:p>
          </table:table-cell>
          <table:table-cell/>
          <table:table-cell table:formula="of:=([.C47]-[.A47])^2" office:value-type="float" office:value="103.308790563028" calcext:value-type="float">
            <text:p>103.308790563</text:p>
          </table:table-cell>
          <table:table-cell table:formula="of:=([.D47]-[.B47])^2" office:value-type="float" office:value="126.653243250388" calcext:value-type="float">
            <text:p>126.6532432504</text:p>
          </table:table-cell>
          <table:table-cell/>
          <table:table-cell table:formula="of:=([.$O$1]-[.C47])^2" office:value-type="float" office:value="161.663278222655" calcext:value-type="float">
            <text:p>161.6632782227</text:p>
          </table:table-cell>
          <table:table-cell table:formula="of:=([.$P$1]-[.D47])^2" office:value-type="float" office:value="3281.7770961975" calcext:value-type="float">
            <text:p>3281.7770961975</text:p>
          </table:table-cell>
          <table:table-cell table:number-columns-repeated="6"/>
        </table:table-row>
        <table:table-row table:style-name="ro1">
          <table:table-cell office:value-type="float" office:value="41.9451255507506" calcext:value-type="float">
            <text:p>41.9451255508</text:p>
          </table:table-cell>
          <table:table-cell office:value-type="float" office:value="6.68778231070483" calcext:value-type="float">
            <text:p>6.68778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48]-[.A48])^2" office:value-type="float" office:value="4.14173600731799" calcext:value-type="float">
            <text:p>4.1417360073</text:p>
          </table:table-cell>
          <table:table-cell table:formula="of:=([.D48]-[.B48])^2" office:value-type="float" office:value="683.415545714497" calcext:value-type="float">
            <text:p>683.4155457145</text:p>
          </table:table-cell>
          <table:table-cell/>
          <table:table-cell table:formula="of:=([.$O$1]-[.C48])^2" office:value-type="float" office:value="157.134059472657" calcext:value-type="float">
            <text:p>157.1340594727</text:p>
          </table:table-cell>
          <table:table-cell table:formula="of:=([.$P$1]-[.D48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36.1326255507506" calcext:value-type="float">
            <text:p>36.1326255508</text:p>
          </table:table-cell>
          <table:table-cell office:value-type="float" office:value="34.9690323107048" calcext:value-type="float">
            <text:p>34.96903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49]-[.A49])^2" office:value-type="float" office:value="33.2626080378546" calcext:value-type="float">
            <text:p>33.2626080379</text:p>
          </table:table-cell>
          <table:table-cell table:formula="of:=([.D49]-[.B49])^2" office:value-type="float" office:value="505.756574271926" calcext:value-type="float">
            <text:p>505.7565742719</text:p>
          </table:table-cell>
          <table:table-cell/>
          <table:table-cell table:formula="of:=([.$O$1]-[.C49])^2" office:value-type="float" office:value="210.984703222657" calcext:value-type="float">
            <text:p>210.9847032227</text:p>
          </table:table-cell>
          <table:table-cell table:formula="of:=([.$P$1]-[.D49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6.61700055075061" calcext:value-type="float">
            <text:p>6.6170005508</text:p>
          </table:table-cell>
          <table:table-cell office:value-type="float" office:value="-15.3434676892952" calcext:value-type="float">
            <text:p>-15.3434676893</text:p>
          </table:table-cell>
          <table:table-cell office:value-type="float" office:value="17.98" calcext:value-type="float">
            <text:p>17.98</text:p>
          </table:table-cell>
          <table:table-cell office:value-type="float" office:value="-76.8" calcext:value-type="float">
            <text:p>-76.8</text:p>
          </table:table-cell>
          <table:table-cell/>
          <table:table-cell table:formula="of:=([.C50]-[.A50])^2" office:value-type="float" office:value="129.117756483642" calcext:value-type="float">
            <text:p>129.1177564836</text:p>
          </table:table-cell>
          <table:table-cell table:formula="of:=([.D50]-[.B50])^2" office:value-type="float" office:value="3776.90536365671" calcext:value-type="float">
            <text:p>3776.9053636567</text:p>
          </table:table-cell>
          <table:table-cell/>
          <table:table-cell table:formula="of:=([.$O$1]-[.C50])^2" office:value-type="float" office:value="88.2601532226554" calcext:value-type="float">
            <text:p>88.2601532227</text:p>
          </table:table-cell>
          <table:table-cell table:formula="of:=([.$P$1]-[.D50])^2" office:value-type="float" office:value="13613.47492901" calcext:value-type="float">
            <text:p>13613.47492901</text:p>
          </table:table-cell>
          <table:table-cell table:number-columns-repeated="6"/>
        </table:table-row>
        <table:table-row table:style-name="ro1">
          <table:table-cell office:value-type="float" office:value="26.8709068007506" calcext:value-type="float">
            <text:p>26.8709068008</text:p>
          </table:table-cell>
          <table:table-cell office:value-type="float" office:value="24.3440323107048" calcext:value-type="float">
            <text:p>24.344032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51]-[.A51])^2" office:value-type="float" office:value="791.347917432517" calcext:value-type="float">
            <text:p>791.3479174325</text:p>
          </table:table-cell>
          <table:table-cell table:formula="of:=([.D51]-[.B51])^2" office:value-type="float" office:value="155.151131076765" calcext:value-type="float">
            <text:p>155.1511310768</text:p>
          </table:table-cell>
          <table:table-cell/>
          <table:table-cell table:formula="of:=([.$O$1]-[.C51])^2" office:value-type="float" office:value="819.945328222654" calcext:value-type="float">
            <text:p>819.9453282227</text:p>
          </table:table-cell>
          <table:table-cell table:formula="of:=([.$P$1]-[.D51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19.0437583632506" calcext:value-type="float">
            <text:p>19.0437583633</text:p>
          </table:table-cell>
          <table:table-cell office:value-type="float" office:value="94.5061416857048" calcext:value-type="float">
            <text:p>94.506141685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52]-[.A52])^2" office:value-type="float" office:value="435.400040043214" calcext:value-type="float">
            <text:p>435.4000400432</text:p>
          </table:table-cell>
          <table:table-cell table:formula="of:=([.D52]-[.B52])^2" office:value-type="float" office:value="478.46567755386" calcext:value-type="float">
            <text:p>478.4656775539</text:p>
          </table:table-cell>
          <table:table-cell/>
          <table:table-cell table:formula="of:=([.$O$1]-[.C52])^2" office:value-type="float" office:value="157.134059472657" calcext:value-type="float">
            <text:p>157.1340594727</text:p>
          </table:table-cell>
          <table:table-cell table:formula="of:=([.$P$1]-[.D52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21.2537193007506" calcext:value-type="float">
            <text:p>21.2537193008</text:p>
          </table:table-cell>
          <table:table-cell office:value-type="float" office:value="28.3440323107048" calcext:value-type="float">
            <text:p>28.3440323107</text:p>
          </table:table-cell>
          <table:table-cell office:value-type="float" office:value="-15.75" calcext:value-type="float">
            <text:p>-15.75</text:p>
          </table:table-cell>
          <table:table-cell office:value-type="float" office:value="-47.95" calcext:value-type="float">
            <text:p>-47.95</text:p>
          </table:table-cell>
          <table:table-cell/>
          <table:table-cell table:formula="of:=([.C53]-[.A53])^2" office:value-type="float" office:value="1369.27524208874" calcext:value-type="float">
            <text:p>1369.2752420888</text:p>
          </table:table-cell>
          <table:table-cell table:formula="of:=([.D53]-[.B53])^2" office:value-type="float" office:value="5820.77936622687" calcext:value-type="float">
            <text:p>5820.7793662269</text:p>
          </table:table-cell>
          <table:table-cell/>
          <table:table-cell table:formula="of:=([.$O$1]-[.C53])^2" office:value-type="float" office:value="1859.73867197265" calcext:value-type="float">
            <text:p>1859.7386719727</text:p>
          </table:table-cell>
          <table:table-cell table:formula="of:=([.$P$1]-[.D53])^2" office:value-type="float" office:value="7713.5462493225" calcext:value-type="float">
            <text:p>7713.5462493225</text:p>
          </table:table-cell>
          <table:table-cell table:number-columns-repeated="6"/>
        </table:table-row>
        <table:table-row table:style-name="ro1">
          <table:table-cell office:value-type="float" office:value="16.5740318007506" calcext:value-type="float">
            <text:p>16.5740318008</text:p>
          </table:table-cell>
          <table:table-cell office:value-type="float" office:value="46.4690323107048" calcext:value-type="float">
            <text:p>46.4690323107</text:p>
          </table:table-cell>
          <table:table-cell office:value-type="float" office:value="44.41" calcext:value-type="float">
            <text:p>44.41</text:p>
          </table:table-cell>
          <table:table-cell office:value-type="float" office:value="26.1" calcext:value-type="float">
            <text:p>26.1</text:p>
          </table:table-cell>
          <table:table-cell/>
          <table:table-cell table:formula="of:=([.C54]-[.A54])^2" office:value-type="float" office:value="774.841125589623" calcext:value-type="float">
            <text:p>774.8411255896</text:p>
          </table:table-cell>
          <table:table-cell table:formula="of:=([.D54]-[.B54])^2" office:value-type="float" office:value="414.897477274537" calcext:value-type="float">
            <text:p>414.8974772745</text:p>
          </table:table-cell>
          <table:table-cell/>
          <table:table-cell table:formula="of:=([.$O$1]-[.C54])^2" office:value-type="float" office:value="290.201871972658" calcext:value-type="float">
            <text:p>290.2018719727</text:p>
          </table:table-cell>
          <table:table-cell table:formula="of:=([.$P$1]-[.D54])^2" office:value-type="float" office:value="189.800132135008" calcext:value-type="float">
            <text:p>189.800132135</text:p>
          </table:table-cell>
          <table:table-cell table:number-columns-repeated="6"/>
        </table:table-row>
        <table:table-row table:style-name="ro1">
          <table:table-cell office:value-type="float" office:value="15.1736411757506" calcext:value-type="float">
            <text:p>15.1736411758</text:p>
          </table:table-cell>
          <table:table-cell office:value-type="float" office:value="26.4573135607048" calcext:value-type="float">
            <text:p>26.45731356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55]-[.A55])^2" office:value-type="float" office:value="180.535738453984" calcext:value-type="float">
            <text:p>180.535738454</text:p>
          </table:table-cell>
          <table:table-cell table:formula="of:=([.D55]-[.B55])^2" office:value-type="float" office:value="2574.82022707663" calcext:value-type="float">
            <text:p>2574.8202270766</text:p>
          </table:table-cell>
          <table:table-cell/>
          <table:table-cell table:formula="of:=([.$O$1]-[.C55])^2" office:value-type="float" office:value="1.52599697265636" calcext:value-type="float">
            <text:p>1.5259969727</text:p>
          </table:table-cell>
          <table:table-cell table:formula="of:=([.$P$1]-[.D55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37.9412193007506" calcext:value-type="float">
            <text:p>37.9412193008</text:p>
          </table:table-cell>
          <table:table-cell office:value-type="float" office:value="72.7190323107048" calcext:value-type="float">
            <text:p>72.7190323107</text:p>
          </table:table-cell>
          <table:table-cell office:value-type="float" office:value="41.33" calcext:value-type="float">
            <text:p>41.33</text:p>
          </table:table-cell>
          <table:table-cell office:value-type="float" office:value="19.8" calcext:value-type="float">
            <text:p>19.8</text:p>
          </table:table-cell>
          <table:table-cell/>
          <table:table-cell table:formula="of:=([.C56]-[.A56])^2" office:value-type="float" office:value="11.4838346276052" calcext:value-type="float">
            <text:p>11.4838346276</text:p>
          </table:table-cell>
          <table:table-cell table:formula="of:=([.D56]-[.B56])^2" office:value-type="float" office:value="2800.42398070142" calcext:value-type="float">
            <text:p>2800.4239807014</text:p>
          </table:table-cell>
          <table:table-cell/>
          <table:table-cell table:formula="of:=([.$O$1]-[.C56])^2" office:value-type="float" office:value="194.750746972657" calcext:value-type="float">
            <text:p>194.7507469727</text:p>
          </table:table-cell>
          <table:table-cell table:formula="of:=([.$P$1]-[.D56])^2" office:value-type="float" office:value="403.077772760007" calcext:value-type="float">
            <text:p>403.07777276</text:p>
          </table:table-cell>
          <table:table-cell table:number-columns-repeated="6"/>
        </table:table-row>
        <table:table-row table:style-name="ro1">
          <table:table-cell office:value-type="float" office:value="43.7888755507506" calcext:value-type="float">
            <text:p>43.7888755508</text:p>
          </table:table-cell>
          <table:table-cell office:value-type="float" office:value="6.66434481070483" calcext:value-type="float">
            <text:p>6.6643448107</text:p>
          </table:table-cell>
          <table:table-cell office:value-type="float" office:value="52.5" calcext:value-type="float">
            <text:p>52.5</text:p>
          </table:table-cell>
          <table:table-cell office:value-type="float" office:value="-0.12" calcext:value-type="float">
            <text:p>-0.12</text:p>
          </table:table-cell>
          <table:table-cell/>
          <table:table-cell table:formula="of:=([.C57]-[.A57])^2" office:value-type="float" office:value="75.8836891703105" calcext:value-type="float">
            <text:p>75.8836891703</text:p>
          </table:table-cell>
          <table:table-cell table:formula="of:=([.D57]-[.B57])^2" office:value-type="float" office:value="46.0273345105376" calcext:value-type="float">
            <text:p>46.0273345105</text:p>
          </table:table-cell>
          <table:table-cell/>
          <table:table-cell table:formula="of:=([.$O$1]-[.C57])^2" office:value-type="float" office:value="631.281328222659" calcext:value-type="float">
            <text:p>631.2813282227</text:p>
          </table:table-cell>
          <table:table-cell table:formula="of:=([.$P$1]-[.D57])^2" office:value-type="float" office:value="1599.74376026" calcext:value-type="float">
            <text:p>1599.74376026</text:p>
          </table:table-cell>
          <table:table-cell table:number-columns-repeated="6"/>
        </table:table-row>
        <table:table-row table:style-name="ro1">
          <table:table-cell office:value-type="float" office:value="13.0330161757506" calcext:value-type="float">
            <text:p>13.0330161758</text:p>
          </table:table-cell>
          <table:table-cell office:value-type="float" office:value="-24.4997176892952" calcext:value-type="float">
            <text:p>-24.4997176893</text:p>
          </table:table-cell>
          <table:table-cell office:value-type="float" office:value="17.98" calcext:value-type="float">
            <text:p>17.98</text:p>
          </table:table-cell>
          <table:table-cell office:value-type="float" office:value="-76.8" calcext:value-type="float">
            <text:p>-76.8</text:p>
          </table:table-cell>
          <table:table-cell/>
          <table:table-cell table:formula="of:=([.C58]-[.A58])^2" office:value-type="float" office:value="24.4726489573851" calcext:value-type="float">
            <text:p>24.4726489574</text:p>
          </table:table-cell>
          <table:table-cell table:formula="of:=([.D58]-[.B58])^2" office:value-type="float" office:value="2735.31952977942" calcext:value-type="float">
            <text:p>2735.3195297794</text:p>
          </table:table-cell>
          <table:table-cell/>
          <table:table-cell table:formula="of:=([.$O$1]-[.C58])^2" office:value-type="float" office:value="88.2601532226554" calcext:value-type="float">
            <text:p>88.2601532227</text:p>
          </table:table-cell>
          <table:table-cell table:formula="of:=([.$P$1]-[.D58])^2" office:value-type="float" office:value="13613.47492901" calcext:value-type="float">
            <text:p>13613.47492901</text:p>
          </table:table-cell>
          <table:table-cell table:number-columns-repeated="6"/>
        </table:table-row>
        <table:table-row table:style-name="ro1">
          <table:table-cell office:value-type="float" office:value="38.9353599257506" calcext:value-type="float">
            <text:p>38.9353599258</text:p>
          </table:table-cell>
          <table:table-cell office:value-type="float" office:value="43.6096573107048" calcext:value-type="float">
            <text:p>43.6096573107</text:p>
          </table:table-cell>
          <table:table-cell office:value-type="float" office:value="-6.17" calcext:value-type="float">
            <text:p>-6.17</text:p>
          </table:table-cell>
          <table:table-cell office:value-type="float" office:value="106.82" calcext:value-type="float">
            <text:p>106.82</text:p>
          </table:table-cell>
          <table:table-cell/>
          <table:table-cell table:formula="of:=([.C59]-[.A59])^2" office:value-type="float" office:value="2034.49349403151" calcext:value-type="float">
            <text:p>2034.4934940315</text:p>
          </table:table-cell>
          <table:table-cell table:formula="of:=([.D59]-[.B59])^2" office:value-type="float" office:value="3995.54742289813" calcext:value-type="float">
            <text:p>3995.5474228981</text:p>
          </table:table-cell>
          <table:table-cell/>
          <table:table-cell table:formula="of:=([.$O$1]-[.C59])^2" office:value-type="float" office:value="1125.24605947265" calcext:value-type="float">
            <text:p>1125.2460594727</text:p>
          </table:table-cell>
          <table:table-cell table:formula="of:=([.$P$1]-[.D59])^2" office:value-type="float" office:value="4481.39244463502" calcext:value-type="float">
            <text:p>4481.392444635</text:p>
          </table:table-cell>
          <table:table-cell table:number-columns-repeated="6"/>
        </table:table-row>
        <table:table-row table:style-name="ro1">
          <table:table-cell office:value-type="float" office:value="35.0545005507506" calcext:value-type="float">
            <text:p>35.0545005508</text:p>
          </table:table-cell>
          <table:table-cell office:value-type="float" office:value="55.9065323107048" calcext:value-type="float">
            <text:p>55.9065323107</text:p>
          </table:table-cell>
          <table:table-cell office:value-type="float" office:value="34.03" calcext:value-type="float">
            <text:p>34.03</text:p>
          </table:table-cell>
          <table:table-cell office:value-type="float" office:value="-6.85" calcext:value-type="float">
            <text:p>-6.85</text:p>
          </table:table-cell>
          <table:table-cell/>
          <table:table-cell table:formula="of:=([.C60]-[.A60])^2" office:value-type="float" office:value="1.0496013784883" calcext:value-type="float">
            <text:p>1.0496013785</text:p>
          </table:table-cell>
          <table:table-cell table:formula="of:=([.D60]-[.B60])^2" office:value-type="float" office:value="3938.38234766454" calcext:value-type="float">
            <text:p>3938.3823476645</text:p>
          </table:table-cell>
          <table:table-cell/>
          <table:table-cell table:formula="of:=([.$O$1]-[.C60])^2" office:value-type="float" office:value="44.2931844726569" calcext:value-type="float">
            <text:p>44.2931844727</text:p>
          </table:table-cell>
          <table:table-cell table:formula="of:=([.$P$1]-[.D60])^2" office:value-type="float" office:value="2183.3935461975" calcext:value-type="float">
            <text:p>2183.3935461975</text:p>
          </table:table-cell>
          <table:table-cell table:number-columns-repeated="6"/>
        </table:table-row>
        <table:table-row table:style-name="ro1">
          <table:table-cell office:value-type="float" office:value="21.3826255507506" calcext:value-type="float">
            <text:p>21.3826255508</text:p>
          </table:table-cell>
          <table:table-cell office:value-type="float" office:value="46.1096573107048" calcext:value-type="float">
            <text:p>46.109657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61]-[.A61])^2" office:value-type="float" office:value="420.962654290711" calcext:value-type="float">
            <text:p>420.9626542907</text:p>
          </table:table-cell>
          <table:table-cell table:formula="of:=([.D61]-[.B61])^2" office:value-type="float" office:value="1130.95385083544" calcext:value-type="float">
            <text:p>1130.9538508355</text:p>
          </table:table-cell>
          <table:table-cell/>
          <table:table-cell table:formula="of:=([.$O$1]-[.C61])^2" office:value-type="float" office:value="210.984703222657" calcext:value-type="float">
            <text:p>210.9847032227</text:p>
          </table:table-cell>
          <table:table-cell table:formula="of:=([.$P$1]-[.D61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51.6013755507506" calcext:value-type="float">
            <text:p>51.6013755508</text:p>
          </table:table-cell>
          <table:table-cell office:value-type="float" office:value="107.250282310705" calcext:value-type="float">
            <text:p>107.2502823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62]-[.A62])^2" office:value-type="float" office:value="97.8393102859869" calcext:value-type="float">
            <text:p>97.839310286</text:p>
          </table:table-cell>
          <table:table-cell table:formula="of:=([.D62]-[.B62])^2" office:value-type="float" office:value="3902.53617197916" calcext:value-type="float">
            <text:p>3902.5361719792</text:p>
          </table:table-cell>
          <table:table-cell/>
          <table:table-cell table:formula="of:=([.$O$1]-[.C62])^2" office:value-type="float" office:value="205.501184472658" calcext:value-type="float">
            <text:p>205.5011844727</text:p>
          </table:table-cell>
          <table:table-cell table:formula="of:=([.$P$1]-[.D62])^2" office:value-type="float" office:value="24.0414008850104" calcext:value-type="float">
            <text:p>24.041400885</text:p>
          </table:table-cell>
          <table:table-cell table:number-columns-repeated="6"/>
        </table:table-row>
        <table:table-row table:style-name="ro1">
          <table:table-cell office:value-type="float" office:value="20.9236411757506" calcext:value-type="float">
            <text:p>20.9236411758</text:p>
          </table:table-cell>
          <table:table-cell office:value-type="float" office:value="26.1252823107048" calcext:value-type="float">
            <text:p>26.1252823107</text:p>
          </table:table-cell>
          <table:table-cell office:value-type="float" office:value="14.66" calcext:value-type="float">
            <text:p>14.66</text:p>
          </table:table-cell>
          <table:table-cell office:value-type="float" office:value="-17.41" calcext:value-type="float">
            <text:p>-17.41</text:p>
          </table:table-cell>
          <table:table-cell/>
          <table:table-cell table:formula="of:=([.C63]-[.A63])^2" office:value-type="float" office:value="39.2332007785585" calcext:value-type="float">
            <text:p>39.2332007786</text:p>
          </table:table-cell>
          <table:table-cell table:formula="of:=([.D63]-[.B63])^2" office:value-type="float" office:value="1895.32080587277" calcext:value-type="float">
            <text:p>1895.3208058728</text:p>
          </table:table-cell>
          <table:table-cell/>
          <table:table-cell table:formula="of:=([.$O$1]-[.C63])^2" office:value-type="float" office:value="161.663278222655" calcext:value-type="float">
            <text:p>161.6632782227</text:p>
          </table:table-cell>
          <table:table-cell table:formula="of:=([.$P$1]-[.D63])^2" office:value-type="float" office:value="3281.7770961975" calcext:value-type="float">
            <text:p>3281.7770961975</text:p>
          </table:table-cell>
          <table:table-cell table:number-columns-repeated="6"/>
        </table:table-row>
        <table:table-row table:style-name="ro1">
          <table:table-cell office:value-type="float" office:value="9.18731305075061" calcext:value-type="float">
            <text:p>9.1873130508</text:p>
          </table:table-cell>
          <table:table-cell office:value-type="float" office:value="-28.2184676892952" calcext:value-type="float">
            <text:p>-28.2184676893</text:p>
          </table:table-cell>
          <table:table-cell office:value-type="float" office:value="17.25" calcext:value-type="float">
            <text:p>17.25</text:p>
          </table:table-cell>
          <table:table-cell office:value-type="float" office:value="-88.76" calcext:value-type="float">
            <text:p>-88.76</text:p>
          </table:table-cell>
          <table:table-cell/>
          <table:table-cell table:formula="of:=([.C64]-[.A64])^2" office:value-type="float" office:value="65.0069208415964" calcext:value-type="float">
            <text:p>65.0069208416</text:p>
          </table:table-cell>
          <table:table-cell table:formula="of:=([.D64]-[.B64])^2" office:value-type="float" office:value="3665.27713452812" calcext:value-type="float">
            <text:p>3665.2771345281</text:p>
          </table:table-cell>
          <table:table-cell/>
          <table:table-cell table:formula="of:=([.$O$1]-[.C64])^2" office:value-type="float" office:value="102.509296972655" calcext:value-type="float">
            <text:p>102.5092969727</text:p>
          </table:table-cell>
          <table:table-cell table:formula="of:=([.$P$1]-[.D64])^2" office:value-type="float" office:value="16547.42551026" calcext:value-type="float">
            <text:p>16547.42551026</text:p>
          </table:table-cell>
          <table:table-cell table:number-columns-repeated="6"/>
        </table:table-row>
        <table:table-row table:style-name="ro1">
          <table:table-cell office:value-type="float" office:value="19.7312583632506" calcext:value-type="float">
            <text:p>19.7312583633</text:p>
          </table:table-cell>
          <table:table-cell office:value-type="float" office:value="16.8987198107048" calcext:value-type="float">
            <text:p>16.8987198107</text:p>
          </table:table-cell>
          <table:table-cell office:value-type="float" office:value="36.7" calcext:value-type="float">
            <text:p>36.7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([.C65]-[.A65])^2" office:value-type="float" office:value="287.938192734752" calcext:value-type="float">
            <text:p>287.9381927348</text:p>
          </table:table-cell>
          <table:table-cell table:formula="of:=([.D65]-[.B65])^2" office:value-type="float" office:value="187.381050055983" calcext:value-type="float">
            <text:p>187.381050056</text:p>
          </table:table-cell>
          <table:table-cell/>
          <table:table-cell table:formula="of:=([.$O$1]-[.C65])^2" office:value-type="float" office:value="86.9614532226572" calcext:value-type="float">
            <text:p>86.9614532227</text:p>
          </table:table-cell>
          <table:table-cell table:formula="of:=([.$P$1]-[.D65])^2" office:value-type="float" office:value="1344.45399307251" calcext:value-type="float">
            <text:p>1344.4539930725</text:p>
          </table:table-cell>
          <table:table-cell table:number-columns-repeated="6"/>
        </table:table-row>
        <table:table-row table:style-name="ro1">
          <table:table-cell office:value-type="float" office:value="16.5371665663756" calcext:value-type="float">
            <text:p>16.5371665664</text:p>
          </table:table-cell>
          <table:table-cell office:value-type="float" office:value="-1.85128018929517" calcext:value-type="float">
            <text:p>-1.8512801893</text:p>
          </table:table-cell>
          <table:table-cell office:value-type="float" office:value="36.7" calcext:value-type="float">
            <text:p>36.7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([.C66]-[.A66])^2" office:value-type="float" office:value="406.539852072082" calcext:value-type="float">
            <text:p>406.5398520721</text:p>
          </table:table-cell>
          <table:table-cell table:formula="of:=([.D66]-[.B66])^2" office:value-type="float" office:value="25.6165571545517" calcext:value-type="float">
            <text:p>25.6165571546</text:p>
          </table:table-cell>
          <table:table-cell/>
          <table:table-cell table:formula="of:=([.$O$1]-[.C66])^2" office:value-type="float" office:value="86.9614532226572" calcext:value-type="float">
            <text:p>86.9614532227</text:p>
          </table:table-cell>
          <table:table-cell table:formula="of:=([.$P$1]-[.D66])^2" office:value-type="float" office:value="1344.45399307251" calcext:value-type="float">
            <text:p>1344.4539930725</text:p>
          </table:table-cell>
          <table:table-cell table:number-columns-repeated="6"/>
        </table:table-row>
        <table:table-row table:style-name="ro1">
          <table:table-cell office:value-type="float" office:value="29.8357505507506" calcext:value-type="float">
            <text:p>29.8357505508</text:p>
          </table:table-cell>
          <table:table-cell office:value-type="float" office:value="-6.56221768929517" calcext:value-type="float">
            <text:p>-6.5622176893</text:p>
          </table:table-cell>
          <table:table-cell office:value-type="float" office:value="23.76" calcext:value-type="float">
            <text:p>23.7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([.C67]-[.A67])^2" office:value-type="float" office:value="36.9147447549463" calcext:value-type="float">
            <text:p>36.9147447549</text:p>
          </table:table-cell>
          <table:table-cell table:formula="of:=([.D67]-[.B67])^2" office:value-type="float" office:value="16272.1193818111" calcext:value-type="float">
            <text:p>16272.1193818111</text:p>
          </table:table-cell>
          <table:table-cell/>
          <table:table-cell table:formula="of:=([.$O$1]-[.C67])^2" office:value-type="float" office:value="13.0659657226559" calcext:value-type="float">
            <text:p>13.0659657227</text:p>
          </table:table-cell>
          <table:table-cell table:formula="of:=([.$P$1]-[.D67])^2" office:value-type="float" office:value="6580.97408526002" calcext:value-type="float">
            <text:p>6580.97408526</text:p>
          </table:table-cell>
          <table:table-cell table:number-columns-repeated="6"/>
        </table:table-row>
        <table:table-row table:style-name="ro1">
          <table:table-cell office:value-type="float" office:value="49.4783286757506" calcext:value-type="float">
            <text:p>49.4783286758</text:p>
          </table:table-cell>
          <table:table-cell office:value-type="float" office:value="138.039344810705" calcext:value-type="float">
            <text:p>138.0393448107</text:p>
          </table:table-cell>
          <table:table-cell office:value-type="float" office:value="23.76" calcext:value-type="float">
            <text:p>23.7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([.C68]-[.A68])^2" office:value-type="float" office:value="661.432429873936" calcext:value-type="float">
            <text:p>661.4324298739</text:p>
          </table:table-cell>
          <table:table-cell table:formula="of:=([.D68]-[.B68])^2" office:value-type="float" office:value="290.339271578094" calcext:value-type="float">
            <text:p>290.3392715781</text:p>
          </table:table-cell>
          <table:table-cell/>
          <table:table-cell table:formula="of:=([.$O$1]-[.C68])^2" office:value-type="float" office:value="13.0659657226559" calcext:value-type="float">
            <text:p>13.0659657227</text:p>
          </table:table-cell>
          <table:table-cell table:formula="of:=([.$P$1]-[.D68])^2" office:value-type="float" office:value="6580.97408526002" calcext:value-type="float">
            <text:p>6580.97408526</text:p>
          </table:table-cell>
          <table:table-cell table:number-columns-repeated="6"/>
        </table:table-row>
        <table:table-row table:style-name="ro1">
          <table:table-cell office:value-type="float" office:value="21.7166099257506" calcext:value-type="float">
            <text:p>21.7166099258</text:p>
          </table:table-cell>
          <table:table-cell office:value-type="float" office:value="29.3127823107048" calcext:value-type="float">
            <text:p>29.31278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69]-[.A69])^2" office:value-type="float" office:value="330.999442393796" calcext:value-type="float">
            <text:p>330.9994423938</text:p>
          </table:table-cell>
          <table:table-cell table:formula="of:=([.D69]-[.B69])^2" office:value-type="float" office:value="12.3708202738908" calcext:value-type="float">
            <text:p>12.3708202739</text:p>
          </table:table-cell>
          <table:table-cell/>
          <table:table-cell table:formula="of:=([.$O$1]-[.C69])^2" office:value-type="float" office:value="157.134059472657" calcext:value-type="float">
            <text:p>157.1340594727</text:p>
          </table:table-cell>
          <table:table-cell table:formula="of:=([.$P$1]-[.D69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30.4202232070006" calcext:value-type="float">
            <text:p>30.420223207</text:p>
          </table:table-cell>
          <table:table-cell office:value-type="float" office:value="48.4944229357048" calcext:value-type="float">
            <text:p>48.4944229357</text:p>
          </table:table-cell>
          <table:table-cell office:value-type="float" office:value="-15.75" calcext:value-type="float">
            <text:p>-15.75</text:p>
          </table:table-cell>
          <table:table-cell office:value-type="float" office:value="-47.95" calcext:value-type="float">
            <text:p>-47.95</text:p>
          </table:table-cell>
          <table:table-cell/>
          <table:table-cell table:formula="of:=([.C70]-[.A70])^2" office:value-type="float" office:value="2131.68951098426" calcext:value-type="float">
            <text:p>2131.6895109843</text:p>
          </table:table-cell>
          <table:table-cell table:formula="of:=([.D70]-[.B70])^2" office:value-type="float" office:value="9301.52671540111" calcext:value-type="float">
            <text:p>9301.5267154011</text:p>
          </table:table-cell>
          <table:table-cell/>
          <table:table-cell table:formula="of:=([.$O$1]-[.C70])^2" office:value-type="float" office:value="1859.73867197265" calcext:value-type="float">
            <text:p>1859.7386719727</text:p>
          </table:table-cell>
          <table:table-cell table:formula="of:=([.$P$1]-[.D70])^2" office:value-type="float" office:value="7713.5462493225" calcext:value-type="float">
            <text:p>7713.5462493225</text:p>
          </table:table-cell>
          <table:table-cell table:number-columns-repeated="6"/>
        </table:table-row>
        <table:table-row table:style-name="ro1">
          <table:table-cell office:value-type="float" office:value="54.3357505507506" calcext:value-type="float">
            <text:p>54.3357505508</text:p>
          </table:table-cell>
          <table:table-cell office:value-type="float" office:value="106.953407310705" calcext:value-type="float">
            <text:p>106.9534073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71]-[.A71])^2" office:value-type="float" office:value="159.409576969779" calcext:value-type="float">
            <text:p>159.4095769698</text:p>
          </table:table-cell>
          <table:table-cell table:formula="of:=([.D71]-[.B71])^2" office:value-type="float" office:value="3865.53257662281" calcext:value-type="float">
            <text:p>3865.5325766228</text:p>
          </table:table-cell>
          <table:table-cell/>
          <table:table-cell table:formula="of:=([.$O$1]-[.C71])^2" office:value-type="float" office:value="205.501184472658" calcext:value-type="float">
            <text:p>205.5011844727</text:p>
          </table:table-cell>
          <table:table-cell table:formula="of:=([.$P$1]-[.D71])^2" office:value-type="float" office:value="24.0414008850104" calcext:value-type="float">
            <text:p>24.041400885</text:p>
          </table:table-cell>
          <table:table-cell table:number-columns-repeated="6"/>
        </table:table-row>
        <table:table-row table:style-name="ro1">
          <table:table-cell office:value-type="float" office:value="20.6150474257506" calcext:value-type="float">
            <text:p>20.6150474258</text:p>
          </table:table-cell>
          <table:table-cell office:value-type="float" office:value="75.1291885607048" calcext:value-type="float">
            <text:p>75.1291885607</text:p>
          </table:table-cell>
          <table:table-cell office:value-type="float" office:value="41.26" calcext:value-type="float">
            <text:p>41.26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([.C72]-[.A72])^2" office:value-type="float" office:value="426.214066793006" calcext:value-type="float">
            <text:p>426.214066793</text:p>
          </table:table-cell>
          <table:table-cell table:formula="of:=([.D72]-[.B72])^2" office:value-type="float" office:value="35.036793217179" calcext:value-type="float">
            <text:p>35.0367932172</text:p>
          </table:table-cell>
          <table:table-cell/>
          <table:table-cell table:formula="of:=([.$O$1]-[.C72])^2" office:value-type="float" office:value="192.801903222657" calcext:value-type="float">
            <text:p>192.8019032227</text:p>
          </table:table-cell>
          <table:table-cell table:formula="of:=([.$P$1]-[.D72])^2" office:value-type="float" office:value="860.436805572513" calcext:value-type="float">
            <text:p>860.4368055725</text:p>
          </table:table-cell>
          <table:table-cell table:number-columns-repeated="6"/>
        </table:table-row>
        <table:table-row table:style-name="ro1">
          <table:table-cell office:value-type="float" office:value="26.9099693007506" calcext:value-type="float">
            <text:p>26.9099693008</text:p>
          </table:table-cell>
          <table:table-cell office:value-type="float" office:value="23.7190323107048" calcext:value-type="float">
            <text:p>23.719032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73]-[.A73])^2" office:value-type="float" office:value="793.547170405232" calcext:value-type="float">
            <text:p>793.5471704052</text:p>
          </table:table-cell>
          <table:table-cell table:formula="of:=([.D73]-[.B73])^2" office:value-type="float" office:value="171.111715688384" calcext:value-type="float">
            <text:p>171.1117156884</text:p>
          </table:table-cell>
          <table:table-cell/>
          <table:table-cell table:formula="of:=([.$O$1]-[.C73])^2" office:value-type="float" office:value="819.945328222654" calcext:value-type="float">
            <text:p>819.9453282227</text:p>
          </table:table-cell>
          <table:table-cell table:formula="of:=([.$P$1]-[.D73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33.4959068007506" calcext:value-type="float">
            <text:p>33.4959068008</text:p>
          </table:table-cell>
          <table:table-cell office:value-type="float" office:value="61.3909073107048" calcext:value-type="float">
            <text:p>61.3909073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74]-[.A74])^2" office:value-type="float" office:value="67.4713270859551" calcext:value-type="float">
            <text:p>67.471327086</text:p>
          </table:table-cell>
          <table:table-cell table:formula="of:=([.D74]-[.B74])^2" office:value-type="float" office:value="275.922241684827" calcext:value-type="float">
            <text:p>275.9222416848</text:p>
          </table:table-cell>
          <table:table-cell/>
          <table:table-cell table:formula="of:=([.$O$1]-[.C74])^2" office:value-type="float" office:value="205.501184472658" calcext:value-type="float">
            <text:p>205.5011844727</text:p>
          </table:table-cell>
          <table:table-cell table:formula="of:=([.$P$1]-[.D74])^2" office:value-type="float" office:value="24.0414008850104" calcext:value-type="float">
            <text:p>24.041400885</text:p>
          </table:table-cell>
          <table:table-cell table:number-columns-repeated="6"/>
        </table:table-row>
        <table:table-row table:style-name="ro1">
          <table:table-cell office:value-type="float" office:value="25.1336021132506" calcext:value-type="float">
            <text:p>25.1336021133</text:p>
          </table:table-cell>
          <table:table-cell office:value-type="float" office:value="68.5705948107048" calcext:value-type="float">
            <text:p>68.5705948107</text:p>
          </table:table-cell>
          <table:table-cell office:value-type="float" office:value="19.75" calcext:value-type="float">
            <text:p>19.75</text:p>
          </table:table-cell>
          <table:table-cell office:value-type="float" office:value="96.1" calcext:value-type="float">
            <text:p>96.1</text:p>
          </table:table-cell>
          <table:table-cell/>
          <table:table-cell table:formula="of:=([.C75]-[.A75])^2" office:value-type="float" office:value="28.9831717137964" calcext:value-type="float">
            <text:p>28.9831717138</text:p>
          </table:table-cell>
          <table:table-cell table:formula="of:=([.D75]-[.B75])^2" office:value-type="float" office:value="757.868150076391" calcext:value-type="float">
            <text:p>757.8681500764</text:p>
          </table:table-cell>
          <table:table-cell/>
          <table:table-cell table:formula="of:=([.$O$1]-[.C75])^2" office:value-type="float" office:value="58.1358594726555" calcext:value-type="float">
            <text:p>58.1358594727</text:p>
          </table:table-cell>
          <table:table-cell table:formula="of:=([.$P$1]-[.D75])^2" office:value-type="float" office:value="3161.04856963502" calcext:value-type="float">
            <text:p>3161.048569635</text:p>
          </table:table-cell>
          <table:table-cell table:number-columns-repeated="6"/>
        </table:table-row>
        <table:table-row table:style-name="ro1">
          <table:table-cell office:value-type="float" office:value="19.7810630507506" calcext:value-type="float">
            <text:p>19.7810630508</text:p>
          </table:table-cell>
          <table:table-cell office:value-type="float" office:value="39.1877823107048" calcext:value-type="float">
            <text:p>39.18778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76]-[.A76])^2" office:value-type="float" office:value="405.174102706857" calcext:value-type="float">
            <text:p>405.1741027069</text:p>
          </table:table-cell>
          <table:table-cell table:formula="of:=([.D76]-[.B76])^2" office:value-type="float" office:value="40.4213959103113" calcext:value-type="float">
            <text:p>40.4213959103</text:p>
          </table:table-cell>
          <table:table-cell/>
          <table:table-cell table:formula="of:=([.$O$1]-[.C76])^2" office:value-type="float" office:value="157.134059472657" calcext:value-type="float">
            <text:p>157.1340594727</text:p>
          </table:table-cell>
          <table:table-cell table:formula="of:=([.$P$1]-[.D76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18.2576255507506" calcext:value-type="float">
            <text:p>18.2576255508</text:p>
          </table:table-cell>
          <table:table-cell office:value-type="float" office:value="24.6877823107048" calcext:value-type="float">
            <text:p>24.6877823107</text:p>
          </table:table-cell>
          <table:table-cell office:value-type="float" office:value="38" calcext:value-type="float">
            <text:p>38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([.C77]-[.A77])^2" office:value-type="float" office:value="389.761348894375" calcext:value-type="float">
            <text:p>389.7613488944</text:p>
          </table:table-cell>
          <table:table-cell table:formula="of:=([.D77]-[.B77])^2" office:value-type="float" office:value="0.956058247127281" calcext:value-type="float">
            <text:p>0.9560582471</text:p>
          </table:table-cell>
          <table:table-cell/>
          <table:table-cell table:formula="of:=([.$O$1]-[.C77])^2" office:value-type="float" office:value="112.897265722657" calcext:value-type="float">
            <text:p>112.8972657227</text:p>
          </table:table-cell>
          <table:table-cell table:formula="of:=([.$P$1]-[.D77])^2" office:value-type="float" office:value="261.365321197508" calcext:value-type="float">
            <text:p>261.3653211975</text:p>
          </table:table-cell>
          <table:table-cell table:number-columns-repeated="6"/>
        </table:table-row>
        <table:table-row table:style-name="ro1">
          <table:table-cell office:value-type="float" office:value="36.6062583632506" calcext:value-type="float">
            <text:p>36.6062583633</text:p>
          </table:table-cell>
          <table:table-cell office:value-type="float" office:value="50.0510635607048" calcext:value-type="float">
            <text:p>50.0510635607</text:p>
          </table:table-cell>
          <table:table-cell office:value-type="float" office:value="34.03" calcext:value-type="float">
            <text:p>34.03</text:p>
          </table:table-cell>
          <table:table-cell office:value-type="float" office:value="-6.85" calcext:value-type="float">
            <text:p>-6.85</text:p>
          </table:table-cell>
          <table:table-cell/>
          <table:table-cell table:formula="of:=([.C78]-[.A78])^2" office:value-type="float" office:value="6.63710715421871" calcext:value-type="float">
            <text:p>6.6371071542</text:p>
          </table:table-cell>
          <table:table-cell table:formula="of:=([.D78]-[.B78])^2" office:value-type="float" office:value="3237.73103433937" calcext:value-type="float">
            <text:p>3237.7310343394</text:p>
          </table:table-cell>
          <table:table-cell/>
          <table:table-cell table:formula="of:=([.$O$1]-[.C78])^2" office:value-type="float" office:value="44.2931844726569" calcext:value-type="float">
            <text:p>44.2931844727</text:p>
          </table:table-cell>
          <table:table-cell table:formula="of:=([.$P$1]-[.D78])^2" office:value-type="float" office:value="2183.3935461975" calcext:value-type="float">
            <text:p>2183.3935461975</text:p>
          </table:table-cell>
          <table:table-cell table:number-columns-repeated="6"/>
        </table:table-row>
        <table:table-row table:style-name="ro1">
          <table:table-cell office:value-type="float" office:value="11.2224693007506" calcext:value-type="float">
            <text:p>11.2224693008</text:p>
          </table:table-cell>
          <table:table-cell office:value-type="float" office:value="124.265907310705" calcext:value-type="float">
            <text:p>124.265907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79]-[.A79])^2" office:value-type="float" office:value="302.32622381734" calcext:value-type="float">
            <text:p>302.3262238173</text:p>
          </table:table-cell>
          <table:table-cell table:formula="of:=([.D79]-[.B79])^2" office:value-type="float" office:value="2215.19963097986" calcext:value-type="float">
            <text:p>2215.1996309799</text:p>
          </table:table-cell>
          <table:table-cell/>
          <table:table-cell table:formula="of:=([.$O$1]-[.C79])^2" office:value-type="float" office:value="1.52599697265636" calcext:value-type="float">
            <text:p>1.5259969727</text:p>
          </table:table-cell>
          <table:table-cell table:formula="of:=([.$P$1]-[.D79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2.43731305075061" calcext:value-type="float">
            <text:p>2.4373130508</text:p>
          </table:table-cell>
          <table:table-cell office:value-type="float" office:value="63.6877823107048" calcext:value-type="float">
            <text:p>63.6877823107</text:p>
          </table:table-cell>
          <table:table-cell office:value-type="float" office:value="34.03" calcext:value-type="float">
            <text:p>34.03</text:p>
          </table:table-cell>
          <table:table-cell office:value-type="float" office:value="-6.85" calcext:value-type="float">
            <text:p>-6.85</text:p>
          </table:table-cell>
          <table:table-cell/>
          <table:table-cell table:formula="of:=([.C80]-[.A80])^2" office:value-type="float" office:value="998.097868673273" calcext:value-type="float">
            <text:p>998.0978686733</text:p>
          </table:table-cell>
          <table:table-cell table:formula="of:=([.D80]-[.B80])^2" office:value-type="float" office:value="4975.57873331238" calcext:value-type="float">
            <text:p>4975.5787333124</text:p>
          </table:table-cell>
          <table:table-cell/>
          <table:table-cell table:formula="of:=([.$O$1]-[.C80])^2" office:value-type="float" office:value="44.2931844726569" calcext:value-type="float">
            <text:p>44.2931844727</text:p>
          </table:table-cell>
          <table:table-cell table:formula="of:=([.$P$1]-[.D80])^2" office:value-type="float" office:value="2183.3935461975" calcext:value-type="float">
            <text:p>2183.3935461975</text:p>
          </table:table-cell>
          <table:table-cell table:number-columns-repeated="6"/>
        </table:table-row>
        <table:table-row table:style-name="ro1">
          <table:table-cell office:value-type="float" office:value="28.3513755507506" calcext:value-type="float">
            <text:p>28.3513755508</text:p>
          </table:table-cell>
          <table:table-cell office:value-type="float" office:value="72.7190323107048" calcext:value-type="float">
            <text:p>72.7190323107</text:p>
          </table:table-cell>
          <table:table-cell office:value-type="float" office:value="30.03" calcext:value-type="float">
            <text:p>30.03</text:p>
          </table:table-cell>
          <table:table-cell office:value-type="float" office:value="31.21" calcext:value-type="float">
            <text:p>31.21</text:p>
          </table:table-cell>
          <table:table-cell/>
          <table:table-cell table:formula="of:=([.C81]-[.A81])^2" office:value-type="float" office:value="2.81778004161782" calcext:value-type="float">
            <text:p>2.8177800416</text:p>
          </table:table-cell>
          <table:table-cell table:formula="of:=([.D81]-[.B81])^2" office:value-type="float" office:value="1722.99976337114" calcext:value-type="float">
            <text:p>1722.9997633711</text:p>
          </table:table-cell>
          <table:table-cell/>
          <table:table-cell table:formula="of:=([.$O$1]-[.C81])^2" office:value-type="float" office:value="7.0506844726565" calcext:value-type="float">
            <text:p>7.0506844727</text:p>
          </table:table-cell>
          <table:table-cell table:formula="of:=([.$P$1]-[.D81])^2" office:value-type="float" office:value="75.1133680725087" calcext:value-type="float">
            <text:p>75.1133680725</text:p>
          </table:table-cell>
          <table:table-cell table:number-columns-repeated="6"/>
        </table:table-row>
        <table:table-row table:style-name="ro1">
          <table:table-cell office:value-type="float" office:value="31.1951255507506" calcext:value-type="float">
            <text:p>31.1951255508</text:p>
          </table:table-cell>
          <table:table-cell office:value-type="float" office:value="-14.9059676892952" calcext:value-type="float">
            <text:p>-14.9059676893</text:p>
          </table:table-cell>
          <table:table-cell office:value-type="float" office:value="17.98" calcext:value-type="float">
            <text:p>17.98</text:p>
          </table:table-cell>
          <table:table-cell office:value-type="float" office:value="-76.8" calcext:value-type="float">
            <text:p>-76.8</text:p>
          </table:table-cell>
          <table:table-cell/>
          <table:table-cell table:formula="of:=([.C82]-[.A82])^2" office:value-type="float" office:value="174.639543322102" calcext:value-type="float">
            <text:p>174.6395433221</text:p>
          </table:table-cell>
          <table:table-cell table:formula="of:=([.D82]-[.B82])^2" office:value-type="float" office:value="3830.87123567857" calcext:value-type="float">
            <text:p>3830.8712356786</text:p>
          </table:table-cell>
          <table:table-cell/>
          <table:table-cell table:formula="of:=([.$O$1]-[.C82])^2" office:value-type="float" office:value="88.2601532226554" calcext:value-type="float">
            <text:p>88.2601532227</text:p>
          </table:table-cell>
          <table:table-cell table:formula="of:=([.$P$1]-[.D82])^2" office:value-type="float" office:value="13613.47492901" calcext:value-type="float">
            <text:p>13613.47492901</text:p>
          </table:table-cell>
          <table:table-cell table:number-columns-repeated="6"/>
        </table:table-row>
        <table:table-row table:style-name="ro1">
          <table:table-cell office:value-type="float" office:value="14.5877036757506" calcext:value-type="float">
            <text:p>14.5877036758</text:p>
          </table:table-cell>
          <table:table-cell office:value-type="float" office:value="18.2268448107048" calcext:value-type="float">
            <text:p>18.2268448107</text:p>
          </table:table-cell>
          <table:table-cell office:value-type="float" office:value="14.66" calcext:value-type="float">
            <text:p>14.66</text:p>
          </table:table-cell>
          <table:table-cell office:value-type="float" office:value="-17.41" calcext:value-type="float">
            <text:p>-17.41</text:p>
          </table:table-cell>
          <table:table-cell/>
          <table:table-cell table:formula="of:=([.C83]-[.A83])^2" office:value-type="float" office:value="0.00522675849997289" calcext:value-type="float">
            <text:p>0.0052267585</text:p>
          </table:table-cell>
          <table:table-cell table:formula="of:=([.D83]-[.B83])^2" office:value-type="float" office:value="1269.98470806226" calcext:value-type="float">
            <text:p>1269.9847080623</text:p>
          </table:table-cell>
          <table:table-cell/>
          <table:table-cell table:formula="of:=([.$O$1]-[.C83])^2" office:value-type="float" office:value="161.663278222655" calcext:value-type="float">
            <text:p>161.6632782227</text:p>
          </table:table-cell>
          <table:table-cell table:formula="of:=([.$P$1]-[.D83])^2" office:value-type="float" office:value="3281.7770961975" calcext:value-type="float">
            <text:p>3281.7770961975</text:p>
          </table:table-cell>
          <table:table-cell table:number-columns-repeated="6"/>
        </table:table-row>
        <table:table-row table:style-name="ro1">
          <table:table-cell office:value-type="float" office:value="43.8279380507506" calcext:value-type="float">
            <text:p>43.8279380508</text:p>
          </table:table-cell>
          <table:table-cell office:value-type="float" office:value="101.031532310705" calcext:value-type="float">
            <text:p>101.031532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84]-[.A84])^2" office:value-type="float" office:value="231.585638516483" calcext:value-type="float">
            <text:p>231.5856385165</text:p>
          </table:table-cell>
          <table:table-cell table:formula="of:=([.D84]-[.B84])^2" office:value-type="float" office:value="567.941932276168" calcext:value-type="float">
            <text:p>567.9419322762</text:p>
          </table:table-cell>
          <table:table-cell/>
          <table:table-cell table:formula="of:=([.$O$1]-[.C84])^2" office:value-type="float" office:value="1.52599697265636" calcext:value-type="float">
            <text:p>1.5259969727</text:p>
          </table:table-cell>
          <table:table-cell table:formula="of:=([.$P$1]-[.D84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-0.19940569924939" calcext:value-type="float">
            <text:p>-0.1994056992</text:p>
          </table:table-cell>
          <table:table-cell office:value-type="float" office:value="22.4846573107048" calcext:value-type="float">
            <text:p>22.4846573107</text:p>
          </table:table-cell>
          <table:table-cell office:value-type="float" office:value="-35.3" calcext:value-type="float">
            <text:p>-35.3</text:p>
          </table:table-cell>
          <table:table-cell office:value-type="float" office:value="149.12" calcext:value-type="float">
            <text:p>149.12</text:p>
          </table:table-cell>
          <table:table-cell/>
          <table:table-cell table:formula="of:=([.C85]-[.A85])^2" office:value-type="float" office:value="1232.05172026589" calcext:value-type="float">
            <text:p>1232.0517202659</text:p>
          </table:table-cell>
          <table:table-cell table:formula="of:=([.D85]-[.B85])^2" office:value-type="float" office:value="16036.5100180352" calcext:value-type="float">
            <text:p>16036.5100180352</text:p>
          </table:table-cell>
          <table:table-cell/>
          <table:table-cell table:formula="of:=([.$O$1]-[.C85])^2" office:value-type="float" office:value="3928.11645322265" calcext:value-type="float">
            <text:p>3928.1164532227</text:p>
          </table:table-cell>
          <table:table-cell table:formula="of:=([.$P$1]-[.D85])^2" office:value-type="float" office:value="11934.07742901" calcext:value-type="float">
            <text:p>11934.07742901</text:p>
          </table:table-cell>
          <table:table-cell table:number-columns-repeated="6"/>
        </table:table-row>
        <table:table-row table:style-name="ro1">
          <table:table-cell office:value-type="float" office:value="30.4880943007506" calcext:value-type="float">
            <text:p>30.4880943008</text:p>
          </table:table-cell>
          <table:table-cell office:value-type="float" office:value="-6.99971768929517" calcext:value-type="float">
            <text:p>-6.9997176893</text:p>
          </table:table-cell>
          <table:table-cell office:value-type="float" office:value="14.66" calcext:value-type="float">
            <text:p>14.66</text:p>
          </table:table-cell>
          <table:table-cell office:value-type="float" office:value="-17.41" calcext:value-type="float">
            <text:p>-17.41</text:p>
          </table:table-cell>
          <table:table-cell/>
          <table:table-cell table:formula="of:=([.C86]-[.A86])^2" office:value-type="float" office:value="250.528569193454" calcext:value-type="float">
            <text:p>250.5285691935</text:p>
          </table:table-cell>
          <table:table-cell table:formula="of:=([.D86]-[.B86])^2" office:value-type="float" office:value="108.373977788574" calcext:value-type="float">
            <text:p>108.3739777886</text:p>
          </table:table-cell>
          <table:table-cell/>
          <table:table-cell table:formula="of:=([.$O$1]-[.C86])^2" office:value-type="float" office:value="161.663278222655" calcext:value-type="float">
            <text:p>161.6632782227</text:p>
          </table:table-cell>
          <table:table-cell table:formula="of:=([.$P$1]-[.D86])^2" office:value-type="float" office:value="3281.7770961975" calcext:value-type="float">
            <text:p>3281.7770961975</text:p>
          </table:table-cell>
          <table:table-cell table:number-columns-repeated="6"/>
        </table:table-row>
        <table:table-row table:style-name="ro1">
          <table:table-cell office:value-type="float" office:value="34.0388755507506" calcext:value-type="float">
            <text:p>34.0388755508</text:p>
          </table:table-cell>
          <table:table-cell office:value-type="float" office:value="28.7698135607048" calcext:value-type="float">
            <text:p>28.7698135607</text:p>
          </table:table-cell>
          <table:table-cell office:value-type="float" office:value="44.41" calcext:value-type="float">
            <text:p>44.41</text:p>
          </table:table-cell>
          <table:table-cell office:value-type="float" office:value="26.1" calcext:value-type="float">
            <text:p>26.1</text:p>
          </table:table-cell>
          <table:table-cell/>
          <table:table-cell table:formula="of:=([.C87]-[.A87])^2" office:value-type="float" office:value="107.560222341818" calcext:value-type="float">
            <text:p>107.5602223418</text:p>
          </table:table-cell>
          <table:table-cell table:formula="of:=([.D87]-[.B87])^2" office:value-type="float" office:value="7.12790444892341" calcext:value-type="float">
            <text:p>7.1279044489</text:p>
          </table:table-cell>
          <table:table-cell/>
          <table:table-cell table:formula="of:=([.$O$1]-[.C87])^2" office:value-type="float" office:value="290.201871972658" calcext:value-type="float">
            <text:p>290.2018719727</text:p>
          </table:table-cell>
          <table:table-cell table:formula="of:=([.$P$1]-[.D87])^2" office:value-type="float" office:value="189.800132135008" calcext:value-type="float">
            <text:p>189.800132135</text:p>
          </table:table-cell>
          <table:table-cell table:number-columns-repeated="6"/>
        </table:table-row>
        <table:table-row table:style-name="ro1">
          <table:table-cell office:value-type="float" office:value="23.6560630507506" calcext:value-type="float">
            <text:p>23.6560630508</text:p>
          </table:table-cell>
          <table:table-cell office:value-type="float" office:value="75.2502823107048" calcext:value-type="float">
            <text:p>75.2502823107</text:p>
          </table:table-cell>
          <table:table-cell office:value-type="float" office:value="34.03" calcext:value-type="float">
            <text:p>34.03</text:p>
          </table:table-cell>
          <table:table-cell office:value-type="float" office:value="-6.85" calcext:value-type="float">
            <text:p>-6.85</text:p>
          </table:table-cell>
          <table:table-cell/>
          <table:table-cell table:formula="of:=([.C88]-[.A88])^2" office:value-type="float" office:value="107.618567827002" calcext:value-type="float">
            <text:p>107.618567827</text:p>
          </table:table-cell>
          <table:table-cell table:formula="of:=([.D88]-[.B88])^2" office:value-type="float" office:value="6740.45635549743" calcext:value-type="float">
            <text:p>6740.4563554974</text:p>
          </table:table-cell>
          <table:table-cell/>
          <table:table-cell table:formula="of:=([.$O$1]-[.C88])^2" office:value-type="float" office:value="44.2931844726569" calcext:value-type="float">
            <text:p>44.2931844727</text:p>
          </table:table-cell>
          <table:table-cell table:formula="of:=([.$P$1]-[.D88])^2" office:value-type="float" office:value="2183.3935461975" calcext:value-type="float">
            <text:p>2183.3935461975</text:p>
          </table:table-cell>
          <table:table-cell table:number-columns-repeated="6"/>
        </table:table-row>
        <table:table-row table:style-name="ro1">
          <table:table-cell office:value-type="float" office:value="44.1951255507506" calcext:value-type="float">
            <text:p>44.1951255508</text:p>
          </table:table-cell>
          <table:table-cell office:value-type="float" office:value="62.7502823107048" calcext:value-type="float">
            <text:p>62.7502823107</text:p>
          </table:table-cell>
          <table:table-cell office:value-type="float" office:value="33.66" calcext:value-type="float">
            <text:p>33.66</text:p>
          </table:table-cell>
          <table:table-cell office:value-type="float" office:value="73.16" calcext:value-type="float">
            <text:p>73.16</text:p>
          </table:table-cell>
          <table:table-cell/>
          <table:table-cell table:formula="of:=([.C89]-[.A89])^2" office:value-type="float" office:value="110.988870370078" calcext:value-type="float">
            <text:p>110.9888703701</text:p>
          </table:table-cell>
          <table:table-cell table:formula="of:=([.D89]-[.B89])^2" office:value-type="float" office:value="108.362222370825" calcext:value-type="float">
            <text:p>108.3622223708</text:p>
          </table:table-cell>
          <table:table-cell/>
          <table:table-cell table:formula="of:=([.$O$1]-[.C89])^2" office:value-type="float" office:value="39.5051532226568" calcext:value-type="float">
            <text:p>39.5051532227</text:p>
          </table:table-cell>
          <table:table-cell table:formula="of:=([.$P$1]-[.D89])^2" office:value-type="float" office:value="1107.77161026001" calcext:value-type="float">
            <text:p>1107.77161026</text:p>
          </table:table-cell>
          <table:table-cell table:number-columns-repeated="6"/>
        </table:table-row>
        <table:table-row table:style-name="ro1">
          <table:table-cell office:value-type="float" office:value="33.8591880507506" calcext:value-type="float">
            <text:p>33.8591880508</text:p>
          </table:table-cell>
          <table:table-cell office:value-type="float" office:value="25.8440323107048" calcext:value-type="float">
            <text:p>25.84403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90]-[.A90])^2" office:value-type="float" office:value="36.6123252451792" calcext:value-type="float">
            <text:p>36.6123252452</text:p>
          </table:table-cell>
          <table:table-cell table:formula="of:=([.D90]-[.B90])^2" office:value-type="float" office:value="48.803744555876" calcext:value-type="float">
            <text:p>48.8037445559</text:p>
          </table:table-cell>
          <table:table-cell/>
          <table:table-cell table:formula="of:=([.$O$1]-[.C90])^2" office:value-type="float" office:value="157.134059472657" calcext:value-type="float">
            <text:p>157.1340594727</text:p>
          </table:table-cell>
          <table:table-cell table:formula="of:=([.$P$1]-[.D90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30.2459068007506" calcext:value-type="float">
            <text:p>30.2459068008</text:p>
          </table:table-cell>
          <table:table-cell office:value-type="float" office:value="39.1409073107048" calcext:value-type="float">
            <text:p>39.1409073107</text:p>
          </table:table-cell>
          <table:table-cell office:value-type="float" office:value="52.5" calcext:value-type="float">
            <text:p>52.5</text:p>
          </table:table-cell>
          <table:table-cell office:value-type="float" office:value="-0.12" calcext:value-type="float">
            <text:p>-0.12</text:p>
          </table:table-cell>
          <table:table-cell/>
          <table:table-cell table:formula="of:=([.C91]-[.A91])^2" office:value-type="float" office:value="495.244664120878" calcext:value-type="float">
            <text:p>495.2446641209</text:p>
          </table:table-cell>
          <table:table-cell table:formula="of:=([.D91]-[.B91])^2" office:value-type="float" office:value="1541.41884285976" calcext:value-type="float">
            <text:p>1541.4188428598</text:p>
          </table:table-cell>
          <table:table-cell/>
          <table:table-cell table:formula="of:=([.$O$1]-[.C91])^2" office:value-type="float" office:value="631.281328222659" calcext:value-type="float">
            <text:p>631.2813282227</text:p>
          </table:table-cell>
          <table:table-cell table:formula="of:=([.$P$1]-[.D91])^2" office:value-type="float" office:value="1599.74376026" calcext:value-type="float">
            <text:p>1599.74376026</text:p>
          </table:table-cell>
          <table:table-cell table:number-columns-repeated="6"/>
        </table:table-row>
        <table:table-row table:style-name="ro1">
          <table:table-cell office:value-type="float" office:value="28.7029380507506" calcext:value-type="float">
            <text:p>28.7029380508</text:p>
          </table:table-cell>
          <table:table-cell office:value-type="float" office:value="78.5627823107048" calcext:value-type="float">
            <text:p>78.5627823107</text:p>
          </table:table-cell>
          <table:table-cell office:value-type="float" office:value="33.66" calcext:value-type="float">
            <text:p>33.66</text:p>
          </table:table-cell>
          <table:table-cell office:value-type="float" office:value="73.16" calcext:value-type="float">
            <text:p>73.16</text:p>
          </table:table-cell>
          <table:table-cell/>
          <table:table-cell table:formula="of:=([.C92]-[.A92])^2" office:value-type="float" office:value="24.5724631686961" calcext:value-type="float">
            <text:p>24.5724631687</text:p>
          </table:table-cell>
          <table:table-cell table:formula="of:=([.D92]-[.B92])^2" office:value-type="float" office:value="29.1900566968651" calcext:value-type="float">
            <text:p>29.1900566969</text:p>
          </table:table-cell>
          <table:table-cell/>
          <table:table-cell table:formula="of:=([.$O$1]-[.C92])^2" office:value-type="float" office:value="39.5051532226568" calcext:value-type="float">
            <text:p>39.5051532227</text:p>
          </table:table-cell>
          <table:table-cell table:formula="of:=([.$P$1]-[.D92])^2" office:value-type="float" office:value="1107.77161026001" calcext:value-type="float">
            <text:p>1107.77161026</text:p>
          </table:table-cell>
          <table:table-cell table:number-columns-repeated="6"/>
        </table:table-row>
        <table:table-row table:style-name="ro1">
          <table:table-cell office:value-type="float" office:value="32.2615318007506" calcext:value-type="float">
            <text:p>32.2615318008</text:p>
          </table:table-cell>
          <table:table-cell office:value-type="float" office:value="1.71903231070483" calcext:value-type="float">
            <text:p>1.7190323107</text:p>
          </table:table-cell>
          <table:table-cell office:value-type="float" office:value="42.86" calcext:value-type="float">
            <text:p>42.86</text:p>
          </table:table-cell>
          <table:table-cell office:value-type="float" office:value="74.6" calcext:value-type="float">
            <text:p>74.6</text:p>
          </table:table-cell>
          <table:table-cell/>
          <table:table-cell table:formula="of:=([.C93]-[.A93])^2" office:value-type="float" office:value="112.327528170501" calcext:value-type="float">
            <text:p>112.3275281705</text:p>
          </table:table-cell>
          <table:table-cell table:formula="of:=([.D93]-[.B93])^2" office:value-type="float" office:value="5311.63545132809" calcext:value-type="float">
            <text:p>5311.6354513281</text:p>
          </table:table-cell>
          <table:table-cell/>
          <table:table-cell table:formula="of:=([.$O$1]-[.C93])^2" office:value-type="float" office:value="239.794903222658" calcext:value-type="float">
            <text:p>239.7949032227</text:p>
          </table:table-cell>
          <table:table-cell table:formula="of:=([.$P$1]-[.D93])^2" office:value-type="float" office:value="1205.70083526001" calcext:value-type="float">
            <text:p>1205.70083526</text:p>
          </table:table-cell>
          <table:table-cell table:number-columns-repeated="6"/>
        </table:table-row>
        <table:table-row table:style-name="ro1">
          <table:table-cell office:value-type="float" office:value="9.93340680075061" calcext:value-type="float">
            <text:p>9.9334068008</text:p>
          </table:table-cell>
          <table:table-cell office:value-type="float" office:value="17.7971573107048" calcext:value-type="float">
            <text:p>17.7971573107</text:p>
          </table:table-cell>
          <table:table-cell office:value-type="float" office:value="35.68" calcext:value-type="float">
            <text:p>35.68</text:p>
          </table:table-cell>
          <table:table-cell office:value-type="float" office:value="51.41" calcext:value-type="float">
            <text:p>51.41</text:p>
          </table:table-cell>
          <table:table-cell/>
          <table:table-cell table:formula="of:=([.C94]-[.A94])^2" office:value-type="float" office:value="662.887061367635" calcext:value-type="float">
            <text:p>662.8870613676</text:p>
          </table:table-cell>
          <table:table-cell table:formula="of:=([.D94]-[.B94])^2" office:value-type="float" office:value="1129.8231936553" calcext:value-type="float">
            <text:p>1129.8231936553</text:p>
          </table:table-cell>
          <table:table-cell/>
          <table:table-cell table:formula="of:=([.$O$1]-[.C94])^2" office:value-type="float" office:value="68.978215722657" calcext:value-type="float">
            <text:p>68.9782157227</text:p>
          </table:table-cell>
          <table:table-cell table:formula="of:=([.$P$1]-[.D94])^2" office:value-type="float" office:value="133.014774322511" calcext:value-type="float">
            <text:p>133.0147743225</text:p>
          </table:table-cell>
          <table:table-cell table:number-columns-repeated="6"/>
        </table:table-row>
        <table:table-row table:style-name="ro1">
          <table:table-cell office:value-type="float" office:value="36.2039146132506" calcext:value-type="float">
            <text:p>36.2039146133</text:p>
          </table:table-cell>
          <table:table-cell office:value-type="float" office:value="64.4260635607048" calcext:value-type="float">
            <text:p>64.42606356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95]-[.A95])^2" office:value-type="float" office:value="57.6675391533412" calcext:value-type="float">
            <text:p>57.6675391533</text:p>
          </table:table-cell>
          <table:table-cell table:formula="of:=([.D95]-[.B95])^2" office:value-type="float" office:value="163.173452155153" calcext:value-type="float">
            <text:p>163.1734521552</text:p>
          </table:table-cell>
          <table:table-cell/>
          <table:table-cell table:formula="of:=([.$O$1]-[.C95])^2" office:value-type="float" office:value="1.52599697265636" calcext:value-type="float">
            <text:p>1.5259969727</text:p>
          </table:table-cell>
          <table:table-cell table:formula="of:=([.$P$1]-[.D95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49.3591880507506" calcext:value-type="float">
            <text:p>49.3591880508</text:p>
          </table:table-cell>
          <table:table-cell office:value-type="float" office:value="41.4534073107048" calcext:value-type="float">
            <text:p>41.4534073107</text:p>
          </table:table-cell>
          <table:table-cell office:value-type="float" office:value="13.75" calcext:value-type="float">
            <text:p>13.75</text:p>
          </table:table-cell>
          <table:table-cell office:value-type="float" office:value="100.48" calcext:value-type="float">
            <text:p>100.48</text:p>
          </table:table-cell>
          <table:table-cell/>
          <table:table-cell table:formula="of:=([.C96]-[.A96])^2" office:value-type="float" office:value="1268.01427363372" calcext:value-type="float">
            <text:p>1268.0142736337</text:p>
          </table:table-cell>
          <table:table-cell table:formula="of:=([.D96]-[.B96])^2" office:value-type="float" office:value="3484.13864450796" calcext:value-type="float">
            <text:p>3484.138644508</text:p>
          </table:table-cell>
          <table:table-cell/>
          <table:table-cell table:formula="of:=([.$O$1]-[.C96])^2" office:value-type="float" office:value="185.632109472655" calcext:value-type="float">
            <text:p>185.6321094727</text:p>
          </table:table-cell>
          <table:table-cell table:formula="of:=([.$P$1]-[.D96])^2" office:value-type="float" office:value="3672.74822901002" calcext:value-type="float">
            <text:p>3672.74822901</text:p>
          </table:table-cell>
          <table:table-cell table:number-columns-repeated="6"/>
        </table:table-row>
        <table:table-row table:style-name="ro1">
          <table:table-cell office:value-type="float" office:value="40.6130943007506" calcext:value-type="float">
            <text:p>40.6130943008</text:p>
          </table:table-cell>
          <table:table-cell office:value-type="float" office:value="92.7815323107048" calcext:value-type="float">
            <text:p>92.7815323107</text:p>
          </table:table-cell>
          <table:table-cell office:value-type="float" office:value="52.5" calcext:value-type="float">
            <text:p>52.5</text:p>
          </table:table-cell>
          <table:table-cell office:value-type="float" office:value="-0.12" calcext:value-type="float">
            <text:p>-0.12</text:p>
          </table:table-cell>
          <table:table-cell/>
          <table:table-cell table:formula="of:=([.C97]-[.A97])^2" office:value-type="float" office:value="141.298527102847" calcext:value-type="float">
            <text:p>141.2985271028</text:p>
          </table:table-cell>
          <table:table-cell table:formula="of:=([.D97]-[.B97])^2" office:value-type="float" office:value="8630.69470567694" calcext:value-type="float">
            <text:p>8630.6947056769</text:p>
          </table:table-cell>
          <table:table-cell/>
          <table:table-cell table:formula="of:=([.$O$1]-[.C97])^2" office:value-type="float" office:value="631.281328222659" calcext:value-type="float">
            <text:p>631.2813282227</text:p>
          </table:table-cell>
          <table:table-cell table:formula="of:=([.$P$1]-[.D97])^2" office:value-type="float" office:value="1599.74376026" calcext:value-type="float">
            <text:p>1599.74376026</text:p>
          </table:table-cell>
          <table:table-cell table:number-columns-repeated="6"/>
        </table:table-row>
        <table:table-row table:style-name="ro1">
          <table:table-cell office:value-type="float" office:value="-0.69159319924939" calcext:value-type="float">
            <text:p>-0.6915931992</text:p>
          </table:table-cell>
          <table:table-cell office:value-type="float" office:value="19.9846573107048" calcext:value-type="float">
            <text:p>19.9846573107</text:p>
          </table:table-cell>
          <table:table-cell office:value-type="float" office:value="14.91" calcext:value-type="float">
            <text:p>14.91</text:p>
          </table:table-cell>
          <table:table-cell office:value-type="float" office:value="-23.51" calcext:value-type="float">
            <text:p>-23.51</text:p>
          </table:table-cell>
          <table:table-cell/>
          <table:table-cell table:formula="of:=([.C98]-[.A98])^2" office:value-type="float" office:value="243.409710354865" calcext:value-type="float">
            <text:p>243.4097103549</text:p>
          </table:table-cell>
          <table:table-cell table:formula="of:=([.D98]-[.B98])^2" office:value-type="float" office:value="1891.78521457565" calcext:value-type="float">
            <text:p>1891.7852145757</text:p>
          </table:table-cell>
          <table:table-cell/>
          <table:table-cell table:formula="of:=([.$O$1]-[.C98])^2" office:value-type="float" office:value="155.368434472655" calcext:value-type="float">
            <text:p>155.3684344727</text:p>
          </table:table-cell>
          <table:table-cell table:formula="of:=([.$P$1]-[.D98])^2" office:value-type="float" office:value="4017.8860180725" calcext:value-type="float">
            <text:p>4017.8860180725</text:p>
          </table:table-cell>
          <table:table-cell table:number-columns-repeated="6"/>
        </table:table-row>
        <table:table-row table:style-name="ro1">
          <table:table-cell office:value-type="float" office:value="9.48418805075061" calcext:value-type="float">
            <text:p>9.4841880508</text:p>
          </table:table-cell>
          <table:table-cell office:value-type="float" office:value="77.3127823107048" calcext:value-type="float">
            <text:p>77.3127823107</text:p>
          </table:table-cell>
          <table:table-cell office:value-type="float" office:value="13.75" calcext:value-type="float">
            <text:p>13.75</text:p>
          </table:table-cell>
          <table:table-cell office:value-type="float" office:value="100.48" calcext:value-type="float">
            <text:p>100.48</text:p>
          </table:table-cell>
          <table:table-cell/>
          <table:table-cell table:formula="of:=([.C99]-[.A99])^2" office:value-type="float" office:value="18.1971515863589" calcext:value-type="float">
            <text:p>18.1971515864</text:p>
          </table:table-cell>
          <table:table-cell table:formula="of:=([.D99]-[.B99])^2" office:value-type="float" office:value="536.719975463192" calcext:value-type="float">
            <text:p>536.7199754632</text:p>
          </table:table-cell>
          <table:table-cell/>
          <table:table-cell table:formula="of:=([.$O$1]-[.C99])^2" office:value-type="float" office:value="185.632109472655" calcext:value-type="float">
            <text:p>185.6321094727</text:p>
          </table:table-cell>
          <table:table-cell table:formula="of:=([.$P$1]-[.D99])^2" office:value-type="float" office:value="3672.74822901002" calcext:value-type="float">
            <text:p>3672.74822901</text:p>
          </table:table-cell>
          <table:table-cell table:number-columns-repeated="6"/>
        </table:table-row>
        <table:table-row table:style-name="ro1">
          <table:table-cell office:value-type="float" office:value="44.5076255507506" calcext:value-type="float">
            <text:p>44.5076255508</text:p>
          </table:table-cell>
          <table:table-cell office:value-type="float" office:value="54.9065323107048" calcext:value-type="float">
            <text:p>54.90653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100]-[.A100])^2" office:value-type="float" office:value="21.1381607049148" calcext:value-type="float">
            <text:p>21.1381607049</text:p>
          </table:table-cell>
          <table:table-cell table:formula="of:=([.D100]-[.B100])^2" office:value-type="float" office:value="3778.98722974682" calcext:value-type="float">
            <text:p>3778.9872297468</text:p>
          </table:table-cell>
          <table:table-cell/>
          <table:table-cell table:formula="of:=([.$O$1]-[.C100])^2" office:value-type="float" office:value="157.134059472657" calcext:value-type="float">
            <text:p>157.1340594727</text:p>
          </table:table-cell>
          <table:table-cell table:formula="of:=([.$P$1]-[.D100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26.9568443007506" calcext:value-type="float">
            <text:p>26.9568443008</text:p>
          </table:table-cell>
          <table:table-cell office:value-type="float" office:value="92.4846573107048" calcext:value-type="float">
            <text:p>92.484657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101]-[.A101])^2" office:value-type="float" office:value="167.784242568997" calcext:value-type="float">
            <text:p>167.784242569</text:p>
          </table:table-cell>
          <table:table-cell table:formula="of:=([.D101]-[.B101])^2" office:value-type="float" office:value="570.987402238852" calcext:value-type="float">
            <text:p>570.9874022389</text:p>
          </table:table-cell>
          <table:table-cell/>
          <table:table-cell table:formula="of:=([.$O$1]-[.C101])^2" office:value-type="float" office:value="157.134059472657" calcext:value-type="float">
            <text:p>157.1340594727</text:p>
          </table:table-cell>
          <table:table-cell table:formula="of:=([.$P$1]-[.D101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25.9402427382506" calcext:value-type="float">
            <text:p>25.9402427383</text:p>
          </table:table-cell>
          <table:table-cell office:value-type="float" office:value="26.1389541857048" calcext:value-type="float">
            <text:p>26.1389541857</text:p>
          </table:table-cell>
          <table:table-cell office:value-type="float" office:value="38" calcext:value-type="float">
            <text:p>38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([.C102]-[.A102])^2" office:value-type="float" office:value="145.437745212317" calcext:value-type="float">
            <text:p>145.4377452123</text:p>
          </table:table-cell>
          <table:table-cell table:formula="of:=([.D102]-[.B102])^2" office:value-type="float" office:value="5.89981843625302" calcext:value-type="float">
            <text:p>5.8998184363</text:p>
          </table:table-cell>
          <table:table-cell/>
          <table:table-cell table:formula="of:=([.$O$1]-[.C102])^2" office:value-type="float" office:value="112.897265722657" calcext:value-type="float">
            <text:p>112.8972657227</text:p>
          </table:table-cell>
          <table:table-cell table:formula="of:=([.$P$1]-[.D102])^2" office:value-type="float" office:value="261.365321197508" calcext:value-type="float">
            <text:p>261.3653211975</text:p>
          </table:table-cell>
          <table:table-cell table:number-columns-repeated="6"/>
        </table:table-row>
        <table:table-row table:style-name="ro1">
          <table:table-cell office:value-type="float" office:value="25.8630943007506" calcext:value-type="float">
            <text:p>25.8630943008</text:p>
          </table:table-cell>
          <table:table-cell office:value-type="float" office:value="31.9377823107048" calcext:value-type="float">
            <text:p>31.9377823107</text:p>
          </table:table-cell>
          <table:table-cell office:value-type="float" office:value="38" calcext:value-type="float">
            <text:p>38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([.C103]-[.A103])^2" office:value-type="float" office:value="147.304479952472" calcext:value-type="float">
            <text:p>147.3044799525</text:p>
          </table:table-cell>
          <table:table-cell table:formula="of:=([.D103]-[.B103])^2" office:value-type="float" office:value="67.6964017523473" calcext:value-type="float">
            <text:p>67.6964017523</text:p>
          </table:table-cell>
          <table:table-cell/>
          <table:table-cell table:formula="of:=([.$O$1]-[.C103])^2" office:value-type="float" office:value="112.897265722657" calcext:value-type="float">
            <text:p>112.8972657227</text:p>
          </table:table-cell>
          <table:table-cell table:formula="of:=([.$P$1]-[.D103])^2" office:value-type="float" office:value="261.365321197508" calcext:value-type="float">
            <text:p>261.3653211975</text:p>
          </table:table-cell>
          <table:table-cell table:number-columns-repeated="6"/>
        </table:table-row>
        <table:table-row table:style-name="ro1">
          <table:table-cell office:value-type="float" office:value="20.3308677382506" calcext:value-type="float">
            <text:p>20.3308677383</text:p>
          </table:table-cell>
          <table:table-cell office:value-type="float" office:value="-26.8122176892952" calcext:value-type="float">
            <text:p>-26.8122176893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104]-[.A104])^2" office:value-type="float" office:value="383.342420123076" calcext:value-type="float">
            <text:p>383.3424201231</text:p>
          </table:table-cell>
          <table:table-cell table:formula="of:=([.D104]-[.B104])^2" office:value-type="float" office:value="3557.19413089727" calcext:value-type="float">
            <text:p>3557.1941308973</text:p>
          </table:table-cell>
          <table:table-cell/>
          <table:table-cell table:formula="of:=([.$O$1]-[.C104])^2" office:value-type="float" office:value="157.134059472657" calcext:value-type="float">
            <text:p>157.1340594727</text:p>
          </table:table-cell>
          <table:table-cell table:formula="of:=([.$P$1]-[.D104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39.9920005507506" calcext:value-type="float">
            <text:p>39.9920005508</text:p>
          </table:table-cell>
          <table:table-cell office:value-type="float" office:value="44.1877823107048" calcext:value-type="float">
            <text:p>44.187782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105]-[.A105])^2" office:value-type="float" office:value="129.549936537287" calcext:value-type="float">
            <text:p>129.5499365373</text:p>
          </table:table-cell>
          <table:table-cell table:formula="of:=([.D105]-[.B105])^2" office:value-type="float" office:value="1089.80651676541" calcext:value-type="float">
            <text:p>1089.8065167654</text:p>
          </table:table-cell>
          <table:table-cell/>
          <table:table-cell table:formula="of:=([.$O$1]-[.C105])^2" office:value-type="float" office:value="1.52599697265636" calcext:value-type="float">
            <text:p>1.5259969727</text:p>
          </table:table-cell>
          <table:table-cell table:formula="of:=([.$P$1]-[.D105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14.9998130507506" calcext:value-type="float">
            <text:p>14.9998130508</text:p>
          </table:table-cell>
          <table:table-cell office:value-type="float" office:value="-2.90596768929517" calcext:value-type="float">
            <text:p>-2.9059676893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106]-[.A106])^2" office:value-type="float" office:value="185.237188793518" calcext:value-type="float">
            <text:p>185.2371887935</text:p>
          </table:table-cell>
          <table:table-cell table:formula="of:=([.D106]-[.B106])^2" office:value-type="float" office:value="6416.9660594384" calcext:value-type="float">
            <text:p>6416.9660594384</text:p>
          </table:table-cell>
          <table:table-cell/>
          <table:table-cell table:formula="of:=([.$O$1]-[.C106])^2" office:value-type="float" office:value="1.52599697265636" calcext:value-type="float">
            <text:p>1.5259969727</text:p>
          </table:table-cell>
          <table:table-cell table:formula="of:=([.$P$1]-[.D106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31.9685630507506" calcext:value-type="float">
            <text:p>31.9685630508</text:p>
          </table:table-cell>
          <table:table-cell office:value-type="float" office:value="7.64090731070483" calcext:value-type="float">
            <text:p>7.640907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107]-[.A107])^2" office:value-type="float" office:value="11.2799457658673" calcext:value-type="float">
            <text:p>11.2799457659</text:p>
          </table:table-cell>
          <table:table-cell table:formula="of:=([.D107]-[.B107])^2" office:value-type="float" office:value="4838.46737575796" calcext:value-type="float">
            <text:p>4838.467375758</text:p>
          </table:table-cell>
          <table:table-cell/>
          <table:table-cell table:formula="of:=([.$O$1]-[.C107])^2" office:value-type="float" office:value="1.52599697265636" calcext:value-type="float">
            <text:p>1.5259969727</text:p>
          </table:table-cell>
          <table:table-cell table:formula="of:=([.$P$1]-[.D107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29.3123130507506" calcext:value-type="float">
            <text:p>29.3123130508</text:p>
          </table:table-cell>
          <table:table-cell office:value-type="float" office:value="-2.87471768929517" calcext:value-type="float">
            <text:p>-2.8747176893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108]-[.A108])^2" office:value-type="float" office:value="158.449862732303" calcext:value-type="float">
            <text:p>158.4498627323</text:p>
          </table:table-cell>
          <table:table-cell table:formula="of:=([.D108]-[.B108])^2" office:value-type="float" office:value="235.767355317954" calcext:value-type="float">
            <text:p>235.767355318</text:p>
          </table:table-cell>
          <table:table-cell/>
          <table:table-cell table:formula="of:=([.$O$1]-[.C108])^2" office:value-type="float" office:value="210.984703222657" calcext:value-type="float">
            <text:p>210.9847032227</text:p>
          </table:table-cell>
          <table:table-cell table:formula="of:=([.$P$1]-[.D108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28.4080161757506" calcext:value-type="float">
            <text:p>28.4080161758</text:p>
          </table:table-cell>
          <table:table-cell office:value-type="float" office:value="-29.4762801892952" calcext:value-type="float">
            <text:p>-29.4762801893</text:p>
          </table:table-cell>
          <table:table-cell office:value-type="float" office:value="9.03" calcext:value-type="float">
            <text:p>9.03</text:p>
          </table:table-cell>
          <table:table-cell office:value-type="float" office:value="38.74" calcext:value-type="float">
            <text:p>38.74</text:p>
          </table:table-cell>
          <table:table-cell/>
          <table:table-cell table:formula="of:=([.C109]-[.A109])^2" office:value-type="float" office:value="375.507510907652" calcext:value-type="float">
            <text:p>375.5075109077</text:p>
          </table:table-cell>
          <table:table-cell table:formula="of:=([.D109]-[.B109])^2" office:value-type="float" office:value="4653.46088286443" calcext:value-type="float">
            <text:p>4653.4608828644</text:p>
          </table:table-cell>
          <table:table-cell/>
          <table:table-cell table:formula="of:=([.$O$1]-[.C109])^2" office:value-type="float" office:value="336.527559472655" calcext:value-type="float">
            <text:p>336.5275594727</text:p>
          </table:table-cell>
          <table:table-cell table:formula="of:=([.$P$1]-[.D109])^2" office:value-type="float" office:value="1.29230713500961" calcext:value-type="float">
            <text:p>1.292307135</text:p>
          </table:table-cell>
          <table:table-cell table:number-columns-repeated="6"/>
        </table:table-row>
        <table:table-row table:style-name="ro1">
          <table:table-cell office:value-type="float" office:value="21.3201255507506" calcext:value-type="float">
            <text:p>21.3201255508</text:p>
          </table:table-cell>
          <table:table-cell office:value-type="float" office:value="37.7190323107048" calcext:value-type="float">
            <text:p>37.7190323107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110]-[.A110])^2" office:value-type="float" office:value="75.1710770657785" calcext:value-type="float">
            <text:p>75.1710770658</text:p>
          </table:table-cell>
          <table:table-cell table:formula="of:=([.D110]-[.B110])^2" office:value-type="float" office:value="2090.22991542727" calcext:value-type="float">
            <text:p>2090.2299154273</text:p>
          </table:table-cell>
          <table:table-cell/>
          <table:table-cell table:formula="of:=([.$O$1]-[.C110])^2" office:value-type="float" office:value="216.816421972655" calcext:value-type="float">
            <text:p>216.8164219727</text:p>
          </table:table-cell>
          <table:table-cell table:formula="of:=([.$P$1]-[.D110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9.17168805075061" calcext:value-type="float">
            <text:p>9.1716880508</text:p>
          </table:table-cell>
          <table:table-cell office:value-type="float" office:value="-1.12471768929517" calcext:value-type="float">
            <text:p>-1.124717689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21" calcext:value-type="float">
            <text:p>31.21</text:p>
          </table:table-cell>
          <table:table-cell/>
          <table:table-cell table:formula="of:=([.C111]-[.A111])^2" office:value-type="float" office:value="435.0691773722" calcext:value-type="float">
            <text:p>435.0691773722</text:p>
          </table:table-cell>
          <table:table-cell table:formula="of:=([.D111]-[.B111])^2" office:value-type="float" office:value="1045.53396804642" calcext:value-type="float">
            <text:p>1045.5339680464</text:p>
          </table:table-cell>
          <table:table-cell/>
          <table:table-cell table:formula="of:=([.$O$1]-[.C111])^2" office:value-type="float" office:value="7.0506844726565" calcext:value-type="float">
            <text:p>7.0506844727</text:p>
          </table:table-cell>
          <table:table-cell table:formula="of:=([.$P$1]-[.D111])^2" office:value-type="float" office:value="75.1133680725087" calcext:value-type="float">
            <text:p>75.1133680725</text:p>
          </table:table-cell>
          <table:table-cell table:number-columns-repeated="6"/>
        </table:table-row>
        <table:table-row table:style-name="ro1">
          <table:table-cell office:value-type="float" office:value="36.8240318007506" calcext:value-type="float">
            <text:p>36.8240318008</text:p>
          </table:table-cell>
          <table:table-cell office:value-type="float" office:value="44.8440323107048" calcext:value-type="float">
            <text:p>44.844032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112]-[.A112])^2" office:value-type="float" office:value="1450.39347820058" calcext:value-type="float">
            <text:p>1450.3934782006</text:p>
          </table:table-cell>
          <table:table-cell table:formula="of:=([.D112]-[.B112])^2" office:value-type="float" office:value="64.7064558156634" calcext:value-type="float">
            <text:p>64.7064558157</text:p>
          </table:table-cell>
          <table:table-cell/>
          <table:table-cell table:formula="of:=([.$O$1]-[.C112])^2" office:value-type="float" office:value="819.945328222654" calcext:value-type="float">
            <text:p>819.9453282227</text:p>
          </table:table-cell>
          <table:table-cell table:formula="of:=([.$P$1]-[.D112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31.4920005507506" calcext:value-type="float">
            <text:p>31.4920005508</text:p>
          </table:table-cell>
          <table:table-cell office:value-type="float" office:value="65.8752823107048" calcext:value-type="float">
            <text:p>65.8752823107</text:p>
          </table:table-cell>
          <table:table-cell office:value-type="float" office:value="33.66" calcext:value-type="float">
            <text:p>33.66</text:p>
          </table:table-cell>
          <table:table-cell office:value-type="float" office:value="73.16" calcext:value-type="float">
            <text:p>73.16</text:p>
          </table:table-cell>
          <table:table-cell/>
          <table:table-cell table:formula="of:=([.C113]-[.A113])^2" office:value-type="float" office:value="4.70022161194564" calcext:value-type="float">
            <text:p>4.7002216119</text:p>
          </table:table-cell>
          <table:table-cell table:formula="of:=([.D113]-[.B113])^2" office:value-type="float" office:value="53.0671118127299" calcext:value-type="float">
            <text:p>53.0671118127</text:p>
          </table:table-cell>
          <table:table-cell/>
          <table:table-cell table:formula="of:=([.$O$1]-[.C113])^2" office:value-type="float" office:value="39.5051532226568" calcext:value-type="float">
            <text:p>39.5051532227</text:p>
          </table:table-cell>
          <table:table-cell table:formula="of:=([.$P$1]-[.D113])^2" office:value-type="float" office:value="1107.77161026001" calcext:value-type="float">
            <text:p>1107.77161026</text:p>
          </table:table-cell>
          <table:table-cell table:number-columns-repeated="6"/>
        </table:table-row>
        <table:table-row table:style-name="ro1">
          <table:table-cell office:value-type="float" office:value="27.2947349257506" calcext:value-type="float">
            <text:p>27.2947349258</text:p>
          </table:table-cell>
          <table:table-cell office:value-type="float" office:value="2.41434481070483" calcext:value-type="float">
            <text:p>2.4143448107</text:p>
          </table:table-cell>
          <table:table-cell office:value-type="float" office:value="14.91" calcext:value-type="float">
            <text:p>14.91</text:p>
          </table:table-cell>
          <table:table-cell office:value-type="float" office:value="-23.51" calcext:value-type="float">
            <text:p>-23.51</text:p>
          </table:table-cell>
          <table:table-cell/>
          <table:table-cell table:formula="of:=([.C114]-[.A114])^2" office:value-type="float" office:value="153.381659181107" calcext:value-type="float">
            <text:p>153.3816591811</text:p>
          </table:table-cell>
          <table:table-cell table:formula="of:=([.D114]-[.B114])^2" office:value-type="float" office:value="672.071653864318" calcext:value-type="float">
            <text:p>672.0716538643</text:p>
          </table:table-cell>
          <table:table-cell/>
          <table:table-cell table:formula="of:=([.$O$1]-[.C114])^2" office:value-type="float" office:value="155.368434472655" calcext:value-type="float">
            <text:p>155.3684344727</text:p>
          </table:table-cell>
          <table:table-cell table:formula="of:=([.$P$1]-[.D114])^2" office:value-type="float" office:value="4017.8860180725" calcext:value-type="float">
            <text:p>4017.8860180725</text:p>
          </table:table-cell>
          <table:table-cell table:number-columns-repeated="6"/>
        </table:table-row>
        <table:table-row table:style-name="ro1">
          <table:table-cell office:value-type="float" office:value="39.2332114882506" calcext:value-type="float">
            <text:p>39.2332114883</text:p>
          </table:table-cell>
          <table:table-cell office:value-type="float" office:value="47.9221573107048" calcext:value-type="float">
            <text:p>47.9221573107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115]-[.A115])^2" office:value-type="float" office:value="706.667133029059" calcext:value-type="float">
            <text:p>706.6671330291</text:p>
          </table:table-cell>
          <table:table-cell table:formula="of:=([.D115]-[.B115])^2" office:value-type="float" office:value="3127.28767828322" calcext:value-type="float">
            <text:p>3127.2876782832</text:p>
          </table:table-cell>
          <table:table-cell/>
          <table:table-cell table:formula="of:=([.$O$1]-[.C115])^2" office:value-type="float" office:value="216.816421972655" calcext:value-type="float">
            <text:p>216.8164219727</text:p>
          </table:table-cell>
          <table:table-cell table:formula="of:=([.$P$1]-[.D115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35.0388755507506" calcext:value-type="float">
            <text:p>35.0388755508</text:p>
          </table:table-cell>
          <table:table-cell office:value-type="float" office:value="-5.43721768929517" calcext:value-type="float">
            <text:p>-5.4372176893</text:p>
          </table:table-cell>
          <table:table-cell office:value-type="float" office:value="34.03" calcext:value-type="float">
            <text:p>34.03</text:p>
          </table:table-cell>
          <table:table-cell office:value-type="float" office:value="-6.85" calcext:value-type="float">
            <text:p>-6.85</text:p>
          </table:table-cell>
          <table:table-cell/>
          <table:table-cell table:formula="of:=([.C116]-[.A116])^2" office:value-type="float" office:value="1.01782987690235" calcext:value-type="float">
            <text:p>1.0178298769</text:p>
          </table:table-cell>
          <table:table-cell table:formula="of:=([.D116]-[.B116])^2" office:value-type="float" office:value="1.99595385744049" calcext:value-type="float">
            <text:p>1.9959538574</text:p>
          </table:table-cell>
          <table:table-cell/>
          <table:table-cell table:formula="of:=([.$O$1]-[.C116])^2" office:value-type="float" office:value="44.2931844726569" calcext:value-type="float">
            <text:p>44.2931844727</text:p>
          </table:table-cell>
          <table:table-cell table:formula="of:=([.$P$1]-[.D116])^2" office:value-type="float" office:value="2183.3935461975" calcext:value-type="float">
            <text:p>2183.3935461975</text:p>
          </table:table-cell>
          <table:table-cell table:number-columns-repeated="6"/>
        </table:table-row>
        <table:table-row table:style-name="ro1">
          <table:table-cell office:value-type="float" office:value="10.7654380507506" calcext:value-type="float">
            <text:p>10.7654380508</text:p>
          </table:table-cell>
          <table:table-cell office:value-type="float" office:value="52.7307510607048" calcext:value-type="float">
            <text:p>52.73075106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117]-[.A117])^2" office:value-type="float" office:value="318.428391160599" calcext:value-type="float">
            <text:p>318.4283911606</text:p>
          </table:table-cell>
          <table:table-cell table:formula="of:=([.D117]-[.B117])^2" office:value-type="float" office:value="598.744143653198" calcext:value-type="float">
            <text:p>598.7441436532</text:p>
          </table:table-cell>
          <table:table-cell/>
          <table:table-cell table:formula="of:=([.$O$1]-[.C117])^2" office:value-type="float" office:value="1.52599697265636" calcext:value-type="float">
            <text:p>1.5259969727</text:p>
          </table:table-cell>
          <table:table-cell table:formula="of:=([.$P$1]-[.D117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30.6326255507506" calcext:value-type="float">
            <text:p>30.6326255508</text:p>
          </table:table-cell>
          <table:table-cell office:value-type="float" office:value="73.0315323107048" calcext:value-type="float">
            <text:p>73.0315323107</text:p>
          </table:table-cell>
          <table:table-cell office:value-type="float" office:value="35.68" calcext:value-type="float">
            <text:p>35.68</text:p>
          </table:table-cell>
          <table:table-cell office:value-type="float" office:value="51.41" calcext:value-type="float">
            <text:p>51.41</text:p>
          </table:table-cell>
          <table:table-cell/>
          <table:table-cell table:formula="of:=([.C118]-[.A118])^2" office:value-type="float" office:value="25.4759888309356" calcext:value-type="float">
            <text:p>25.4759888309</text:p>
          </table:table-cell>
          <table:table-cell table:formula="of:=([.D118]-[.B118])^2" office:value-type="float" office:value="467.490659462853" calcext:value-type="float">
            <text:p>467.4906594629</text:p>
          </table:table-cell>
          <table:table-cell/>
          <table:table-cell table:formula="of:=([.$O$1]-[.C118])^2" office:value-type="float" office:value="68.978215722657" calcext:value-type="float">
            <text:p>68.9782157227</text:p>
          </table:table-cell>
          <table:table-cell table:formula="of:=([.$P$1]-[.D118])^2" office:value-type="float" office:value="133.014774322511" calcext:value-type="float">
            <text:p>133.0147743225</text:p>
          </table:table-cell>
          <table:table-cell table:number-columns-repeated="6"/>
        </table:table-row>
        <table:table-row table:style-name="ro1">
          <table:table-cell office:value-type="float" office:value="32.1170005507506" calcext:value-type="float">
            <text:p>32.1170005508</text:p>
          </table:table-cell>
          <table:table-cell office:value-type="float" office:value="66.4065323107048" calcext:value-type="float">
            <text:p>66.4065323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119]-[.A119])^2" office:value-type="float" office:value="92.0256384332991" calcext:value-type="float">
            <text:p>92.0256384333</text:p>
          </table:table-cell>
          <table:table-cell table:formula="of:=([.D119]-[.B119])^2" office:value-type="float" office:value="467.70689978596" calcext:value-type="float">
            <text:p>467.706899786</text:p>
          </table:table-cell>
          <table:table-cell/>
          <table:table-cell table:formula="of:=([.$O$1]-[.C119])^2" office:value-type="float" office:value="205.501184472658" calcext:value-type="float">
            <text:p>205.5011844727</text:p>
          </table:table-cell>
          <table:table-cell table:formula="of:=([.$P$1]-[.D119])^2" office:value-type="float" office:value="24.0414008850104" calcext:value-type="float">
            <text:p>24.041400885</text:p>
          </table:table-cell>
          <table:table-cell table:number-columns-repeated="6"/>
        </table:table-row>
        <table:table-row table:style-name="ro1">
          <table:table-cell office:value-type="float" office:value="14.7263755507506" calcext:value-type="float">
            <text:p>14.7263755508</text:p>
          </table:table-cell>
          <table:table-cell office:value-type="float" office:value="-11.5309676892952" calcext:value-type="float">
            <text:p>-11.5309676893</text:p>
          </table:table-cell>
          <table:table-cell office:value-type="float" office:value="9.03" calcext:value-type="float">
            <text:p>9.03</text:p>
          </table:table-cell>
          <table:table-cell office:value-type="float" office:value="38.74" calcext:value-type="float">
            <text:p>38.74</text:p>
          </table:table-cell>
          <table:table-cell/>
          <table:table-cell table:formula="of:=([.C120]-[.A120])^2" office:value-type="float" office:value="32.4486944151893" calcext:value-type="float">
            <text:p>32.4486944152</text:p>
          </table:table-cell>
          <table:table-cell table:formula="of:=([.D120]-[.B120])^2" office:value-type="float" office:value="2527.17019241816" calcext:value-type="float">
            <text:p>2527.1701924182</text:p>
          </table:table-cell>
          <table:table-cell/>
          <table:table-cell table:formula="of:=([.$O$1]-[.C120])^2" office:value-type="float" office:value="336.527559472655" calcext:value-type="float">
            <text:p>336.5275594727</text:p>
          </table:table-cell>
          <table:table-cell table:formula="of:=([.$P$1]-[.D120])^2" office:value-type="float" office:value="1.29230713500961" calcext:value-type="float">
            <text:p>1.292307135</text:p>
          </table:table-cell>
          <table:table-cell table:number-columns-repeated="6"/>
        </table:table-row>
        <table:table-row table:style-name="ro1">
          <table:table-cell office:value-type="float" office:value="12.5857505507506" calcext:value-type="float">
            <text:p>12.5857505508</text:p>
          </table:table-cell>
          <table:table-cell office:value-type="float" office:value="69.7190323107048" calcext:value-type="float">
            <text:p>69.7190323107</text:p>
          </table:table-cell>
          <table:table-cell office:value-type="float" office:value="34.03" calcext:value-type="float">
            <text:p>34.03</text:p>
          </table:table-cell>
          <table:table-cell office:value-type="float" office:value="-6.85" calcext:value-type="float">
            <text:p>-6.85</text:p>
          </table:table-cell>
          <table:table-cell/>
          <table:table-cell table:formula="of:=([.C121]-[.A121])^2" office:value-type="float" office:value="459.855834441633" calcext:value-type="float">
            <text:p>459.8558344416</text:p>
          </table:table-cell>
          <table:table-cell table:formula="of:=([.D121]-[.B121])^2" office:value-type="float" office:value="5862.81670899776" calcext:value-type="float">
            <text:p>5862.8167089978</text:p>
          </table:table-cell>
          <table:table-cell/>
          <table:table-cell table:formula="of:=([.$O$1]-[.C121])^2" office:value-type="float" office:value="44.2931844726569" calcext:value-type="float">
            <text:p>44.2931844727</text:p>
          </table:table-cell>
          <table:table-cell table:formula="of:=([.$P$1]-[.D121])^2" office:value-type="float" office:value="2183.3935461975" calcext:value-type="float">
            <text:p>2183.3935461975</text:p>
          </table:table-cell>
          <table:table-cell table:number-columns-repeated="6"/>
        </table:table-row>
        <table:table-row table:style-name="ro1">
          <table:table-cell office:value-type="float" office:value="30.0545005507506" calcext:value-type="float">
            <text:p>30.0545005508</text:p>
          </table:table-cell>
          <table:table-cell office:value-type="float" office:value="-4.59346768929517" calcext:value-type="float">
            <text:p>-4.5934676893</text:p>
          </table:table-cell>
          <table:table-cell office:value-type="float" office:value="42.86" calcext:value-type="float">
            <text:p>42.86</text:p>
          </table:table-cell>
          <table:table-cell office:value-type="float" office:value="74.6" calcext:value-type="float">
            <text:p>74.6</text:p>
          </table:table-cell>
          <table:table-cell/>
          <table:table-cell table:formula="of:=([.C122]-[.A122])^2" office:value-type="float" office:value="163.980816144726" calcext:value-type="float">
            <text:p>163.9808161447</text:p>
          </table:table-cell>
          <table:table-cell table:formula="of:=([.D122]-[.B122])^2" office:value-type="float" office:value="6271.60532465544" calcext:value-type="float">
            <text:p>6271.6053246554</text:p>
          </table:table-cell>
          <table:table-cell/>
          <table:table-cell table:formula="of:=([.$O$1]-[.C122])^2" office:value-type="float" office:value="239.794903222658" calcext:value-type="float">
            <text:p>239.7949032227</text:p>
          </table:table-cell>
          <table:table-cell table:formula="of:=([.$P$1]-[.D122])^2" office:value-type="float" office:value="1205.70083526001" calcext:value-type="float">
            <text:p>1205.70083526</text:p>
          </table:table-cell>
          <table:table-cell table:number-columns-repeated="6"/>
        </table:table-row>
        <table:table-row table:style-name="ro1">
          <table:table-cell office:value-type="float" office:value="29.1013755507506" calcext:value-type="float">
            <text:p>29.1013755508</text:p>
          </table:table-cell>
          <table:table-cell office:value-type="float" office:value="23.5315323107048" calcext:value-type="float">
            <text:p>23.5315323107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123]-[.A123])^2" office:value-type="float" office:value="270.647757511835" calcext:value-type="float">
            <text:p>270.6477575118</text:p>
          </table:table-cell>
          <table:table-cell table:formula="of:=([.D123]-[.B123])^2" office:value-type="float" office:value="994.237529861023" calcext:value-type="float">
            <text:p>994.237529861</text:p>
          </table:table-cell>
          <table:table-cell/>
          <table:table-cell table:formula="of:=([.$O$1]-[.C123])^2" office:value-type="float" office:value="216.816421972655" calcext:value-type="float">
            <text:p>216.8164219727</text:p>
          </table:table-cell>
          <table:table-cell table:formula="of:=([.$P$1]-[.D123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28.1843833632506" calcext:value-type="float">
            <text:p>28.1843833633</text:p>
          </table:table-cell>
          <table:table-cell office:value-type="float" office:value="76.8713760607048" calcext:value-type="float">
            <text:p>76.8713760607</text:p>
          </table:table-cell>
          <table:table-cell office:value-type="float" office:value="11.55" calcext:value-type="float">
            <text:p>11.55</text:p>
          </table:table-cell>
          <table:table-cell office:value-type="float" office:value="104.91" calcext:value-type="float">
            <text:p>104.91</text:p>
          </table:table-cell>
          <table:table-cell/>
          <table:table-cell table:formula="of:=([.C124]-[.A124])^2" office:value-type="float" office:value="276.702709875589" calcext:value-type="float">
            <text:p>276.7027098756</text:p>
          </table:table-cell>
          <table:table-cell table:formula="of:=([.D124]-[.B124])^2" office:value-type="float" office:value="786.164432409216" calcext:value-type="float">
            <text:p>786.1644324092</text:p>
          </table:table-cell>
          <table:table-cell/>
          <table:table-cell table:formula="of:=([.$O$1]-[.C124])^2" office:value-type="float" office:value="250.420734472655" calcext:value-type="float">
            <text:p>250.4207344727</text:p>
          </table:table-cell>
          <table:table-cell table:formula="of:=([.$P$1]-[.D124])^2" office:value-type="float" office:value="4229.31750869752" calcext:value-type="float">
            <text:p>4229.3175086975</text:p>
          </table:table-cell>
          <table:table-cell table:number-columns-repeated="6"/>
        </table:table-row>
        <table:table-row table:style-name="ro1">
          <table:table-cell office:value-type="float" office:value="29.0955161757506" calcext:value-type="float">
            <text:p>29.0955161758</text:p>
          </table:table-cell>
          <table:table-cell office:value-type="float" office:value="22.2112198107048" calcext:value-type="float">
            <text:p>22.2112198107</text:p>
          </table:table-cell>
          <table:table-cell office:value-type="float" office:value="17.25" calcext:value-type="float">
            <text:p>17.25</text:p>
          </table:table-cell>
          <table:table-cell office:value-type="float" office:value="-88.76" calcext:value-type="float">
            <text:p>-88.76</text:p>
          </table:table-cell>
          <table:table-cell/>
          <table:table-cell table:formula="of:=([.C125]-[.A125])^2" office:value-type="float" office:value="140.316253469969" calcext:value-type="float">
            <text:p>140.31625347</text:p>
          </table:table-cell>
          <table:table-cell table:formula="of:=([.D125]-[.B125])^2" office:value-type="float" office:value="12314.6116262758" calcext:value-type="float">
            <text:p>12314.6116262758</text:p>
          </table:table-cell>
          <table:table-cell/>
          <table:table-cell table:formula="of:=([.$O$1]-[.C125])^2" office:value-type="float" office:value="102.509296972655" calcext:value-type="float">
            <text:p>102.5092969727</text:p>
          </table:table-cell>
          <table:table-cell table:formula="of:=([.$P$1]-[.D125])^2" office:value-type="float" office:value="16547.42551026" calcext:value-type="float">
            <text:p>16547.42551026</text:p>
          </table:table-cell>
          <table:table-cell table:number-columns-repeated="6"/>
        </table:table-row>
        <table:table-row table:style-name="ro1">
          <table:table-cell office:value-type="float" office:value="30.3474693007506" calcext:value-type="float">
            <text:p>30.3474693008</text:p>
          </table:table-cell>
          <table:table-cell office:value-type="float" office:value="18.0159073107048" calcext:value-type="float">
            <text:p>18.015907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126]-[.A126])^2" office:value-type="float" office:value="999.032115597892" calcext:value-type="float">
            <text:p>999.0321155979</text:p>
          </table:table-cell>
          <table:table-cell table:formula="of:=([.D126]-[.B126])^2" office:value-type="float" office:value="352.842138160032" calcext:value-type="float">
            <text:p>352.84213816</text:p>
          </table:table-cell>
          <table:table-cell/>
          <table:table-cell table:formula="of:=([.$O$1]-[.C126])^2" office:value-type="float" office:value="819.945328222654" calcext:value-type="float">
            <text:p>819.9453282227</text:p>
          </table:table-cell>
          <table:table-cell table:formula="of:=([.$P$1]-[.D126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31.8826255507506" calcext:value-type="float">
            <text:p>31.8826255508</text:p>
          </table:table-cell>
          <table:table-cell office:value-type="float" office:value="39.5784073107048" calcext:value-type="float">
            <text:p>39.5784073107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127]-[.A127])^2" office:value-type="float" office:value="369.893885575385" calcext:value-type="float">
            <text:p>369.8938855754</text:p>
          </table:table-cell>
          <table:table-cell table:formula="of:=([.D127]-[.B127])^2" office:value-type="float" office:value="2263.70484222333" calcext:value-type="float">
            <text:p>2263.7048422233</text:p>
          </table:table-cell>
          <table:table-cell/>
          <table:table-cell table:formula="of:=([.$O$1]-[.C127])^2" office:value-type="float" office:value="216.816421972655" calcext:value-type="float">
            <text:p>216.8164219727</text:p>
          </table:table-cell>
          <table:table-cell table:formula="of:=([.$P$1]-[.D127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39.8201255507506" calcext:value-type="float">
            <text:p>39.8201255508</text:p>
          </table:table-cell>
          <table:table-cell office:value-type="float" office:value="7.46903231070483" calcext:value-type="float">
            <text:p>7.4690323107</text:p>
          </table:table-cell>
          <table:table-cell office:value-type="float" office:value="54.68" calcext:value-type="float">
            <text:p>54.68</text:p>
          </table:table-cell>
          <table:table-cell office:value-type="float" office:value="25.31" calcext:value-type="float">
            <text:p>25.31</text:p>
          </table:table-cell>
          <table:table-cell/>
          <table:table-cell table:formula="of:=([.C128]-[.A128])^2" office:value-type="float" office:value="220.815868647455" calcext:value-type="float">
            <text:p>220.8158686475</text:p>
          </table:table-cell>
          <table:table-cell table:formula="of:=([.D128]-[.B128])^2" office:value-type="float" office:value="318.300128090474" calcext:value-type="float">
            <text:p>318.3001280905</text:p>
          </table:table-cell>
          <table:table-cell/>
          <table:table-cell table:formula="of:=([.$O$1]-[.C128])^2" office:value-type="float" office:value="745.580090722659" calcext:value-type="float">
            <text:p>745.5800907227</text:p>
          </table:table-cell>
          <table:table-cell table:formula="of:=([.$P$1]-[.D128])^2" office:value-type="float" office:value="212.191571197508" calcext:value-type="float">
            <text:p>212.1915711975</text:p>
          </table:table-cell>
          <table:table-cell table:number-columns-repeated="6"/>
        </table:table-row>
        <table:table-row table:style-name="ro1">
          <table:table-cell office:value-type="float" office:value="41.4216880507506" calcext:value-type="float">
            <text:p>41.4216880508</text:p>
          </table:table-cell>
          <table:table-cell office:value-type="float" office:value="93.1252823107048" calcext:value-type="float">
            <text:p>93.125282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129]-[.A129])^2" office:value-type="float" office:value="164.139350709746" calcext:value-type="float">
            <text:p>164.1393507097</text:p>
          </table:table-cell>
          <table:table-cell table:formula="of:=([.D129]-[.B129])^2" office:value-type="float" office:value="253.614616675649" calcext:value-type="float">
            <text:p>253.6146166756</text:p>
          </table:table-cell>
          <table:table-cell/>
          <table:table-cell table:formula="of:=([.$O$1]-[.C129])^2" office:value-type="float" office:value="1.52599697265636" calcext:value-type="float">
            <text:p>1.5259969727</text:p>
          </table:table-cell>
          <table:table-cell table:formula="of:=([.$P$1]-[.D129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6.39825055075061" calcext:value-type="float">
            <text:p>6.3982505508</text:p>
          </table:table-cell>
          <table:table-cell office:value-type="float" office:value="44.9377823107048" calcext:value-type="float">
            <text:p>44.93778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130]-[.A130])^2" office:value-type="float" office:value="1123.03735114927" calcext:value-type="float">
            <text:p>1123.0373511493</text:p>
          </table:table-cell>
          <table:table-cell table:formula="of:=([.D130]-[.B130])^2" office:value-type="float" office:value="146.598392483417" calcext:value-type="float">
            <text:p>146.5983924834</text:p>
          </table:table-cell>
          <table:table-cell/>
          <table:table-cell table:formula="of:=([.$O$1]-[.C130])^2" office:value-type="float" office:value="157.134059472657" calcext:value-type="float">
            <text:p>157.1340594727</text:p>
          </table:table-cell>
          <table:table-cell table:formula="of:=([.$P$1]-[.D130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31.8435630507506" calcext:value-type="float">
            <text:p>31.8435630508</text:p>
          </table:table-cell>
          <table:table-cell office:value-type="float" office:value="71.2815323107048" calcext:value-type="float">
            <text:p>71.2815323107</text:p>
          </table:table-cell>
          <table:table-cell office:value-type="float" office:value="54.68" calcext:value-type="float">
            <text:p>54.68</text:p>
          </table:table-cell>
          <table:table-cell office:value-type="float" office:value="25.31" calcext:value-type="float">
            <text:p>25.31</text:p>
          </table:table-cell>
          <table:table-cell/>
          <table:table-cell table:formula="of:=([.C131]-[.A131])^2" office:value-type="float" office:value="521.502852537043" calcext:value-type="float">
            <text:p>521.502852537</text:p>
          </table:table-cell>
          <table:table-cell table:formula="of:=([.D131]-[.B131])^2" office:value-type="float" office:value="2113.38178299418" calcext:value-type="float">
            <text:p>2113.3817829942</text:p>
          </table:table-cell>
          <table:table-cell/>
          <table:table-cell table:formula="of:=([.$O$1]-[.C131])^2" office:value-type="float" office:value="745.580090722659" calcext:value-type="float">
            <text:p>745.5800907227</text:p>
          </table:table-cell>
          <table:table-cell table:formula="of:=([.$P$1]-[.D131])^2" office:value-type="float" office:value="212.191571197508" calcext:value-type="float">
            <text:p>212.1915711975</text:p>
          </table:table-cell>
          <table:table-cell table:number-columns-repeated="6"/>
        </table:table-row>
        <table:table-row table:style-name="ro1">
          <table:table-cell office:value-type="float" office:value="13.6560630507506" calcext:value-type="float">
            <text:p>13.6560630508</text:p>
          </table:table-cell>
          <table:table-cell office:value-type="float" office:value="-17.4215926892952" calcext:value-type="float">
            <text:p>-17.4215926893</text:p>
          </table:table-cell>
          <table:table-cell office:value-type="float" office:value="35.7" calcext:value-type="float">
            <text:p>35.7</text:p>
          </table:table-cell>
          <table:table-cell office:value-type="float" office:value="139.71" calcext:value-type="float">
            <text:p>139.71</text:p>
          </table:table-cell>
          <table:table-cell/>
          <table:table-cell table:formula="of:=([.C132]-[.A132])^2" office:value-type="float" office:value="485.935156222483" calcext:value-type="float">
            <text:p>485.9351562225</text:p>
          </table:table-cell>
          <table:table-cell table:formula="of:=([.D132]-[.B132])^2" office:value-type="float" office:value="24690.3374210746" calcext:value-type="float">
            <text:p>24690.3374210746</text:p>
          </table:table-cell>
          <table:table-cell/>
          <table:table-cell table:formula="of:=([.$O$1]-[.C132])^2" office:value-type="float" office:value="69.3108282226571" calcext:value-type="float">
            <text:p>69.3108282227</text:p>
          </table:table-cell>
          <table:table-cell table:formula="of:=([.$P$1]-[.D132])^2" office:value-type="float" office:value="9966.66844619752" calcext:value-type="float">
            <text:p>9966.6684461975</text:p>
          </table:table-cell>
          <table:table-cell table:number-columns-repeated="6"/>
        </table:table-row>
        <table:table-row table:style-name="ro1">
          <table:table-cell office:value-type="float" office:value="28.0935630507506" calcext:value-type="float">
            <text:p>28.0935630508</text:p>
          </table:table-cell>
          <table:table-cell office:value-type="float" office:value="16.8284073107048" calcext:value-type="float">
            <text:p>16.8284073107</text:p>
          </table:table-cell>
          <table:table-cell office:value-type="float" office:value="38" calcext:value-type="float">
            <text:p>38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([.C133]-[.A133])^2" office:value-type="float" office:value="98.1374930294536" calcext:value-type="float">
            <text:p>98.1374930295</text:p>
          </table:table-cell>
          <table:table-cell table:formula="of:=([.D133]-[.B133])^2" office:value-type="float" office:value="47.3563179413607" calcext:value-type="float">
            <text:p>47.3563179414</text:p>
          </table:table-cell>
          <table:table-cell/>
          <table:table-cell table:formula="of:=([.$O$1]-[.C133])^2" office:value-type="float" office:value="112.897265722657" calcext:value-type="float">
            <text:p>112.8972657227</text:p>
          </table:table-cell>
          <table:table-cell table:formula="of:=([.$P$1]-[.D133])^2" office:value-type="float" office:value="261.365321197508" calcext:value-type="float">
            <text:p>261.3653211975</text:p>
          </table:table-cell>
          <table:table-cell table:number-columns-repeated="6"/>
        </table:table-row>
        <table:table-row table:style-name="ro1">
          <table:table-cell office:value-type="float" office:value="17.2732505507506" calcext:value-type="float">
            <text:p>17.2732505508</text:p>
          </table:table-cell>
          <table:table-cell office:value-type="float" office:value="63.3440323107048" calcext:value-type="float">
            <text:p>63.3440323107</text:p>
          </table:table-cell>
          <table:table-cell office:value-type="float" office:value="-15.75" calcext:value-type="float">
            <text:p>-15.75</text:p>
          </table:table-cell>
          <table:table-cell office:value-type="float" office:value="-47.95" calcext:value-type="float">
            <text:p>-47.95</text:p>
          </table:table-cell>
          <table:table-cell/>
          <table:table-cell table:formula="of:=([.C134]-[.A134])^2" office:value-type="float" office:value="1090.53507693765" calcext:value-type="float">
            <text:p>1090.5350769377</text:p>
          </table:table-cell>
          <table:table-cell table:formula="of:=([.D134]-[.B134])^2" office:value-type="float" office:value="12386.3616279762" calcext:value-type="float">
            <text:p>12386.3616279762</text:p>
          </table:table-cell>
          <table:table-cell/>
          <table:table-cell table:formula="of:=([.$O$1]-[.C134])^2" office:value-type="float" office:value="1859.73867197265" calcext:value-type="float">
            <text:p>1859.7386719727</text:p>
          </table:table-cell>
          <table:table-cell table:formula="of:=([.$P$1]-[.D134])^2" office:value-type="float" office:value="7713.5462493225" calcext:value-type="float">
            <text:p>7713.5462493225</text:p>
          </table:table-cell>
          <table:table-cell table:number-columns-repeated="6"/>
        </table:table-row>
        <table:table-row table:style-name="ro1">
          <table:table-cell office:value-type="float" office:value="38.1951255507506" calcext:value-type="float">
            <text:p>38.1951255508</text:p>
          </table:table-cell>
          <table:table-cell office:value-type="float" office:value="13.5002823107048" calcext:value-type="float">
            <text:p>13.5002823107</text:p>
          </table:table-cell>
          <table:table-cell office:value-type="float" office:value="52.5" calcext:value-type="float">
            <text:p>52.5</text:p>
          </table:table-cell>
          <table:table-cell office:value-type="float" office:value="-0.12" calcext:value-type="float">
            <text:p>-0.12</text:p>
          </table:table-cell>
          <table:table-cell/>
          <table:table-cell table:formula="of:=([.C135]-[.A135])^2" office:value-type="float" office:value="204.629433008788" calcext:value-type="float">
            <text:p>204.6294330088</text:p>
          </table:table-cell>
          <table:table-cell table:formula="of:=([.D135]-[.B135])^2" office:value-type="float" office:value="185.512090223299" calcext:value-type="float">
            <text:p>185.5120902233</text:p>
          </table:table-cell>
          <table:table-cell/>
          <table:table-cell table:formula="of:=([.$O$1]-[.C135])^2" office:value-type="float" office:value="631.281328222659" calcext:value-type="float">
            <text:p>631.2813282227</text:p>
          </table:table-cell>
          <table:table-cell table:formula="of:=([.$P$1]-[.D135])^2" office:value-type="float" office:value="1599.74376026" calcext:value-type="float">
            <text:p>1599.74376026</text:p>
          </table:table-cell>
          <table:table-cell table:number-columns-repeated="6"/>
        </table:table-row>
        <table:table-row table:style-name="ro1">
          <table:table-cell office:value-type="float" office:value="10.0623130507506" calcext:value-type="float">
            <text:p>10.0623130508</text:p>
          </table:table-cell>
          <table:table-cell office:value-type="float" office:value="91.4690323107048" calcext:value-type="float">
            <text:p>91.4690323107</text:p>
          </table:table-cell>
          <table:table-cell office:value-type="float" office:value="14.66" calcext:value-type="float">
            <text:p>14.66</text:p>
          </table:table-cell>
          <table:table-cell office:value-type="float" office:value="-17.41" calcext:value-type="float">
            <text:p>-17.41</text:p>
          </table:table-cell>
          <table:table-cell/>
          <table:table-cell table:formula="of:=([.C136]-[.A136])^2" office:value-type="float" office:value="21.1387252832982" calcext:value-type="float">
            <text:p>21.1387252833</text:p>
          </table:table-cell>
          <table:table-cell table:formula="of:=([.D136]-[.B136])^2" office:value-type="float" office:value="11854.6436769155" calcext:value-type="float">
            <text:p>11854.6436769155</text:p>
          </table:table-cell>
          <table:table-cell/>
          <table:table-cell table:formula="of:=([.$O$1]-[.C136])^2" office:value-type="float" office:value="161.663278222655" calcext:value-type="float">
            <text:p>161.6632782227</text:p>
          </table:table-cell>
          <table:table-cell table:formula="of:=([.$P$1]-[.D136])^2" office:value-type="float" office:value="3281.7770961975" calcext:value-type="float">
            <text:p>3281.7770961975</text:p>
          </table:table-cell>
          <table:table-cell table:number-columns-repeated="6"/>
        </table:table-row>
        <table:table-row table:style-name="ro1">
          <table:table-cell office:value-type="float" office:value="30.0818443007506" calcext:value-type="float">
            <text:p>30.0818443008</text:p>
          </table:table-cell>
          <table:table-cell office:value-type="float" office:value="21.1721573107048" calcext:value-type="float">
            <text:p>21.172157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137]-[.A137])^2" office:value-type="float" office:value="2.16632564565205" calcext:value-type="float">
            <text:p>2.1663256457</text:p>
          </table:table-cell>
          <table:table-cell table:formula="of:=([.D137]-[.B137])^2" office:value-type="float" office:value="3139.11915641641" calcext:value-type="float">
            <text:p>3139.1191564164</text:p>
          </table:table-cell>
          <table:table-cell/>
          <table:table-cell table:formula="of:=([.$O$1]-[.C137])^2" office:value-type="float" office:value="1.52599697265636" calcext:value-type="float">
            <text:p>1.5259969727</text:p>
          </table:table-cell>
          <table:table-cell table:formula="of:=([.$P$1]-[.D137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14.4295005507506" calcext:value-type="float">
            <text:p>14.4295005508</text:p>
          </table:table-cell>
          <table:table-cell office:value-type="float" office:value="78.0627823107048" calcext:value-type="float">
            <text:p>78.0627823107</text:p>
          </table:table-cell>
          <table:table-cell office:value-type="float" office:value="14.66" calcext:value-type="float">
            <text:p>14.66</text:p>
          </table:table-cell>
          <table:table-cell office:value-type="float" office:value="-17.41" calcext:value-type="float">
            <text:p>-17.41</text:p>
          </table:table-cell>
          <table:table-cell/>
          <table:table-cell table:formula="of:=([.C138]-[.A138])^2" office:value-type="float" office:value="0.053129996104272" calcext:value-type="float">
            <text:p>0.0531299961</text:p>
          </table:table-cell>
          <table:table-cell table:formula="of:=([.D138]-[.B138])^2" office:value-type="float" office:value="9115.05216214723" calcext:value-type="float">
            <text:p>9115.0521621472</text:p>
          </table:table-cell>
          <table:table-cell/>
          <table:table-cell table:formula="of:=([.$O$1]-[.C138])^2" office:value-type="float" office:value="161.663278222655" calcext:value-type="float">
            <text:p>161.6632782227</text:p>
          </table:table-cell>
          <table:table-cell table:formula="of:=([.$P$1]-[.D138])^2" office:value-type="float" office:value="3281.7770961975" calcext:value-type="float">
            <text:p>3281.7770961975</text:p>
          </table:table-cell>
          <table:table-cell table:number-columns-repeated="6"/>
        </table:table-row>
        <table:table-row table:style-name="ro1">
          <table:table-cell office:value-type="float" office:value="39.9685630507506" calcext:value-type="float">
            <text:p>39.9685630508</text:p>
          </table:table-cell>
          <table:table-cell office:value-type="float" office:value="19.9690323107048" calcext:value-type="float">
            <text:p>19.9690323107</text:p>
          </table:table-cell>
          <table:table-cell office:value-type="float" office:value="44.41" calcext:value-type="float">
            <text:p>44.41</text:p>
          </table:table-cell>
          <table:table-cell office:value-type="float" office:value="26.1" calcext:value-type="float">
            <text:p>26.1</text:p>
          </table:table-cell>
          <table:table-cell/>
          <table:table-cell table:formula="of:=([.C139]-[.A139])^2" office:value-type="float" office:value="19.7263621741577" calcext:value-type="float">
            <text:p>19.7263621742</text:p>
          </table:table-cell>
          <table:table-cell table:formula="of:=([.D139]-[.B139])^2" office:value-type="float" office:value="37.5887648071813" calcext:value-type="float">
            <text:p>37.5887648072</text:p>
          </table:table-cell>
          <table:table-cell/>
          <table:table-cell table:formula="of:=([.$O$1]-[.C139])^2" office:value-type="float" office:value="290.201871972658" calcext:value-type="float">
            <text:p>290.2018719727</text:p>
          </table:table-cell>
          <table:table-cell table:formula="of:=([.$P$1]-[.D139])^2" office:value-type="float" office:value="189.800132135008" calcext:value-type="float">
            <text:p>189.800132135</text:p>
          </table:table-cell>
          <table:table-cell table:number-columns-repeated="6"/>
        </table:table-row>
        <table:table-row table:style-name="ro1">
          <table:table-cell office:value-type="float" office:value="29.4050864882506" calcext:value-type="float">
            <text:p>29.4050864883</text:p>
          </table:table-cell>
          <table:table-cell office:value-type="float" office:value="-7.28096768929517" calcext:value-type="float">
            <text:p>-7.2809676893</text:p>
          </table:table-cell>
          <table:table-cell office:value-type="float" office:value="9.03" calcext:value-type="float">
            <text:p>9.03</text:p>
          </table:table-cell>
          <table:table-cell office:value-type="float" office:value="38.74" calcext:value-type="float">
            <text:p>38.74</text:p>
          </table:table-cell>
          <table:table-cell/>
          <table:table-cell table:formula="of:=([.C140]-[.A140])^2" office:value-type="float" office:value="415.144149403693" calcext:value-type="float">
            <text:p>415.1441494037</text:p>
          </table:table-cell>
          <table:table-cell table:formula="of:=([.D140]-[.B140])^2" office:value-type="float" office:value="2117.92946705915" calcext:value-type="float">
            <text:p>2117.9294670592</text:p>
          </table:table-cell>
          <table:table-cell/>
          <table:table-cell table:formula="of:=([.$O$1]-[.C140])^2" office:value-type="float" office:value="336.527559472655" calcext:value-type="float">
            <text:p>336.5275594727</text:p>
          </table:table-cell>
          <table:table-cell table:formula="of:=([.$P$1]-[.D140])^2" office:value-type="float" office:value="1.29230713500961" calcext:value-type="float">
            <text:p>1.292307135</text:p>
          </table:table-cell>
          <table:table-cell table:number-columns-repeated="6"/>
        </table:table-row>
        <table:table-row table:style-name="ro1">
          <table:table-cell office:value-type="float" office:value="-15.0704994492494" calcext:value-type="float">
            <text:p>-15.0704994492</text:p>
          </table:table-cell>
          <table:table-cell office:value-type="float" office:value="67.4065323107048" calcext:value-type="float">
            <text:p>67.4065323107</text:p>
          </table:table-cell>
          <table:table-cell office:value-type="float" office:value="35.7" calcext:value-type="float">
            <text:p>35.7</text:p>
          </table:table-cell>
          <table:table-cell office:value-type="float" office:value="139.71" calcext:value-type="float">
            <text:p>139.71</text:p>
          </table:table-cell>
          <table:table-cell/>
          <table:table-cell table:formula="of:=([.C141]-[.A141])^2" office:value-type="float" office:value="2577.64361432623" calcext:value-type="float">
            <text:p>2577.6436143262</text:p>
          </table:table-cell>
          <table:table-cell table:formula="of:=([.D141]-[.B141])^2" office:value-type="float" office:value="5227.79143989695" calcext:value-type="float">
            <text:p>5227.791439897</text:p>
          </table:table-cell>
          <table:table-cell/>
          <table:table-cell table:formula="of:=([.$O$1]-[.C141])^2" office:value-type="float" office:value="69.3108282226571" calcext:value-type="float">
            <text:p>69.3108282227</text:p>
          </table:table-cell>
          <table:table-cell table:formula="of:=([.$P$1]-[.D141])^2" office:value-type="float" office:value="9966.66844619752" calcext:value-type="float">
            <text:p>9966.6684461975</text:p>
          </table:table-cell>
          <table:table-cell table:number-columns-repeated="6"/>
        </table:table-row>
        <table:table-row table:style-name="ro1">
          <table:table-cell office:value-type="float" office:value="41.9841880507506" calcext:value-type="float">
            <text:p>41.9841880508</text:p>
          </table:table-cell>
          <table:table-cell office:value-type="float" office:value="129.781532310705" calcext:value-type="float">
            <text:p>129.78153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142]-[.A142])^2" office:value-type="float" office:value="4.30225606987663" calcext:value-type="float">
            <text:p>4.3022560699</text:p>
          </table:table-cell>
          <table:table-cell table:formula="of:=([.D142]-[.B142])^2" office:value-type="float" office:value="179.601068274866" calcext:value-type="float">
            <text:p>179.6010682749</text:p>
          </table:table-cell>
          <table:table-cell/>
          <table:table-cell table:formula="of:=([.$O$1]-[.C142])^2" office:value-type="float" office:value="157.134059472657" calcext:value-type="float">
            <text:p>157.1340594727</text:p>
          </table:table-cell>
          <table:table-cell table:formula="of:=([.$P$1]-[.D142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32.0642661757506" calcext:value-type="float">
            <text:p>32.0642661758</text:p>
          </table:table-cell>
          <table:table-cell office:value-type="float" office:value="46.2034073107048" calcext:value-type="float">
            <text:p>46.2034073107</text:p>
          </table:table-cell>
          <table:table-cell office:value-type="float" office:value="9.03" calcext:value-type="float">
            <text:p>9.03</text:p>
          </table:table-cell>
          <table:table-cell office:value-type="float" office:value="38.74" calcext:value-type="float">
            <text:p>38.74</text:p>
          </table:table-cell>
          <table:table-cell/>
          <table:table-cell table:formula="of:=([.C143]-[.A143])^2" office:value-type="float" office:value="530.577418255329" calcext:value-type="float">
            <text:p>530.5774182553</text:p>
          </table:table-cell>
          <table:table-cell table:formula="of:=([.D143]-[.B143])^2" office:value-type="float" office:value="55.7024486854822" calcext:value-type="float">
            <text:p>55.7024486855</text:p>
          </table:table-cell>
          <table:table-cell/>
          <table:table-cell table:formula="of:=([.$O$1]-[.C143])^2" office:value-type="float" office:value="336.527559472655" calcext:value-type="float">
            <text:p>336.5275594727</text:p>
          </table:table-cell>
          <table:table-cell table:formula="of:=([.$P$1]-[.D143])^2" office:value-type="float" office:value="1.29230713500961" calcext:value-type="float">
            <text:p>1.292307135</text:p>
          </table:table-cell>
          <table:table-cell table:number-columns-repeated="6"/>
        </table:table-row>
        <table:table-row table:style-name="ro1">
          <table:table-cell office:value-type="float" office:value="34.7185630507506" calcext:value-type="float">
            <text:p>34.7185630508</text:p>
          </table:table-cell>
          <table:table-cell office:value-type="float" office:value="14.7815323107048" calcext:value-type="float">
            <text:p>14.7815323107</text:p>
          </table:table-cell>
          <table:table-cell office:value-type="float" office:value="38" calcext:value-type="float">
            <text:p>38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([.C144]-[.A144])^2" office:value-type="float" office:value="10.7678284518991" calcext:value-type="float">
            <text:p>10.7678284519</text:p>
          </table:table-cell>
          <table:table-cell table:formula="of:=([.D144]-[.B144])^2" office:value-type="float" office:value="79.7175352787878" calcext:value-type="float">
            <text:p>79.7175352788</text:p>
          </table:table-cell>
          <table:table-cell/>
          <table:table-cell table:formula="of:=([.$O$1]-[.C144])^2" office:value-type="float" office:value="112.897265722657" calcext:value-type="float">
            <text:p>112.8972657227</text:p>
          </table:table-cell>
          <table:table-cell table:formula="of:=([.$P$1]-[.D144])^2" office:value-type="float" office:value="261.365321197508" calcext:value-type="float">
            <text:p>261.3653211975</text:p>
          </table:table-cell>
          <table:table-cell table:number-columns-repeated="6"/>
        </table:table-row>
        <table:table-row table:style-name="ro1">
          <table:table-cell office:value-type="float" office:value="14.8123130507506" calcext:value-type="float">
            <text:p>14.8123130508</text:p>
          </table:table-cell>
          <table:table-cell office:value-type="float" office:value="-31.3278426892952" calcext:value-type="float">
            <text:p>-31.3278426893</text:p>
          </table:table-cell>
          <table:table-cell office:value-type="float" office:value="36.7" calcext:value-type="float">
            <text:p>36.7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([.C145]-[.A145])^2" office:value-type="float" office:value="479.070839988342" calcext:value-type="float">
            <text:p>479.0708399883</text:p>
          </table:table-cell>
          <table:table-cell table:formula="of:=([.D145]-[.B145])^2" office:value-type="float" office:value="1192.8625776305" calcext:value-type="float">
            <text:p>1192.8625776305</text:p>
          </table:table-cell>
          <table:table-cell/>
          <table:table-cell table:formula="of:=([.$O$1]-[.C145])^2" office:value-type="float" office:value="86.9614532226572" calcext:value-type="float">
            <text:p>86.9614532227</text:p>
          </table:table-cell>
          <table:table-cell table:formula="of:=([.$P$1]-[.D145])^2" office:value-type="float" office:value="1344.45399307251" calcext:value-type="float">
            <text:p>1344.4539930725</text:p>
          </table:table-cell>
          <table:table-cell table:number-columns-repeated="6"/>
        </table:table-row>
        <table:table-row table:style-name="ro1">
          <table:table-cell office:value-type="float" office:value="27.4607505507506" calcext:value-type="float">
            <text:p>27.4607505508</text:p>
          </table:table-cell>
          <table:table-cell office:value-type="float" office:value="44.1565323107048" calcext:value-type="float">
            <text:p>44.1565323107</text:p>
          </table:table-cell>
          <table:table-cell office:value-type="float" office:value="33.66" calcext:value-type="float">
            <text:p>33.66</text:p>
          </table:table-cell>
          <table:table-cell office:value-type="float" office:value="73.16" calcext:value-type="float">
            <text:p>73.16</text:p>
          </table:table-cell>
          <table:table-cell/>
          <table:table-cell table:formula="of:=([.C146]-[.A146])^2" office:value-type="float" office:value="38.4306937340188" calcext:value-type="float">
            <text:p>38.430693734</text:p>
          </table:table-cell>
          <table:table-cell table:formula="of:=([.D146]-[.B146])^2" office:value-type="float" office:value="841.201138003989" calcext:value-type="float">
            <text:p>841.201138004</text:p>
          </table:table-cell>
          <table:table-cell/>
          <table:table-cell table:formula="of:=([.$O$1]-[.C146])^2" office:value-type="float" office:value="39.5051532226568" calcext:value-type="float">
            <text:p>39.5051532227</text:p>
          </table:table-cell>
          <table:table-cell table:formula="of:=([.$P$1]-[.D146])^2" office:value-type="float" office:value="1107.77161026001" calcext:value-type="float">
            <text:p>1107.77161026</text:p>
          </table:table-cell>
          <table:table-cell table:number-columns-repeated="6"/>
        </table:table-row>
        <table:table-row table:style-name="ro1">
          <table:table-cell office:value-type="float" office:value="21.9841880507506" calcext:value-type="float">
            <text:p>21.9841880508</text:p>
          </table:table-cell>
          <table:table-cell office:value-type="float" office:value="27.3440323107048" calcext:value-type="float">
            <text:p>27.34403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147]-[.A147])^2" office:value-type="float" office:value="321.334734039852" calcext:value-type="float">
            <text:p>321.3347340399</text:p>
          </table:table-cell>
          <table:table-cell table:formula="of:=([.D147]-[.B147])^2" office:value-type="float" office:value="30.0958414879905" calcext:value-type="float">
            <text:p>30.095841488</text:p>
          </table:table-cell>
          <table:table-cell/>
          <table:table-cell table:formula="of:=([.$O$1]-[.C147])^2" office:value-type="float" office:value="157.134059472657" calcext:value-type="float">
            <text:p>157.1340594727</text:p>
          </table:table-cell>
          <table:table-cell table:formula="of:=([.$P$1]-[.D147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-9.78143694924939" calcext:value-type="float">
            <text:p>-9.7814369492</text:p>
          </table:table-cell>
          <table:table-cell office:value-type="float" office:value="20.8127823107048" calcext:value-type="float">
            <text:p>20.8127823107</text:p>
          </table:table-cell>
          <table:table-cell office:value-type="float" office:value="14.66" calcext:value-type="float">
            <text:p>14.66</text:p>
          </table:table-cell>
          <table:table-cell office:value-type="float" office:value="-17.41" calcext:value-type="float">
            <text:p>-17.41</text:p>
          </table:table-cell>
          <table:table-cell/>
          <table:table-cell table:formula="of:=([.C148]-[.A148])^2" office:value-type="float" office:value="597.383840144133" calcext:value-type="float">
            <text:p>597.3838401441</text:p>
          </table:table-cell>
          <table:table-cell table:formula="of:=([.D148]-[.B148])^2" office:value-type="float" office:value="1460.98108757153" calcext:value-type="float">
            <text:p>1460.9810875715</text:p>
          </table:table-cell>
          <table:table-cell/>
          <table:table-cell table:formula="of:=([.$O$1]-[.C148])^2" office:value-type="float" office:value="161.663278222655" calcext:value-type="float">
            <text:p>161.6632782227</text:p>
          </table:table-cell>
          <table:table-cell table:formula="of:=([.$P$1]-[.D148])^2" office:value-type="float" office:value="3281.7770961975" calcext:value-type="float">
            <text:p>3281.7770961975</text:p>
          </table:table-cell>
          <table:table-cell table:number-columns-repeated="6"/>
        </table:table-row>
        <table:table-row table:style-name="ro1">
          <table:table-cell office:value-type="float" office:value="32.9295005507506" calcext:value-type="float">
            <text:p>32.9295005508</text:p>
          </table:table-cell>
          <table:table-cell office:value-type="float" office:value="59.7190323107048" calcext:value-type="float">
            <text:p>59.71903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149]-[.A149])^2" office:value-type="float" office:value="80.4698603689834" calcext:value-type="float">
            <text:p>80.469860369</text:p>
          </table:table-cell>
          <table:table-cell table:formula="of:=([.D149]-[.B149])^2" office:value-type="float" office:value="2231.52617365181" calcext:value-type="float">
            <text:p>2231.5261736518</text:p>
          </table:table-cell>
          <table:table-cell/>
          <table:table-cell table:formula="of:=([.$O$1]-[.C149])^2" office:value-type="float" office:value="210.984703222657" calcext:value-type="float">
            <text:p>210.9847032227</text:p>
          </table:table-cell>
          <table:table-cell table:formula="of:=([.$P$1]-[.D149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13.6853599257506" calcext:value-type="float">
            <text:p>13.6853599258</text:p>
          </table:table-cell>
          <table:table-cell office:value-type="float" office:value="26.4534073107048" calcext:value-type="float">
            <text:p>26.453407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150]-[.A150])^2" office:value-type="float" office:value="223.363783310232" calcext:value-type="float">
            <text:p>223.3637833102</text:p>
          </table:table-cell>
          <table:table-cell table:formula="of:=([.D150]-[.B150])^2" office:value-type="float" office:value="107.051980278176" calcext:value-type="float">
            <text:p>107.0519802782</text:p>
          </table:table-cell>
          <table:table-cell/>
          <table:table-cell table:formula="of:=([.$O$1]-[.C150])^2" office:value-type="float" office:value="819.945328222654" calcext:value-type="float">
            <text:p>819.9453282227</text:p>
          </table:table-cell>
          <table:table-cell table:formula="of:=([.$P$1]-[.D150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31.9763755507506" calcext:value-type="float">
            <text:p>31.9763755508</text:p>
          </table:table-cell>
          <table:table-cell office:value-type="float" office:value="34.5315323107048" calcext:value-type="float">
            <text:p>34.53153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151]-[.A151])^2" office:value-type="float" office:value="98.4783222097401" calcext:value-type="float">
            <text:p>98.4783222097</text:p>
          </table:table-cell>
          <table:table-cell table:formula="of:=([.D151]-[.B151])^2" office:value-type="float" office:value="486.270077250059" calcext:value-type="float">
            <text:p>486.2700772501</text:p>
          </table:table-cell>
          <table:table-cell/>
          <table:table-cell table:formula="of:=([.$O$1]-[.C151])^2" office:value-type="float" office:value="210.984703222657" calcext:value-type="float">
            <text:p>210.9847032227</text:p>
          </table:table-cell>
          <table:table-cell table:formula="of:=([.$P$1]-[.D151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23.7966880507506" calcext:value-type="float">
            <text:p>23.7966880508</text:p>
          </table:table-cell>
          <table:table-cell office:value-type="float" office:value="14.6877823107048" calcext:value-type="float">
            <text:p>14.68778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152]-[.A152])^2" office:value-type="float" office:value="327.729903531835" calcext:value-type="float">
            <text:p>327.7299035318</text:p>
          </table:table-cell>
          <table:table-cell table:formula="of:=([.D152]-[.B152])^2" office:value-type="float" office:value="4.87430273146117" calcext:value-type="float">
            <text:p>4.8743027315</text:p>
          </table:table-cell>
          <table:table-cell/>
          <table:table-cell table:formula="of:=([.$O$1]-[.C152])^2" office:value-type="float" office:value="210.984703222657" calcext:value-type="float">
            <text:p>210.9847032227</text:p>
          </table:table-cell>
          <table:table-cell table:formula="of:=([.$P$1]-[.D152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14.3279380507506" calcext:value-type="float">
            <text:p>14.3279380508</text:p>
          </table:table-cell>
          <table:table-cell office:value-type="float" office:value="32.3440323107048" calcext:value-type="float">
            <text:p>32.344032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153]-[.A153])^2" office:value-type="float" office:value="242.983812674039" calcext:value-type="float">
            <text:p>242.983812674</text:p>
          </table:table-cell>
          <table:table-cell table:formula="of:=([.D153]-[.B153])^2" office:value-type="float" office:value="19.8556480480425" calcext:value-type="float">
            <text:p>19.855648048</text:p>
          </table:table-cell>
          <table:table-cell/>
          <table:table-cell table:formula="of:=([.$O$1]-[.C153])^2" office:value-type="float" office:value="819.945328222654" calcext:value-type="float">
            <text:p>819.9453282227</text:p>
          </table:table-cell>
          <table:table-cell table:formula="of:=([.$P$1]-[.D153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28.2459068007506" calcext:value-type="float">
            <text:p>28.2459068008</text:p>
          </table:table-cell>
          <table:table-cell office:value-type="float" office:value="71.2502823107048" calcext:value-type="float">
            <text:p>71.2502823107</text:p>
          </table:table-cell>
          <table:table-cell office:value-type="float" office:value="13.75" calcext:value-type="float">
            <text:p>13.75</text:p>
          </table:table-cell>
          <table:table-cell office:value-type="float" office:value="100.48" calcext:value-type="float">
            <text:p>100.48</text:p>
          </table:table-cell>
          <table:table-cell/>
          <table:table-cell table:formula="of:=([.C154]-[.A154])^2" office:value-type="float" office:value="210.131313976048" calcext:value-type="float">
            <text:p>210.131313976</text:p>
          </table:table-cell>
          <table:table-cell table:formula="of:=([.D154]-[.B154])^2" office:value-type="float" office:value="854.376396195896" calcext:value-type="float">
            <text:p>854.3763961959</text:p>
          </table:table-cell>
          <table:table-cell/>
          <table:table-cell table:formula="of:=([.$O$1]-[.C154])^2" office:value-type="float" office:value="185.632109472655" calcext:value-type="float">
            <text:p>185.6321094727</text:p>
          </table:table-cell>
          <table:table-cell table:formula="of:=([.$P$1]-[.D154])^2" office:value-type="float" office:value="3672.74822901002" calcext:value-type="float">
            <text:p>3672.74822901</text:p>
          </table:table-cell>
          <table:table-cell table:number-columns-repeated="6"/>
        </table:table-row>
        <table:table-row table:style-name="ro1">
          <table:table-cell office:value-type="float" office:value="28.3513755507506" calcext:value-type="float">
            <text:p>28.3513755508</text:p>
          </table:table-cell>
          <table:table-cell office:value-type="float" office:value="-9.62471768929517" calcext:value-type="float">
            <text:p>-9.6247176893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155]-[.A155])^2" office:value-type="float" office:value="183.565224466798" calcext:value-type="float">
            <text:p>183.5652244668</text:p>
          </table:table-cell>
          <table:table-cell table:formula="of:=([.D155]-[.B155])^2" office:value-type="float" office:value="488.618544123439" calcext:value-type="float">
            <text:p>488.6185441234</text:p>
          </table:table-cell>
          <table:table-cell/>
          <table:table-cell table:formula="of:=([.$O$1]-[.C155])^2" office:value-type="float" office:value="210.984703222657" calcext:value-type="float">
            <text:p>210.9847032227</text:p>
          </table:table-cell>
          <table:table-cell table:formula="of:=([.$P$1]-[.D155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35.5740318007506" calcext:value-type="float">
            <text:p>35.5740318008</text:p>
          </table:table-cell>
          <table:table-cell office:value-type="float" office:value="30.9065323107048" calcext:value-type="float">
            <text:p>30.9065323107</text:p>
          </table:table-cell>
          <table:table-cell office:value-type="float" office:value="44.41" calcext:value-type="float">
            <text:p>44.41</text:p>
          </table:table-cell>
          <table:table-cell office:value-type="float" office:value="26.1" calcext:value-type="float">
            <text:p>26.1</text:p>
          </table:table-cell>
          <table:table-cell/>
          <table:table-cell table:formula="of:=([.C156]-[.A156])^2" office:value-type="float" office:value="78.0743340181464" calcext:value-type="float">
            <text:p>78.0743340181</text:p>
          </table:table-cell>
          <table:table-cell table:formula="of:=([.D156]-[.B156])^2" office:value-type="float" office:value="23.1027528538495" calcext:value-type="float">
            <text:p>23.1027528538</text:p>
          </table:table-cell>
          <table:table-cell/>
          <table:table-cell table:formula="of:=([.$O$1]-[.C156])^2" office:value-type="float" office:value="290.201871972658" calcext:value-type="float">
            <text:p>290.2018719727</text:p>
          </table:table-cell>
          <table:table-cell table:formula="of:=([.$P$1]-[.D156])^2" office:value-type="float" office:value="189.800132135008" calcext:value-type="float">
            <text:p>189.800132135</text:p>
          </table:table-cell>
          <table:table-cell table:number-columns-repeated="6"/>
        </table:table-row>
        <table:table-row table:style-name="ro1">
          <table:table-cell office:value-type="float" office:value="17.8279380507506" calcext:value-type="float">
            <text:p>17.8279380508</text:p>
          </table:table-cell>
          <table:table-cell office:value-type="float" office:value="-30.0309676892952" calcext:value-type="float">
            <text:p>-30.030967689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21" calcext:value-type="float">
            <text:p>31.21</text:p>
          </table:table-cell>
          <table:table-cell/>
          <table:table-cell table:formula="of:=([.C157]-[.A157])^2" office:value-type="float" office:value="148.89031581332" calcext:value-type="float">
            <text:p>148.8903158133</text:p>
          </table:table-cell>
          <table:table-cell table:formula="of:=([.D157]-[.B157])^2" office:value-type="float" office:value="3750.45612352129" calcext:value-type="float">
            <text:p>3750.4561235213</text:p>
          </table:table-cell>
          <table:table-cell/>
          <table:table-cell table:formula="of:=([.$O$1]-[.C157])^2" office:value-type="float" office:value="7.0506844726565" calcext:value-type="float">
            <text:p>7.0506844727</text:p>
          </table:table-cell>
          <table:table-cell table:formula="of:=([.$P$1]-[.D157])^2" office:value-type="float" office:value="75.1133680725087" calcext:value-type="float">
            <text:p>75.1133680725</text:p>
          </table:table-cell>
          <table:table-cell table:number-columns-repeated="6"/>
        </table:table-row>
        <table:table-row table:style-name="ro1">
          <table:table-cell office:value-type="float" office:value="32.8435630507506" calcext:value-type="float">
            <text:p>32.8435630508</text:p>
          </table:table-cell>
          <table:table-cell office:value-type="float" office:value="57.7190323107048" calcext:value-type="float">
            <text:p>57.7190323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158]-[.A158])^2" office:value-type="float" office:value="78.6137041750148" calcext:value-type="float">
            <text:p>78.613704175</text:p>
          </table:table-cell>
          <table:table-cell table:formula="of:=([.D158]-[.B158])^2" office:value-type="float" office:value="167.418557137464" calcext:value-type="float">
            <text:p>167.4185571375</text:p>
          </table:table-cell>
          <table:table-cell/>
          <table:table-cell table:formula="of:=([.$O$1]-[.C158])^2" office:value-type="float" office:value="205.501184472658" calcext:value-type="float">
            <text:p>205.5011844727</text:p>
          </table:table-cell>
          <table:table-cell table:formula="of:=([.$P$1]-[.D158])^2" office:value-type="float" office:value="24.0414008850104" calcext:value-type="float">
            <text:p>24.041400885</text:p>
          </table:table-cell>
          <table:table-cell table:number-columns-repeated="6"/>
        </table:table-row>
        <table:table-row table:style-name="ro1">
          <table:table-cell office:value-type="float" office:value="39.7420005507506" calcext:value-type="float">
            <text:p>39.7420005508</text:p>
          </table:table-cell>
          <table:table-cell office:value-type="float" office:value="-0.187217689295167" calcext:value-type="float">
            <text:p>-0.1872176893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159]-[.A159])^2" office:value-type="float" office:value="733.976493841871" calcext:value-type="float">
            <text:p>733.9764938419</text:p>
          </table:table-cell>
          <table:table-cell table:formula="of:=([.D159]-[.B159])^2" office:value-type="float" office:value="61.0395674344623" calcext:value-type="float">
            <text:p>61.0395674345</text:p>
          </table:table-cell>
          <table:table-cell/>
          <table:table-cell table:formula="of:=([.$O$1]-[.C159])^2" office:value-type="float" office:value="216.816421972655" calcext:value-type="float">
            <text:p>216.8164219727</text:p>
          </table:table-cell>
          <table:table-cell table:formula="of:=([.$P$1]-[.D159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9.57012555075061" calcext:value-type="float">
            <text:p>9.5701255508</text:p>
          </table:table-cell>
          <table:table-cell office:value-type="float" office:value="-5.62471768929517" calcext:value-type="float">
            <text:p>-5.6247176893</text:p>
          </table:table-cell>
          <table:table-cell office:value-type="float" office:value="9.03" calcext:value-type="float">
            <text:p>9.03</text:p>
          </table:table-cell>
          <table:table-cell office:value-type="float" office:value="38.74" calcext:value-type="float">
            <text:p>38.74</text:p>
          </table:table-cell>
          <table:table-cell/>
          <table:table-cell table:formula="of:=([.C160]-[.A160])^2" office:value-type="float" office:value="0.291735610573651" calcext:value-type="float">
            <text:p>0.2917356106</text:p>
          </table:table-cell>
          <table:table-cell table:formula="of:=([.D160]-[.B160])^2" office:value-type="float" office:value="1968.22817565086" calcext:value-type="float">
            <text:p>1968.2281756509</text:p>
          </table:table-cell>
          <table:table-cell/>
          <table:table-cell table:formula="of:=([.$O$1]-[.C160])^2" office:value-type="float" office:value="336.527559472655" calcext:value-type="float">
            <text:p>336.5275594727</text:p>
          </table:table-cell>
          <table:table-cell table:formula="of:=([.$P$1]-[.D160])^2" office:value-type="float" office:value="1.29230713500961" calcext:value-type="float">
            <text:p>1.292307135</text:p>
          </table:table-cell>
          <table:table-cell table:number-columns-repeated="6"/>
        </table:table-row>
        <table:table-row table:style-name="ro1">
          <table:table-cell office:value-type="float" office:value="37.3855552382506" calcext:value-type="float">
            <text:p>37.3855552383</text:p>
          </table:table-cell>
          <table:table-cell office:value-type="float" office:value="46.5627823107048" calcext:value-type="float">
            <text:p>46.5627823107</text:p>
          </table:table-cell>
          <table:table-cell office:value-type="float" office:value="38" calcext:value-type="float">
            <text:p>38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([.C161]-[.A161])^2" office:value-type="float" office:value="0.377542365241264" calcext:value-type="float">
            <text:p>0.3775423652</text:p>
          </table:table-cell>
          <table:table-cell table:formula="of:=([.D161]-[.B161])^2" office:value-type="float" office:value="522.249659340464" calcext:value-type="float">
            <text:p>522.2496593405</text:p>
          </table:table-cell>
          <table:table-cell/>
          <table:table-cell table:formula="of:=([.$O$1]-[.C161])^2" office:value-type="float" office:value="112.897265722657" calcext:value-type="float">
            <text:p>112.8972657227</text:p>
          </table:table-cell>
          <table:table-cell table:formula="of:=([.$P$1]-[.D161])^2" office:value-type="float" office:value="261.365321197508" calcext:value-type="float">
            <text:p>261.3653211975</text:p>
          </table:table-cell>
          <table:table-cell table:number-columns-repeated="6"/>
        </table:table-row>
        <table:table-row table:style-name="ro1">
          <table:table-cell office:value-type="float" office:value="2.76543805075061" calcext:value-type="float">
            <text:p>2.7654380508</text:p>
          </table:table-cell>
          <table:table-cell office:value-type="float" office:value="23.6252823107048" calcext:value-type="float">
            <text:p>23.625282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162]-[.A162])^2" office:value-type="float" office:value="16.2041515004309" calcext:value-type="float">
            <text:p>16.2041515004</text:p>
          </table:table-cell>
          <table:table-cell table:formula="of:=([.D162]-[.B162])^2" office:value-type="float" office:value="173.573186192627" calcext:value-type="float">
            <text:p>173.5731861926</text:p>
          </table:table-cell>
          <table:table-cell/>
          <table:table-cell table:formula="of:=([.$O$1]-[.C162])^2" office:value-type="float" office:value="819.945328222654" calcext:value-type="float">
            <text:p>819.9453282227</text:p>
          </table:table-cell>
          <table:table-cell table:formula="of:=([.$P$1]-[.D162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18.9373130507506" calcext:value-type="float">
            <text:p>18.9373130508</text:p>
          </table:table-cell>
          <table:table-cell office:value-type="float" office:value="44.0627823107048" calcext:value-type="float">
            <text:p>44.0627823107</text:p>
          </table:table-cell>
          <table:table-cell office:value-type="float" office:value="9.03" calcext:value-type="float">
            <text:p>9.03</text:p>
          </table:table-cell>
          <table:table-cell office:value-type="float" office:value="38.74" calcext:value-type="float">
            <text:p>38.74</text:p>
          </table:table-cell>
          <table:table-cell/>
          <table:table-cell table:formula="of:=([.C163]-[.A163])^2" office:value-type="float" office:value="98.1548518855734" calcext:value-type="float">
            <text:p>98.1548518856</text:p>
          </table:table-cell>
          <table:table-cell table:formula="of:=([.D163]-[.B163])^2" office:value-type="float" office:value="28.3320115271522" calcext:value-type="float">
            <text:p>28.3320115272</text:p>
          </table:table-cell>
          <table:table-cell/>
          <table:table-cell table:formula="of:=([.$O$1]-[.C163])^2" office:value-type="float" office:value="336.527559472655" calcext:value-type="float">
            <text:p>336.5275594727</text:p>
          </table:table-cell>
          <table:table-cell table:formula="of:=([.$P$1]-[.D163])^2" office:value-type="float" office:value="1.29230713500961" calcext:value-type="float">
            <text:p>1.292307135</text:p>
          </table:table-cell>
          <table:table-cell table:number-columns-repeated="6"/>
        </table:table-row>
        <table:table-row table:style-name="ro1">
          <table:table-cell office:value-type="float" office:value="38.1052818007506" calcext:value-type="float">
            <text:p>38.1052818008</text:p>
          </table:table-cell>
          <table:table-cell office:value-type="float" office:value="97.1565323107048" calcext:value-type="float">
            <text:p>97.156532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164]-[.A164])^2" office:value-type="float" office:value="90.1603764756658" calcext:value-type="float">
            <text:p>90.1603764757</text:p>
          </table:table-cell>
          <table:table-cell table:formula="of:=([.D164]-[.B164])^2" office:value-type="float" office:value="398.263181868206" calcext:value-type="float">
            <text:p>398.2631818682</text:p>
          </table:table-cell>
          <table:table-cell/>
          <table:table-cell table:formula="of:=([.$O$1]-[.C164])^2" office:value-type="float" office:value="1.52599697265636" calcext:value-type="float">
            <text:p>1.5259969727</text:p>
          </table:table-cell>
          <table:table-cell table:formula="of:=([.$P$1]-[.D164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44.6404380507506" calcext:value-type="float">
            <text:p>44.6404380508</text:p>
          </table:table-cell>
          <table:table-cell office:value-type="float" office:value="81.7815323107048" calcext:value-type="float">
            <text:p>81.7815323107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165]-[.A165])^2" office:value-type="float" office:value="1023.38812667891" calcext:value-type="float">
            <text:p>1023.3881266789</text:p>
          </table:table-cell>
          <table:table-cell table:formula="of:=([.D165]-[.B165])^2" office:value-type="float" office:value="8060.72354405814" calcext:value-type="float">
            <text:p>8060.7235440581</text:p>
          </table:table-cell>
          <table:table-cell/>
          <table:table-cell table:formula="of:=([.$O$1]-[.C165])^2" office:value-type="float" office:value="216.816421972655" calcext:value-type="float">
            <text:p>216.8164219727</text:p>
          </table:table-cell>
          <table:table-cell table:formula="of:=([.$P$1]-[.D165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31.3337974257506" calcext:value-type="float">
            <text:p>31.3337974258</text:p>
          </table:table-cell>
          <table:table-cell office:value-type="float" office:value="51.2815323107048" calcext:value-type="float">
            <text:p>51.281532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166]-[.A166])^2" office:value-type="float" office:value="7.41907241652566" calcext:value-type="float">
            <text:p>7.4190724165</text:p>
          </table:table-cell>
          <table:table-cell table:formula="of:=([.D166]-[.B166])^2" office:value-type="float" office:value="671.766967361038" calcext:value-type="float">
            <text:p>671.766967361</text:p>
          </table:table-cell>
          <table:table-cell/>
          <table:table-cell table:formula="of:=([.$O$1]-[.C166])^2" office:value-type="float" office:value="1.52599697265636" calcext:value-type="float">
            <text:p>1.5259969727</text:p>
          </table:table-cell>
          <table:table-cell table:formula="of:=([.$P$1]-[.D166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29.0877036757506" calcext:value-type="float">
            <text:p>29.0877036758</text:p>
          </table:table-cell>
          <table:table-cell office:value-type="float" office:value="40.5471573107048" calcext:value-type="float">
            <text:p>40.547157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167]-[.A167])^2" office:value-type="float" office:value="117.122097729862" calcext:value-type="float">
            <text:p>117.1220977299</text:p>
          </table:table-cell>
          <table:table-cell table:formula="of:=([.D167]-[.B167])^2" office:value-type="float" office:value="59.5545169581651" calcext:value-type="float">
            <text:p>59.5545169582</text:p>
          </table:table-cell>
          <table:table-cell/>
          <table:table-cell table:formula="of:=([.$O$1]-[.C167])^2" office:value-type="float" office:value="157.134059472657" calcext:value-type="float">
            <text:p>157.1340594727</text:p>
          </table:table-cell>
          <table:table-cell table:formula="of:=([.$P$1]-[.D167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28.4568443007506" calcext:value-type="float">
            <text:p>28.4568443008</text:p>
          </table:table-cell>
          <table:table-cell office:value-type="float" office:value="129.000282310705" calcext:value-type="float">
            <text:p>129.00028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168]-[.A168])^2" office:value-type="float" office:value="131.174775471249" calcext:value-type="float">
            <text:p>131.1747754712</text:p>
          </table:table-cell>
          <table:table-cell table:formula="of:=([.D168]-[.B168])^2" office:value-type="float" office:value="159.27152560189" calcext:value-type="float">
            <text:p>159.2715256019</text:p>
          </table:table-cell>
          <table:table-cell/>
          <table:table-cell table:formula="of:=([.$O$1]-[.C168])^2" office:value-type="float" office:value="157.134059472657" calcext:value-type="float">
            <text:p>157.1340594727</text:p>
          </table:table-cell>
          <table:table-cell table:formula="of:=([.$P$1]-[.D168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25.6638755507506" calcext:value-type="float">
            <text:p>25.6638755508</text:p>
          </table:table-cell>
          <table:table-cell office:value-type="float" office:value="-7.90596768929517" calcext:value-type="float">
            <text:p>-7.9059676893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169]-[.A169])^2" office:value-type="float" office:value="169.360956850424" calcext:value-type="float">
            <text:p>169.3609568504</text:p>
          </table:table-cell>
          <table:table-cell table:formula="of:=([.D169]-[.B169])^2" office:value-type="float" office:value="0.00884207545649022" calcext:value-type="float">
            <text:p>0.0088420755</text:p>
          </table:table-cell>
          <table:table-cell/>
          <table:table-cell table:formula="of:=([.$O$1]-[.C169])^2" office:value-type="float" office:value="216.816421972655" calcext:value-type="float">
            <text:p>216.8164219727</text:p>
          </table:table-cell>
          <table:table-cell table:formula="of:=([.$P$1]-[.D169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31.1209068007506" calcext:value-type="float">
            <text:p>31.1209068008</text:p>
          </table:table-cell>
          <table:table-cell office:value-type="float" office:value="57.1409073107048" calcext:value-type="float">
            <text:p>57.140907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170]-[.A170])^2" office:value-type="float" office:value="116.188850198104" calcext:value-type="float">
            <text:p>116.1888501981</text:p>
          </table:table-cell>
          <table:table-cell table:formula="of:=([.D170]-[.B170])^2" office:value-type="float" office:value="1994.59664181537" calcext:value-type="float">
            <text:p>1994.5966418154</text:p>
          </table:table-cell>
          <table:table-cell/>
          <table:table-cell table:formula="of:=([.$O$1]-[.C170])^2" office:value-type="float" office:value="210.984703222657" calcext:value-type="float">
            <text:p>210.9847032227</text:p>
          </table:table-cell>
          <table:table-cell table:formula="of:=([.$P$1]-[.D170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48.9295005507506" calcext:value-type="float">
            <text:p>48.9295005508</text:p>
          </table:table-cell>
          <table:table-cell office:value-type="float" office:value="57.0315323107048" calcext:value-type="float">
            <text:p>57.03153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171]-[.A171])^2" office:value-type="float" office:value="49.4138779930033" calcext:value-type="float">
            <text:p>49.413877993</text:p>
          </table:table-cell>
          <table:table-cell table:formula="of:=([.D171]-[.B171])^2" office:value-type="float" office:value="1984.83903123178" calcext:value-type="float">
            <text:p>1984.8390312318</text:p>
          </table:table-cell>
          <table:table-cell/>
          <table:table-cell table:formula="of:=([.$O$1]-[.C171])^2" office:value-type="float" office:value="210.984703222657" calcext:value-type="float">
            <text:p>210.9847032227</text:p>
          </table:table-cell>
          <table:table-cell table:formula="of:=([.$P$1]-[.D171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30.6521568007506" calcext:value-type="float">
            <text:p>30.6521568008</text:p>
          </table:table-cell>
          <table:table-cell office:value-type="float" office:value="33.0471573107048" calcext:value-type="float">
            <text:p>33.047157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172]-[.A172])^2" office:value-type="float" office:value="85.7076607018881" calcext:value-type="float">
            <text:p>85.7076607019</text:p>
          </table:table-cell>
          <table:table-cell table:formula="of:=([.D172]-[.B172])^2" office:value-type="float" office:value="6944.36267067881" calcext:value-type="float">
            <text:p>6944.3626706788</text:p>
          </table:table-cell>
          <table:table-cell/>
          <table:table-cell table:formula="of:=([.$O$1]-[.C172])^2" office:value-type="float" office:value="157.134059472657" calcext:value-type="float">
            <text:p>157.1340594727</text:p>
          </table:table-cell>
          <table:table-cell table:formula="of:=([.$P$1]-[.D172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34.8005943007506" calcext:value-type="float">
            <text:p>34.8005943008</text:p>
          </table:table-cell>
          <table:table-cell office:value-type="float" office:value="64.9260635607048" calcext:value-type="float">
            <text:p>64.9260635607</text:p>
          </table:table-cell>
          <table:table-cell office:value-type="float" office:value="23.76" calcext:value-type="float">
            <text:p>23.7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([.C173]-[.A173])^2" office:value-type="float" office:value="121.894722513767" calcext:value-type="float">
            <text:p>121.8947225138</text:p>
          </table:table-cell>
          <table:table-cell table:formula="of:=([.D173]-[.B173])^2" office:value-type="float" office:value="3144.28634779811" calcext:value-type="float">
            <text:p>3144.2863477981</text:p>
          </table:table-cell>
          <table:table-cell/>
          <table:table-cell table:formula="of:=([.$O$1]-[.C173])^2" office:value-type="float" office:value="13.0659657226559" calcext:value-type="float">
            <text:p>13.0659657227</text:p>
          </table:table-cell>
          <table:table-cell table:formula="of:=([.$P$1]-[.D173])^2" office:value-type="float" office:value="6580.97408526002" calcext:value-type="float">
            <text:p>6580.97408526</text:p>
          </table:table-cell>
          <table:table-cell table:number-columns-repeated="6"/>
        </table:table-row>
        <table:table-row table:style-name="ro1">
          <table:table-cell office:value-type="float" office:value="36.3982505507506" calcext:value-type="float">
            <text:p>36.3982505508</text:p>
          </table:table-cell>
          <table:table-cell office:value-type="float" office:value="96.3440323107048" calcext:value-type="float">
            <text:p>96.3440323107</text:p>
          </table:table-cell>
          <table:table-cell office:value-type="float" office:value="35.7" calcext:value-type="float">
            <text:p>35.7</text:p>
          </table:table-cell>
          <table:table-cell office:value-type="float" office:value="139.71" calcext:value-type="float">
            <text:p>139.71</text:p>
          </table:table-cell>
          <table:table-cell/>
          <table:table-cell table:formula="of:=([.C174]-[.A174])^2" office:value-type="float" office:value="0.487553831623527" calcext:value-type="float">
            <text:p>0.4875538316</text:p>
          </table:table-cell>
          <table:table-cell table:formula="of:=([.D174]-[.B174])^2" office:value-type="float" office:value="1880.60715362899" calcext:value-type="float">
            <text:p>1880.607153629</text:p>
          </table:table-cell>
          <table:table-cell/>
          <table:table-cell table:formula="of:=([.$O$1]-[.C174])^2" office:value-type="float" office:value="69.3108282226571" calcext:value-type="float">
            <text:p>69.3108282227</text:p>
          </table:table-cell>
          <table:table-cell table:formula="of:=([.$P$1]-[.D174])^2" office:value-type="float" office:value="9966.66844619752" calcext:value-type="float">
            <text:p>9966.6684461975</text:p>
          </table:table-cell>
          <table:table-cell table:number-columns-repeated="6"/>
        </table:table-row>
        <table:table-row table:style-name="ro1">
          <table:table-cell office:value-type="float" office:value="30.2302818007506" calcext:value-type="float">
            <text:p>30.2302818008</text:p>
          </table:table-cell>
          <table:table-cell office:value-type="float" office:value="44.4377823107048" calcext:value-type="float">
            <text:p>44.4377823107</text:p>
          </table:table-cell>
          <table:table-cell office:value-type="float" office:value="-35.3" calcext:value-type="float">
            <text:p>-35.3</text:p>
          </table:table-cell>
          <table:table-cell office:value-type="float" office:value="149.12" calcext:value-type="float">
            <text:p>149.12</text:p>
          </table:table-cell>
          <table:table-cell/>
          <table:table-cell table:formula="of:=([.C175]-[.A175])^2" office:value-type="float" office:value="4294.21783288579" calcext:value-type="float">
            <text:p>4294.2178328858</text:p>
          </table:table-cell>
          <table:table-cell table:formula="of:=([.D175]-[.B175])^2" office:value-type="float" office:value="10958.366700349" calcext:value-type="float">
            <text:p>10958.366700349</text:p>
          </table:table-cell>
          <table:table-cell/>
          <table:table-cell table:formula="of:=([.$O$1]-[.C175])^2" office:value-type="float" office:value="3928.11645322265" calcext:value-type="float">
            <text:p>3928.1164532227</text:p>
          </table:table-cell>
          <table:table-cell table:formula="of:=([.$P$1]-[.D175])^2" office:value-type="float" office:value="11934.07742901" calcext:value-type="float">
            <text:p>11934.07742901</text:p>
          </table:table-cell>
          <table:table-cell table:number-columns-repeated="6"/>
        </table:table-row>
        <table:table-row table:style-name="ro1">
          <table:table-cell office:value-type="float" office:value="24.1189536757506" calcext:value-type="float">
            <text:p>24.1189536758</text:p>
          </table:table-cell>
          <table:table-cell office:value-type="float" office:value="57.0627823107048" calcext:value-type="float">
            <text:p>57.0627823107</text:p>
          </table:table-cell>
          <table:table-cell office:value-type="float" office:value="30.03" calcext:value-type="float">
            <text:p>30.03</text:p>
          </table:table-cell>
          <table:table-cell office:value-type="float" office:value="31.21" calcext:value-type="float">
            <text:p>31.21</text:p>
          </table:table-cell>
          <table:table-cell/>
          <table:table-cell table:formula="of:=([.C176]-[.A176])^2" office:value-type="float" office:value="34.9404686474222" calcext:value-type="float">
            <text:p>34.9404686474</text:p>
          </table:table-cell>
          <table:table-cell table:formula="of:=([.D176]-[.B176])^2" office:value-type="float" office:value="668.366353204693" calcext:value-type="float">
            <text:p>668.3663532047</text:p>
          </table:table-cell>
          <table:table-cell/>
          <table:table-cell table:formula="of:=([.$O$1]-[.C176])^2" office:value-type="float" office:value="7.0506844726565" calcext:value-type="float">
            <text:p>7.0506844727</text:p>
          </table:table-cell>
          <table:table-cell table:formula="of:=([.$P$1]-[.D176])^2" office:value-type="float" office:value="75.1133680725087" calcext:value-type="float">
            <text:p>75.1133680725</text:p>
          </table:table-cell>
          <table:table-cell table:number-columns-repeated="6"/>
        </table:table-row>
        <table:table-row table:style-name="ro1">
          <table:table-cell office:value-type="float" office:value="-0.17987444924939" calcext:value-type="float">
            <text:p>-0.1798744492</text:p>
          </table:table-cell>
          <table:table-cell office:value-type="float" office:value="83.8440323107048" calcext:value-type="float">
            <text:p>83.8440323107</text:p>
          </table:table-cell>
          <table:table-cell office:value-type="float" office:value="-35.3" calcext:value-type="float">
            <text:p>-35.3</text:p>
          </table:table-cell>
          <table:table-cell office:value-type="float" office:value="149.12" calcext:value-type="float">
            <text:p>149.12</text:p>
          </table:table-cell>
          <table:table-cell/>
          <table:table-cell table:formula="of:=([.C177]-[.A177])^2" office:value-type="float" office:value="1233.42321870049" calcext:value-type="float">
            <text:p>1233.4232187005</text:p>
          </table:table-cell>
          <table:table-cell table:formula="of:=([.D177]-[.B177])^2" office:value-type="float" office:value="4260.95195777391" calcext:value-type="float">
            <text:p>4260.9519577739</text:p>
          </table:table-cell>
          <table:table-cell/>
          <table:table-cell table:formula="of:=([.$O$1]-[.C177])^2" office:value-type="float" office:value="3928.11645322265" calcext:value-type="float">
            <text:p>3928.1164532227</text:p>
          </table:table-cell>
          <table:table-cell table:formula="of:=([.$P$1]-[.D177])^2" office:value-type="float" office:value="11934.07742901" calcext:value-type="float">
            <text:p>11934.07742901</text:p>
          </table:table-cell>
          <table:table-cell table:number-columns-repeated="6"/>
        </table:table-row>
        <table:table-row table:style-name="ro1">
          <table:table-cell office:value-type="float" office:value="11.9646568007506" calcext:value-type="float">
            <text:p>11.9646568008</text:p>
          </table:table-cell>
          <table:table-cell office:value-type="float" office:value="-30.5309676892952" calcext:value-type="float">
            <text:p>-30.5309676893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178]-[.A178])^2" office:value-type="float" office:value="174.891547497639" calcext:value-type="float">
            <text:p>174.8915474976</text:p>
          </table:table-cell>
          <table:table-cell table:formula="of:=([.D178]-[.B178])^2" office:value-type="float" office:value="4533.45920997691" calcext:value-type="float">
            <text:p>4533.4592099769</text:p>
          </table:table-cell>
          <table:table-cell/>
          <table:table-cell table:formula="of:=([.$O$1]-[.C178])^2" office:value-type="float" office:value="819.945328222654" calcext:value-type="float">
            <text:p>819.9453282227</text:p>
          </table:table-cell>
          <table:table-cell table:formula="of:=([.$P$1]-[.D178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28.7322349257506" calcext:value-type="float">
            <text:p>28.7322349258</text:p>
          </table:table-cell>
          <table:table-cell office:value-type="float" office:value="7.00028231070483" calcext:value-type="float">
            <text:p>7.00028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179]-[.A179])^2" office:value-type="float" office:value="124.942432055109" calcext:value-type="float">
            <text:p>124.9424320551</text:p>
          </table:table-cell>
          <table:table-cell table:formula="of:=([.D179]-[.B179])^2" office:value-type="float" office:value="667.174315908688" calcext:value-type="float">
            <text:p>667.1743159087</text:p>
          </table:table-cell>
          <table:table-cell/>
          <table:table-cell table:formula="of:=([.$O$1]-[.C179])^2" office:value-type="float" office:value="157.134059472657" calcext:value-type="float">
            <text:p>157.1340594727</text:p>
          </table:table-cell>
          <table:table-cell table:formula="of:=([.$P$1]-[.D179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35.7732505507506" calcext:value-type="float">
            <text:p>35.7732505508</text:p>
          </table:table-cell>
          <table:table-cell office:value-type="float" office:value="36.4690323107048" calcext:value-type="float">
            <text:p>36.4690323107</text:p>
          </table:table-cell>
          <table:table-cell office:value-type="float" office:value="41.33" calcext:value-type="float">
            <text:p>41.33</text:p>
          </table:table-cell>
          <table:table-cell office:value-type="float" office:value="19.8" calcext:value-type="float">
            <text:p>19.8</text:p>
          </table:table-cell>
          <table:table-cell/>
          <table:table-cell table:formula="of:=([.C180]-[.A180])^2" office:value-type="float" office:value="30.8774644417334" calcext:value-type="float">
            <text:p>30.8774644417</text:p>
          </table:table-cell>
          <table:table-cell table:formula="of:=([.D180]-[.B180])^2" office:value-type="float" office:value="277.856638175322" calcext:value-type="float">
            <text:p>277.8566381753</text:p>
          </table:table-cell>
          <table:table-cell/>
          <table:table-cell table:formula="of:=([.$O$1]-[.C180])^2" office:value-type="float" office:value="194.750746972657" calcext:value-type="float">
            <text:p>194.7507469727</text:p>
          </table:table-cell>
          <table:table-cell table:formula="of:=([.$P$1]-[.D180])^2" office:value-type="float" office:value="403.077772760007" calcext:value-type="float">
            <text:p>403.07777276</text:p>
          </table:table-cell>
          <table:table-cell table:number-columns-repeated="6"/>
        </table:table-row>
        <table:table-row table:style-name="ro1">
          <table:table-cell office:value-type="float" office:value="0.63262555075061" calcext:value-type="float">
            <text:p>0.6326255508</text:p>
          </table:table-cell>
          <table:table-cell office:value-type="float" office:value="-3.46846768929517" calcext:value-type="float">
            <text:p>-3.4684676893</text:p>
          </table:table-cell>
          <table:table-cell office:value-type="float" office:value="36.7" calcext:value-type="float">
            <text:p>36.7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([.C181]-[.A181])^2" office:value-type="float" office:value="1300.85549966237" calcext:value-type="float">
            <text:p>1300.8554996624</text:p>
          </table:table-cell>
          <table:table-cell table:formula="of:=([.D181]-[.B181])^2" office:value-type="float" office:value="44.6019306769595" calcext:value-type="float">
            <text:p>44.601930677</text:p>
          </table:table-cell>
          <table:table-cell/>
          <table:table-cell table:formula="of:=([.$O$1]-[.C181])^2" office:value-type="float" office:value="86.9614532226572" calcext:value-type="float">
            <text:p>86.9614532227</text:p>
          </table:table-cell>
          <table:table-cell table:formula="of:=([.$P$1]-[.D181])^2" office:value-type="float" office:value="1344.45399307251" calcext:value-type="float">
            <text:p>1344.4539930725</text:p>
          </table:table-cell>
          <table:table-cell table:number-columns-repeated="6"/>
        </table:table-row>
        <table:table-row table:style-name="ro1">
          <table:table-cell office:value-type="float" office:value="-6.50018694924939" calcext:value-type="float">
            <text:p>-6.5001869492</text:p>
          </table:table-cell>
          <table:table-cell office:value-type="float" office:value="57.5002823107048" calcext:value-type="float">
            <text:p>57.50028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182]-[.A182])^2" office:value-type="float" office:value="2153.90545266428" calcext:value-type="float">
            <text:p>2153.9054526643</text:p>
          </table:table-cell>
          <table:table-cell table:formula="of:=([.D182]-[.B182])^2" office:value-type="float" office:value="608.622829289876" calcext:value-type="float">
            <text:p>608.6228292899</text:p>
          </table:table-cell>
          <table:table-cell/>
          <table:table-cell table:formula="of:=([.$O$1]-[.C182])^2" office:value-type="float" office:value="157.134059472657" calcext:value-type="float">
            <text:p>157.1340594727</text:p>
          </table:table-cell>
          <table:table-cell table:formula="of:=([.$P$1]-[.D182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26.9998130507506" calcext:value-type="float">
            <text:p>26.9998130508</text:p>
          </table:table-cell>
          <table:table-cell office:value-type="float" office:value="1.87528231070483" calcext:value-type="float">
            <text:p>1.8752823107</text:p>
          </table:table-cell>
          <table:table-cell office:value-type="float" office:value="30.03" calcext:value-type="float">
            <text:p>30.03</text:p>
          </table:table-cell>
          <table:table-cell office:value-type="float" office:value="31.21" calcext:value-type="float">
            <text:p>31.21</text:p>
          </table:table-cell>
          <table:table-cell/>
          <table:table-cell table:formula="of:=([.C183]-[.A183])^2" office:value-type="float" office:value="9.18203294740133" calcext:value-type="float">
            <text:p>9.1820329474</text:p>
          </table:table-cell>
          <table:table-cell table:formula="of:=([.D183]-[.B183])^2" office:value-type="float" office:value="860.525661910647" calcext:value-type="float">
            <text:p>860.5256619106</text:p>
          </table:table-cell>
          <table:table-cell/>
          <table:table-cell table:formula="of:=([.$O$1]-[.C183])^2" office:value-type="float" office:value="7.0506844726565" calcext:value-type="float">
            <text:p>7.0506844727</text:p>
          </table:table-cell>
          <table:table-cell table:formula="of:=([.$P$1]-[.D183])^2" office:value-type="float" office:value="75.1133680725087" calcext:value-type="float">
            <text:p>75.1133680725</text:p>
          </table:table-cell>
          <table:table-cell table:number-columns-repeated="6"/>
        </table:table-row>
        <table:table-row table:style-name="ro1">
          <table:table-cell office:value-type="float" office:value="56.2170982070006" calcext:value-type="float">
            <text:p>56.217098207</text:p>
          </table:table-cell>
          <table:table-cell office:value-type="float" office:value="24.0745010607048" calcext:value-type="float">
            <text:p>24.0745010607</text:p>
          </table:table-cell>
          <table:table-cell office:value-type="float" office:value="52.5" calcext:value-type="float">
            <text:p>52.5</text:p>
          </table:table-cell>
          <table:table-cell office:value-type="float" office:value="-0.12" calcext:value-type="float">
            <text:p>-0.12</text:p>
          </table:table-cell>
          <table:table-cell/>
          <table:table-cell table:formula="of:=([.C184]-[.A184])^2" office:value-type="float" office:value="13.8168190804872" calcext:value-type="float">
            <text:p>13.8168190805</text:p>
          </table:table-cell>
          <table:table-cell table:formula="of:=([.D184]-[.B184])^2" office:value-type="float" office:value="585.373881576447" calcext:value-type="float">
            <text:p>585.3738815764</text:p>
          </table:table-cell>
          <table:table-cell/>
          <table:table-cell table:formula="of:=([.$O$1]-[.C184])^2" office:value-type="float" office:value="631.281328222659" calcext:value-type="float">
            <text:p>631.2813282227</text:p>
          </table:table-cell>
          <table:table-cell table:formula="of:=([.$P$1]-[.D184])^2" office:value-type="float" office:value="1599.74376026" calcext:value-type="float">
            <text:p>1599.74376026</text:p>
          </table:table-cell>
          <table:table-cell table:number-columns-repeated="6"/>
        </table:table-row>
        <table:table-row table:style-name="ro1">
          <table:table-cell office:value-type="float" office:value="36.0935630507506" calcext:value-type="float">
            <text:p>36.0935630508</text:p>
          </table:table-cell>
          <table:table-cell office:value-type="float" office:value="103.156532310705" calcext:value-type="float">
            <text:p>103.15653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185]-[.A185])^2" office:value-type="float" office:value="14.565190987596" calcext:value-type="float">
            <text:p>14.5651909876</text:p>
          </table:table-cell>
          <table:table-cell table:formula="of:=([.D185]-[.B185])^2" office:value-type="float" office:value="174.860097729833" calcext:value-type="float">
            <text:p>174.8600977298</text:p>
          </table:table-cell>
          <table:table-cell/>
          <table:table-cell table:formula="of:=([.$O$1]-[.C185])^2" office:value-type="float" office:value="157.134059472657" calcext:value-type="float">
            <text:p>157.1340594727</text:p>
          </table:table-cell>
          <table:table-cell table:formula="of:=([.$P$1]-[.D185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19.6775474257506" calcext:value-type="float">
            <text:p>19.6775474258</text:p>
          </table:table-cell>
          <table:table-cell office:value-type="float" office:value="27.5627823107048" calcext:value-type="float">
            <text:p>27.5627823107</text:p>
          </table:table-cell>
          <table:table-cell office:value-type="float" office:value="44.41" calcext:value-type="float">
            <text:p>44.41</text:p>
          </table:table-cell>
          <table:table-cell office:value-type="float" office:value="26.1" calcext:value-type="float">
            <text:p>26.1</text:p>
          </table:table-cell>
          <table:table-cell/>
          <table:table-cell table:formula="of:=([.C186]-[.A186])^2" office:value-type="float" office:value="611.694210337495" calcext:value-type="float">
            <text:p>611.6942103375</text:p>
          </table:table-cell>
          <table:table-cell table:formula="of:=([.D186]-[.B186])^2" office:value-type="float" office:value="2.13973208851097" calcext:value-type="float">
            <text:p>2.1397320885</text:p>
          </table:table-cell>
          <table:table-cell/>
          <table:table-cell table:formula="of:=([.$O$1]-[.C186])^2" office:value-type="float" office:value="290.201871972658" calcext:value-type="float">
            <text:p>290.2018719727</text:p>
          </table:table-cell>
          <table:table-cell table:formula="of:=([.$P$1]-[.D186])^2" office:value-type="float" office:value="189.800132135008" calcext:value-type="float">
            <text:p>189.800132135</text:p>
          </table:table-cell>
          <table:table-cell table:number-columns-repeated="6"/>
        </table:table-row>
        <table:table-row table:style-name="ro1">
          <table:table-cell office:value-type="float" office:value="22.6795005507506" calcext:value-type="float">
            <text:p>22.6795005508</text:p>
          </table:table-cell>
          <table:table-cell office:value-type="float" office:value="35.8127823107048" calcext:value-type="float">
            <text:p>35.812782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187]-[.A187])^2" office:value-type="float" office:value="573.099686619389" calcext:value-type="float">
            <text:p>573.0996866194</text:p>
          </table:table-cell>
          <table:table-cell table:formula="of:=([.D187]-[.B187])^2" office:value-type="float" office:value="0.974598766057284" calcext:value-type="float">
            <text:p>0.9745987661</text:p>
          </table:table-cell>
          <table:table-cell/>
          <table:table-cell table:formula="of:=([.$O$1]-[.C187])^2" office:value-type="float" office:value="819.945328222654" calcext:value-type="float">
            <text:p>819.9453282227</text:p>
          </table:table-cell>
          <table:table-cell table:formula="of:=([.$P$1]-[.D187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13.7634849257506" calcext:value-type="float">
            <text:p>13.7634849258</text:p>
          </table:table-cell>
          <table:table-cell office:value-type="float" office:value="101.160438560705" calcext:value-type="float">
            <text:p>101.1604385607</text:p>
          </table:table-cell>
          <table:table-cell office:value-type="float" office:value="-6.17" calcext:value-type="float">
            <text:p>-6.17</text:p>
          </table:table-cell>
          <table:table-cell office:value-type="float" office:value="106.82" calcext:value-type="float">
            <text:p>106.82</text:p>
          </table:table-cell>
          <table:table-cell/>
          <table:table-cell table:formula="of:=([.C188]-[.A188])^2" office:value-type="float" office:value="397.343821285127" calcext:value-type="float">
            <text:p>397.3438212851</text:p>
          </table:table-cell>
          <table:table-cell table:formula="of:=([.D188]-[.B188])^2" office:value-type="float" office:value="32.030635685157" calcext:value-type="float">
            <text:p>32.0306356852</text:p>
          </table:table-cell>
          <table:table-cell/>
          <table:table-cell table:formula="of:=([.$O$1]-[.C188])^2" office:value-type="float" office:value="1125.24605947265" calcext:value-type="float">
            <text:p>1125.2460594727</text:p>
          </table:table-cell>
          <table:table-cell table:formula="of:=([.$P$1]-[.D188])^2" office:value-type="float" office:value="4481.39244463502" calcext:value-type="float">
            <text:p>4481.392444635</text:p>
          </table:table-cell>
          <table:table-cell table:number-columns-repeated="6"/>
        </table:table-row>
        <table:table-row table:style-name="ro1">
          <table:table-cell office:value-type="float" office:value="25.3298911757506" calcext:value-type="float">
            <text:p>25.3298911758</text:p>
          </table:table-cell>
          <table:table-cell office:value-type="float" office:value="14.3674698107048" calcext:value-type="float">
            <text:p>14.367469810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189]-[.A189])^2" office:value-type="float" office:value="212.579573326955" calcext:value-type="float">
            <text:p>212.579573327</text:p>
          </table:table-cell>
          <table:table-cell table:formula="of:=([.D189]-[.B189])^2" office:value-type="float" office:value="10406.5563156219" calcext:value-type="float">
            <text:p>10406.5563156219</text:p>
          </table:table-cell>
          <table:table-cell/>
          <table:table-cell table:formula="of:=([.$O$1]-[.C189])^2" office:value-type="float" office:value="157.134059472657" calcext:value-type="float">
            <text:p>157.1340594727</text:p>
          </table:table-cell>
          <table:table-cell table:formula="of:=([.$P$1]-[.D189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33.6834068007506" calcext:value-type="float">
            <text:p>33.6834068008</text:p>
          </table:table-cell>
          <table:table-cell office:value-type="float" office:value="102.344032310705" calcext:value-type="float">
            <text:p>102.3440323107</text:p>
          </table:table-cell>
          <table:table-cell office:value-type="float" office:value="41.26" calcext:value-type="float">
            <text:p>41.26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([.C190]-[.A190])^2" office:value-type="float" office:value="57.404764506912" calcext:value-type="float">
            <text:p>57.4047645069</text:p>
          </table:table-cell>
          <table:table-cell table:formula="of:=([.D190]-[.B190])^2" office:value-type="float" office:value="1097.86409716683" calcext:value-type="float">
            <text:p>1097.8640971668</text:p>
          </table:table-cell>
          <table:table-cell/>
          <table:table-cell table:formula="of:=([.$O$1]-[.C190])^2" office:value-type="float" office:value="192.801903222657" calcext:value-type="float">
            <text:p>192.8019032227</text:p>
          </table:table-cell>
          <table:table-cell table:formula="of:=([.$P$1]-[.D190])^2" office:value-type="float" office:value="860.436805572513" calcext:value-type="float">
            <text:p>860.4368055725</text:p>
          </table:table-cell>
          <table:table-cell table:number-columns-repeated="6"/>
        </table:table-row>
        <table:table-row table:style-name="ro1">
          <table:table-cell office:value-type="float" office:value="43.5720786757506" calcext:value-type="float">
            <text:p>43.5720786758</text:p>
          </table:table-cell>
          <table:table-cell office:value-type="float" office:value="50.7346573107048" calcext:value-type="float">
            <text:p>50.734657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191]-[.A191])^2" office:value-type="float" office:value="13.4108202273874" calcext:value-type="float">
            <text:p>13.4108202274</text:p>
          </table:table-cell>
          <table:table-cell table:formula="of:=([.D191]-[.B191])^2" office:value-type="float" office:value="320.576753413776" calcext:value-type="float">
            <text:p>320.5767534138</text:p>
          </table:table-cell>
          <table:table-cell/>
          <table:table-cell table:formula="of:=([.$O$1]-[.C191])^2" office:value-type="float" office:value="157.134059472657" calcext:value-type="float">
            <text:p>157.1340594727</text:p>
          </table:table-cell>
          <table:table-cell table:formula="of:=([.$P$1]-[.D191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21.5193443007506" calcext:value-type="float">
            <text:p>21.5193443008</text:p>
          </table:table-cell>
          <table:table-cell office:value-type="float" office:value="70.3127823107048" calcext:value-type="float">
            <text:p>70.312782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192]-[.A192])^2" office:value-type="float" office:value="50.2773982452978" calcext:value-type="float">
            <text:p>50.2773982453</text:p>
          </table:table-cell>
          <table:table-cell table:formula="of:=([.D192]-[.B192])^2" office:value-type="float" office:value="47.4337674997403" calcext:value-type="float">
            <text:p>47.4337674997</text:p>
          </table:table-cell>
          <table:table-cell/>
          <table:table-cell table:formula="of:=([.$O$1]-[.C192])^2" office:value-type="float" office:value="1.52599697265636" calcext:value-type="float">
            <text:p>1.5259969727</text:p>
          </table:table-cell>
          <table:table-cell table:formula="of:=([.$P$1]-[.D192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22.6443443007506" calcext:value-type="float">
            <text:p>22.6443443008</text:p>
          </table:table-cell>
          <table:table-cell office:value-type="float" office:value="-4.51534268929517" calcext:value-type="float">
            <text:p>-4.5153426893</text:p>
          </table:table-cell>
          <table:table-cell office:value-type="float" office:value="36.7" calcext:value-type="float">
            <text:p>36.7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([.C193]-[.A193])^2" office:value-type="float" office:value="197.561457135842" calcext:value-type="float">
            <text:p>197.5614571358</text:p>
          </table:table-cell>
          <table:table-cell table:formula="of:=([.D193]-[.B193])^2" office:value-type="float" office:value="59.6809196670463" calcext:value-type="float">
            <text:p>59.680919667</text:p>
          </table:table-cell>
          <table:table-cell/>
          <table:table-cell table:formula="of:=([.$O$1]-[.C193])^2" office:value-type="float" office:value="86.9614532226572" calcext:value-type="float">
            <text:p>86.9614532227</text:p>
          </table:table-cell>
          <table:table-cell table:formula="of:=([.$P$1]-[.D193])^2" office:value-type="float" office:value="1344.45399307251" calcext:value-type="float">
            <text:p>1344.4539930725</text:p>
          </table:table-cell>
          <table:table-cell table:number-columns-repeated="6"/>
        </table:table-row>
        <table:table-row table:style-name="ro1">
          <table:table-cell office:value-type="float" office:value="7.81670758200061" calcext:value-type="float">
            <text:p>7.816707582</text:p>
          </table:table-cell>
          <table:table-cell office:value-type="float" office:value="50.8245010607048" calcext:value-type="float">
            <text:p>50.82450106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194]-[.A194])^2" office:value-type="float" office:value="1161.67082205085" calcext:value-type="float">
            <text:p>1161.6708220509</text:p>
          </table:table-cell>
          <table:table-cell table:formula="of:=([.D194]-[.B194])^2" office:value-type="float" office:value="1470.30076159439" calcext:value-type="float">
            <text:p>1470.3007615944</text:p>
          </table:table-cell>
          <table:table-cell/>
          <table:table-cell table:formula="of:=([.$O$1]-[.C194])^2" office:value-type="float" office:value="210.984703222657" calcext:value-type="float">
            <text:p>210.9847032227</text:p>
          </table:table-cell>
          <table:table-cell table:formula="of:=([.$P$1]-[.D194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27.5701255507506" calcext:value-type="float">
            <text:p>27.5701255508</text:p>
          </table:table-cell>
          <table:table-cell office:value-type="float" office:value="38.4690323107048" calcext:value-type="float">
            <text:p>38.4690323107</text:p>
          </table:table-cell>
          <table:table-cell office:value-type="float" office:value="30.03" calcext:value-type="float">
            <text:p>30.03</text:p>
          </table:table-cell>
          <table:table-cell office:value-type="float" office:value="31.21" calcext:value-type="float">
            <text:p>31.21</text:p>
          </table:table-cell>
          <table:table-cell/>
          <table:table-cell table:formula="of:=([.C195]-[.A195])^2" office:value-type="float" office:value="6.05098230606999" calcext:value-type="float">
            <text:p>6.0509823061</text:p>
          </table:table-cell>
          <table:table-cell table:formula="of:=([.D195]-[.B195])^2" office:value-type="float" office:value="52.6935500878567" calcext:value-type="float">
            <text:p>52.6935500879</text:p>
          </table:table-cell>
          <table:table-cell/>
          <table:table-cell table:formula="of:=([.$O$1]-[.C195])^2" office:value-type="float" office:value="7.0506844726565" calcext:value-type="float">
            <text:p>7.0506844727</text:p>
          </table:table-cell>
          <table:table-cell table:formula="of:=([.$P$1]-[.D195])^2" office:value-type="float" office:value="75.1133680725087" calcext:value-type="float">
            <text:p>75.1133680725</text:p>
          </table:table-cell>
          <table:table-cell table:number-columns-repeated="6"/>
        </table:table-row>
        <table:table-row table:style-name="ro1">
          <table:table-cell office:value-type="float" office:value="31.9607505507506" calcext:value-type="float">
            <text:p>31.9607505508</text:p>
          </table:table-cell>
          <table:table-cell office:value-type="float" office:value="16.2815323107048" calcext:value-type="float">
            <text:p>16.2815323107</text:p>
          </table:table-cell>
          <table:table-cell office:value-type="float" office:value="41.33" calcext:value-type="float">
            <text:p>41.33</text:p>
          </table:table-cell>
          <table:table-cell office:value-type="float" office:value="19.8" calcext:value-type="float">
            <text:p>19.8</text:p>
          </table:table-cell>
          <table:table-cell/>
          <table:table-cell table:formula="of:=([.C196]-[.A196])^2" office:value-type="float" office:value="87.78283524226" calcext:value-type="float">
            <text:p>87.7828352423</text:p>
          </table:table-cell>
          <table:table-cell table:formula="of:=([.D196]-[.B196])^2" office:value-type="float" office:value="12.3796148806141" calcext:value-type="float">
            <text:p>12.3796148806</text:p>
          </table:table-cell>
          <table:table-cell/>
          <table:table-cell table:formula="of:=([.$O$1]-[.C196])^2" office:value-type="float" office:value="194.750746972657" calcext:value-type="float">
            <text:p>194.7507469727</text:p>
          </table:table-cell>
          <table:table-cell table:formula="of:=([.$P$1]-[.D196])^2" office:value-type="float" office:value="403.077772760007" calcext:value-type="float">
            <text:p>403.07777276</text:p>
          </table:table-cell>
          <table:table-cell table:number-columns-repeated="6"/>
        </table:table-row>
        <table:table-row table:style-name="ro1">
          <table:table-cell office:value-type="float" office:value="12.3435630507506" calcext:value-type="float">
            <text:p>12.3435630508</text:p>
          </table:table-cell>
          <table:table-cell office:value-type="float" office:value="44.0940323107048" calcext:value-type="float">
            <text:p>44.09403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197]-[.A197])^2" office:value-type="float" office:value="759.908446076942" calcext:value-type="float">
            <text:p>759.9084460769</text:p>
          </table:table-cell>
          <table:table-cell table:formula="of:=([.D197]-[.B197])^2" office:value-type="float" office:value="5225.26112477782" calcext:value-type="float">
            <text:p>5225.2611247778</text:p>
          </table:table-cell>
          <table:table-cell/>
          <table:table-cell table:formula="of:=([.$O$1]-[.C197])^2" office:value-type="float" office:value="157.134059472657" calcext:value-type="float">
            <text:p>157.1340594727</text:p>
          </table:table-cell>
          <table:table-cell table:formula="of:=([.$P$1]-[.D197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51.3279380507506" calcext:value-type="float">
            <text:p>51.3279380508</text:p>
          </table:table-cell>
          <table:table-cell office:value-type="float" office:value="123.453407310705" calcext:value-type="float">
            <text:p>123.4534073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198]-[.A198])^2" office:value-type="float" office:value="92.5047323480764" calcext:value-type="float">
            <text:p>92.5047323481</text:p>
          </table:table-cell>
          <table:table-cell table:formula="of:=([.D198]-[.B198])^2" office:value-type="float" office:value="6189.50501787607" calcext:value-type="float">
            <text:p>6189.5050178761</text:p>
          </table:table-cell>
          <table:table-cell/>
          <table:table-cell table:formula="of:=([.$O$1]-[.C198])^2" office:value-type="float" office:value="205.501184472658" calcext:value-type="float">
            <text:p>205.5011844727</text:p>
          </table:table-cell>
          <table:table-cell table:formula="of:=([.$P$1]-[.D198])^2" office:value-type="float" office:value="24.0414008850104" calcext:value-type="float">
            <text:p>24.041400885</text:p>
          </table:table-cell>
          <table:table-cell table:number-columns-repeated="6"/>
        </table:table-row>
        <table:table-row table:style-name="ro1">
          <table:table-cell office:value-type="float" office:value="34.2576255507506" calcext:value-type="float">
            <text:p>34.2576255508</text:p>
          </table:table-cell>
          <table:table-cell office:value-type="float" office:value="19.5315323107048" calcext:value-type="float">
            <text:p>19.5315323107</text:p>
          </table:table-cell>
          <table:table-cell office:value-type="float" office:value="-15.75" calcext:value-type="float">
            <text:p>-15.75</text:p>
          </table:table-cell>
          <table:table-cell office:value-type="float" office:value="-47.95" calcext:value-type="float">
            <text:p>-47.95</text:p>
          </table:table-cell>
          <table:table-cell/>
          <table:table-cell table:formula="of:=([.C199]-[.A199])^2" office:value-type="float" office:value="2500.76261322409" calcext:value-type="float">
            <text:p>2500.7626132241</text:p>
          </table:table-cell>
          <table:table-cell table:formula="of:=([.D199]-[.B199])^2" office:value-type="float" office:value="4553.7572030007" calcext:value-type="float">
            <text:p>4553.7572030007</text:p>
          </table:table-cell>
          <table:table-cell/>
          <table:table-cell table:formula="of:=([.$O$1]-[.C199])^2" office:value-type="float" office:value="1859.73867197265" calcext:value-type="float">
            <text:p>1859.7386719727</text:p>
          </table:table-cell>
          <table:table-cell table:formula="of:=([.$P$1]-[.D199])^2" office:value-type="float" office:value="7713.5462493225" calcext:value-type="float">
            <text:p>7713.5462493225</text:p>
          </table:table-cell>
          <table:table-cell table:number-columns-repeated="6"/>
        </table:table-row>
        <table:table-row table:style-name="ro1">
          <table:table-cell office:value-type="float" office:value="16.7993735976256" calcext:value-type="float">
            <text:p>16.7993735976</text:p>
          </table:table-cell>
          <table:table-cell office:value-type="float" office:value="6.56082918570483" calcext:value-type="float">
            <text:p>6.5608291857</text:p>
          </table:table-cell>
          <table:table-cell office:value-type="float" office:value="41.33" calcext:value-type="float">
            <text:p>41.33</text:p>
          </table:table-cell>
          <table:table-cell office:value-type="float" office:value="19.8" calcext:value-type="float">
            <text:p>19.8</text:p>
          </table:table-cell>
          <table:table-cell/>
          <table:table-cell table:formula="of:=([.C200]-[.A200])^2" office:value-type="float" office:value="601.751631692867" calcext:value-type="float">
            <text:p>601.7516316929</text:p>
          </table:table-cell>
          <table:table-cell table:formula="of:=([.D200]-[.B200])^2" office:value-type="float" office:value="175.275643850085" calcext:value-type="float">
            <text:p>175.2756438501</text:p>
          </table:table-cell>
          <table:table-cell/>
          <table:table-cell table:formula="of:=([.$O$1]-[.C200])^2" office:value-type="float" office:value="194.750746972657" calcext:value-type="float">
            <text:p>194.7507469727</text:p>
          </table:table-cell>
          <table:table-cell table:formula="of:=([.$P$1]-[.D200])^2" office:value-type="float" office:value="403.077772760007" calcext:value-type="float">
            <text:p>403.07777276</text:p>
          </table:table-cell>
          <table:table-cell table:number-columns-repeated="6"/>
        </table:table-row>
        <table:table-row table:style-name="ro1">
          <table:table-cell office:value-type="float" office:value="20.2048911757506" calcext:value-type="float">
            <text:p>20.2048911758</text:p>
          </table:table-cell>
          <table:table-cell office:value-type="float" office:value="92.1409073107048" calcext:value-type="float">
            <text:p>92.1409073107</text:p>
          </table:table-cell>
          <table:table-cell office:value-type="float" office:value="-6.17" calcext:value-type="float">
            <text:p>-6.17</text:p>
          </table:table-cell>
          <table:table-cell office:value-type="float" office:value="35.74" calcext:value-type="float">
            <text:p>35.74</text:p>
          </table:table-cell>
          <table:table-cell/>
          <table:table-cell table:formula="of:=([.C201]-[.A201])^2" office:value-type="float" office:value="695.634884532687" calcext:value-type="float">
            <text:p>695.6348845327</text:p>
          </table:table-cell>
          <table:table-cell table:formula="of:=([.D201]-[.B201])^2" office:value-type="float" office:value="3181.06234547072" calcext:value-type="float">
            <text:p>3181.0623454707</text:p>
          </table:table-cell>
          <table:table-cell/>
          <table:table-cell table:formula="of:=([.$O$1]-[.C201])^2" office:value-type="float" office:value="1125.24605947265" calcext:value-type="float">
            <text:p>1125.2460594727</text:p>
          </table:table-cell>
          <table:table-cell table:formula="of:=([.$P$1]-[.D201])^2" office:value-type="float" office:value="17.1130883850093" calcext:value-type="float">
            <text:p>17.113088385</text:p>
          </table:table-cell>
          <table:table-cell table:number-columns-repeated="6"/>
        </table:table-row>
        <table:table-row table:style-name="ro1">
          <table:table-cell office:value-type="float" office:value="30.9998130507506" calcext:value-type="float">
            <text:p>30.9998130508</text:p>
          </table:table-cell>
          <table:table-cell office:value-type="float" office:value="8.34403231070483" calcext:value-type="float">
            <text:p>8.34403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202]-[.A202])^2" office:value-type="float" office:value="79.3914314705741" calcext:value-type="float">
            <text:p>79.3914314706</text:p>
          </table:table-cell>
          <table:table-cell table:formula="of:=([.D202]-[.B202])^2" office:value-type="float" office:value="599.562613681207" calcext:value-type="float">
            <text:p>599.5626136812</text:p>
          </table:table-cell>
          <table:table-cell/>
          <table:table-cell table:formula="of:=([.$O$1]-[.C202])^2" office:value-type="float" office:value="157.134059472657" calcext:value-type="float">
            <text:p>157.1340594727</text:p>
          </table:table-cell>
          <table:table-cell table:formula="of:=([.$P$1]-[.D202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31.6873130507506" calcext:value-type="float">
            <text:p>31.6873130508</text:p>
          </table:table-cell>
          <table:table-cell office:value-type="float" office:value="93.6252823107048" calcext:value-type="float">
            <text:p>93.6252823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203]-[.A203])^2" office:value-type="float" office:value="100.454253682654" calcext:value-type="float">
            <text:p>100.4542536827</text:p>
          </table:table-cell>
          <table:table-cell table:formula="of:=([.D203]-[.B203])^2" office:value-type="float" office:value="2385.86160401245" calcext:value-type="float">
            <text:p>2385.8616040125</text:p>
          </table:table-cell>
          <table:table-cell/>
          <table:table-cell table:formula="of:=([.$O$1]-[.C203])^2" office:value-type="float" office:value="205.501184472658" calcext:value-type="float">
            <text:p>205.5011844727</text:p>
          </table:table-cell>
          <table:table-cell table:formula="of:=([.$P$1]-[.D203])^2" office:value-type="float" office:value="24.0414008850104" calcext:value-type="float">
            <text:p>24.041400885</text:p>
          </table:table-cell>
          <table:table-cell table:number-columns-repeated="6"/>
        </table:table-row>
        <table:table-row table:style-name="ro1">
          <table:table-cell office:value-type="float" office:value="50.2224693007506" calcext:value-type="float">
            <text:p>50.2224693008</text:p>
          </table:table-cell>
          <table:table-cell office:value-type="float" office:value="49.2815323107048" calcext:value-type="float">
            <text:p>49.2815323107</text:p>
          </table:table-cell>
          <table:table-cell office:value-type="float" office:value="54.68" calcext:value-type="float">
            <text:p>54.68</text:p>
          </table:table-cell>
          <table:table-cell office:value-type="float" office:value="25.31" calcext:value-type="float">
            <text:p>25.31</text:p>
          </table:table-cell>
          <table:table-cell/>
          <table:table-cell table:formula="of:=([.C204]-[.A204])^2" office:value-type="float" office:value="19.8695799347507" calcext:value-type="float">
            <text:p>19.8695799348</text:p>
          </table:table-cell>
          <table:table-cell table:formula="of:=([.D204]-[.B204])^2" office:value-type="float" office:value="574.634361323166" calcext:value-type="float">
            <text:p>574.6343613232</text:p>
          </table:table-cell>
          <table:table-cell/>
          <table:table-cell table:formula="of:=([.$O$1]-[.C204])^2" office:value-type="float" office:value="745.580090722659" calcext:value-type="float">
            <text:p>745.5800907227</text:p>
          </table:table-cell>
          <table:table-cell table:formula="of:=([.$P$1]-[.D204])^2" office:value-type="float" office:value="212.191571197508" calcext:value-type="float">
            <text:p>212.1915711975</text:p>
          </table:table-cell>
          <table:table-cell table:number-columns-repeated="6"/>
        </table:table-row>
        <table:table-row table:style-name="ro1">
          <table:table-cell office:value-type="float" office:value="30.1170005507506" calcext:value-type="float">
            <text:p>30.1170005508</text:p>
          </table:table-cell>
          <table:table-cell office:value-type="float" office:value="1.00028231070483" calcext:value-type="float">
            <text:p>1.0002823107</text:p>
          </table:table-cell>
          <table:table-cell office:value-type="float" office:value="34.03" calcext:value-type="float">
            <text:p>34.03</text:p>
          </table:table-cell>
          <table:table-cell office:value-type="float" office:value="-6.85" calcext:value-type="float">
            <text:p>-6.85</text:p>
          </table:table-cell>
          <table:table-cell/>
          <table:table-cell table:formula="of:=([.C205]-[.A205])^2" office:value-type="float" office:value="15.311564689826" calcext:value-type="float">
            <text:p>15.3115646898</text:p>
          </table:table-cell>
          <table:table-cell table:formula="of:=([.D205]-[.B205])^2" office:value-type="float" office:value="61.6269323577652" calcext:value-type="float">
            <text:p>61.6269323578</text:p>
          </table:table-cell>
          <table:table-cell/>
          <table:table-cell table:formula="of:=([.$O$1]-[.C205])^2" office:value-type="float" office:value="44.2931844726569" calcext:value-type="float">
            <text:p>44.2931844727</text:p>
          </table:table-cell>
          <table:table-cell table:formula="of:=([.$P$1]-[.D205])^2" office:value-type="float" office:value="2183.3935461975" calcext:value-type="float">
            <text:p>2183.3935461975</text:p>
          </table:table-cell>
          <table:table-cell table:number-columns-repeated="6"/>
        </table:table-row>
        <table:table-row table:style-name="ro1">
          <table:table-cell office:value-type="float" office:value="23.3005943007506" calcext:value-type="float">
            <text:p>23.3005943008</text:p>
          </table:table-cell>
          <table:table-cell office:value-type="float" office:value="-38.3590926892952" calcext:value-type="float">
            <text:p>-38.3590926893</text:p>
          </table:table-cell>
          <table:table-cell office:value-type="float" office:value="34.03" calcext:value-type="float">
            <text:p>34.03</text:p>
          </table:table-cell>
          <table:table-cell office:value-type="float" office:value="-6.85" calcext:value-type="float">
            <text:p>-6.85</text:p>
          </table:table-cell>
          <table:table-cell/>
          <table:table-cell table:formula="of:=([.C206]-[.A206])^2" office:value-type="float" office:value="115.120146659085" calcext:value-type="float">
            <text:p>115.1201466591</text:p>
          </table:table-cell>
          <table:table-cell table:formula="of:=([.D206]-[.B206])^2" office:value-type="float" office:value="992.822922102594" calcext:value-type="float">
            <text:p>992.8229221026</text:p>
          </table:table-cell>
          <table:table-cell/>
          <table:table-cell table:formula="of:=([.$O$1]-[.C206])^2" office:value-type="float" office:value="44.2931844726569" calcext:value-type="float">
            <text:p>44.2931844727</text:p>
          </table:table-cell>
          <table:table-cell table:formula="of:=([.$P$1]-[.D206])^2" office:value-type="float" office:value="2183.3935461975" calcext:value-type="float">
            <text:p>2183.3935461975</text:p>
          </table:table-cell>
          <table:table-cell table:number-columns-repeated="6"/>
        </table:table-row>
        <table:table-row table:style-name="ro1">
          <table:table-cell office:value-type="float" office:value="37.5266685195006" calcext:value-type="float">
            <text:p>37.5266685195</text:p>
          </table:table-cell>
          <table:table-cell office:value-type="float" office:value="77.1096573107048" calcext:value-type="float">
            <text:p>77.1096573107</text:p>
          </table:table-cell>
          <table:table-cell office:value-type="float" office:value="54.68" calcext:value-type="float">
            <text:p>54.68</text:p>
          </table:table-cell>
          <table:table-cell office:value-type="float" office:value="25.31" calcext:value-type="float">
            <text:p>25.31</text:p>
          </table:table-cell>
          <table:table-cell/>
          <table:table-cell table:formula="of:=([.C207]-[.A207])^2" office:value-type="float" office:value="294.236780879891" calcext:value-type="float">
            <text:p>294.2367808799</text:p>
          </table:table-cell>
          <table:table-cell table:formula="of:=([.D207]-[.B207])^2" office:value-type="float" office:value="2683.20449750646" calcext:value-type="float">
            <text:p>2683.2044975065</text:p>
          </table:table-cell>
          <table:table-cell/>
          <table:table-cell table:formula="of:=([.$O$1]-[.C207])^2" office:value-type="float" office:value="745.580090722659" calcext:value-type="float">
            <text:p>745.5800907227</text:p>
          </table:table-cell>
          <table:table-cell table:formula="of:=([.$P$1]-[.D207])^2" office:value-type="float" office:value="212.191571197508" calcext:value-type="float">
            <text:p>212.1915711975</text:p>
          </table:table-cell>
          <table:table-cell table:number-columns-repeated="6"/>
        </table:table-row>
        <table:table-row table:style-name="ro1">
          <table:table-cell office:value-type="float" office:value="29.6873130507506" calcext:value-type="float">
            <text:p>29.6873130508</text:p>
          </table:table-cell>
          <table:table-cell office:value-type="float" office:value="77.3127823107048" calcext:value-type="float">
            <text:p>77.3127823107</text:p>
          </table:table-cell>
          <table:table-cell office:value-type="float" office:value="41.26" calcext:value-type="float">
            <text:p>41.26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([.C208]-[.A208])^2" office:value-type="float" office:value="133.927083225327" calcext:value-type="float">
            <text:p>133.9270832253</text:p>
          </table:table-cell>
          <table:table-cell table:formula="of:=([.D208]-[.B208])^2" office:value-type="float" office:value="65.6550811746713" calcext:value-type="float">
            <text:p>65.6550811747</text:p>
          </table:table-cell>
          <table:table-cell/>
          <table:table-cell table:formula="of:=([.$O$1]-[.C208])^2" office:value-type="float" office:value="192.801903222657" calcext:value-type="float">
            <text:p>192.8019032227</text:p>
          </table:table-cell>
          <table:table-cell table:formula="of:=([.$P$1]-[.D208])^2" office:value-type="float" office:value="860.436805572513" calcext:value-type="float">
            <text:p>860.4368055725</text:p>
          </table:table-cell>
          <table:table-cell table:number-columns-repeated="6"/>
        </table:table-row>
        <table:table-row table:style-name="ro1">
          <table:table-cell office:value-type="float" office:value="18.6130943007506" calcext:value-type="float">
            <text:p>18.6130943008</text:p>
          </table:table-cell>
          <table:table-cell office:value-type="float" office:value="4.70340731070483" calcext:value-type="float">
            <text:p>4.7034073107</text:p>
          </table:table-cell>
          <table:table-cell office:value-type="float" office:value="41.26" calcext:value-type="float">
            <text:p>41.26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([.C209]-[.A209])^2" office:value-type="float" office:value="512.882337750694" calcext:value-type="float">
            <text:p>512.8823377507</text:p>
          </table:table-cell>
          <table:table-cell table:formula="of:=([.D209]-[.B209])^2" office:value-type="float" office:value="4161.10050038263" calcext:value-type="float">
            <text:p>4161.1005003826</text:p>
          </table:table-cell>
          <table:table-cell/>
          <table:table-cell table:formula="of:=([.$O$1]-[.C209])^2" office:value-type="float" office:value="192.801903222657" calcext:value-type="float">
            <text:p>192.8019032227</text:p>
          </table:table-cell>
          <table:table-cell table:formula="of:=([.$P$1]-[.D209])^2" office:value-type="float" office:value="860.436805572513" calcext:value-type="float">
            <text:p>860.4368055725</text:p>
          </table:table-cell>
          <table:table-cell table:number-columns-repeated="6"/>
        </table:table-row>
        <table:table-row table:style-name="ro1">
          <table:table-cell office:value-type="float" office:value="22.5896568007506" calcext:value-type="float">
            <text:p>22.5896568008</text:p>
          </table:table-cell>
          <table:table-cell office:value-type="float" office:value="7.14090731070483" calcext:value-type="float">
            <text:p>7.1409073107</text:p>
          </table:table-cell>
          <table:table-cell office:value-type="float" office:value="35.7" calcext:value-type="float">
            <text:p>35.7</text:p>
          </table:table-cell>
          <table:table-cell office:value-type="float" office:value="139.71" calcext:value-type="float">
            <text:p>139.71</text:p>
          </table:table-cell>
          <table:table-cell/>
          <table:table-cell table:formula="of:=([.C210]-[.A210])^2" office:value-type="float" office:value="171.881098802105" calcext:value-type="float">
            <text:p>171.8810988021</text:p>
          </table:table-cell>
          <table:table-cell table:formula="of:=([.D210]-[.B210])^2" office:value-type="float" office:value="17574.5643364629" calcext:value-type="float">
            <text:p>17574.5643364629</text:p>
          </table:table-cell>
          <table:table-cell/>
          <table:table-cell table:formula="of:=([.$O$1]-[.C210])^2" office:value-type="float" office:value="69.3108282226571" calcext:value-type="float">
            <text:p>69.3108282227</text:p>
          </table:table-cell>
          <table:table-cell table:formula="of:=([.$P$1]-[.D210])^2" office:value-type="float" office:value="9966.66844619752" calcext:value-type="float">
            <text:p>9966.6684461975</text:p>
          </table:table-cell>
          <table:table-cell table:number-columns-repeated="6"/>
        </table:table-row>
        <table:table-row table:style-name="ro1">
          <table:table-cell office:value-type="float" office:value="29.5818443007506" calcext:value-type="float">
            <text:p>29.5818443008</text:p>
          </table:table-cell>
          <table:table-cell office:value-type="float" office:value="55.9690323107048" calcext:value-type="float">
            <text:p>55.9690323107</text:p>
          </table:table-cell>
          <table:table-cell office:value-type="float" office:value="9.03" calcext:value-type="float">
            <text:p>9.03</text:p>
          </table:table-cell>
          <table:table-cell office:value-type="float" office:value="38.74" calcext:value-type="float">
            <text:p>38.74</text:p>
          </table:table-cell>
          <table:table-cell/>
          <table:table-cell table:formula="of:=([.C211]-[.A211])^2" office:value-type="float" office:value="422.378304162295" calcext:value-type="float">
            <text:p>422.3783041623</text:p>
          </table:table-cell>
          <table:table-cell table:formula="of:=([.D211]-[.B211])^2" office:value-type="float" office:value="296.839554363311" calcext:value-type="float">
            <text:p>296.8395543633</text:p>
          </table:table-cell>
          <table:table-cell/>
          <table:table-cell table:formula="of:=([.$O$1]-[.C211])^2" office:value-type="float" office:value="336.527559472655" calcext:value-type="float">
            <text:p>336.5275594727</text:p>
          </table:table-cell>
          <table:table-cell table:formula="of:=([.$P$1]-[.D211])^2" office:value-type="float" office:value="1.29230713500961" calcext:value-type="float">
            <text:p>1.292307135</text:p>
          </table:table-cell>
          <table:table-cell table:number-columns-repeated="6"/>
        </table:table-row>
        <table:table-row table:style-name="ro1">
          <table:table-cell office:value-type="float" office:value="44.0701255507506" calcext:value-type="float">
            <text:p>44.0701255508</text:p>
          </table:table-cell>
          <table:table-cell office:value-type="float" office:value="79.1877823107048" calcext:value-type="float">
            <text:p>79.1877823107</text:p>
          </table:table-cell>
          <table:table-cell office:value-type="float" office:value="35.7" calcext:value-type="float">
            <text:p>35.7</text:p>
          </table:table-cell>
          <table:table-cell office:value-type="float" office:value="139.71" calcext:value-type="float">
            <text:p>139.71</text:p>
          </table:table-cell>
          <table:table-cell/>
          <table:table-cell table:formula="of:=([.C212]-[.A212])^2" office:value-type="float" office:value="70.0590017353283" calcext:value-type="float">
            <text:p>70.0590017353</text:p>
          </table:table-cell>
          <table:table-cell table:formula="of:=([.D212]-[.B212])^2" office:value-type="float" office:value="3662.93883403043" calcext:value-type="float">
            <text:p>3662.9388340304</text:p>
          </table:table-cell>
          <table:table-cell/>
          <table:table-cell table:formula="of:=([.$O$1]-[.C212])^2" office:value-type="float" office:value="69.3108282226571" calcext:value-type="float">
            <text:p>69.3108282227</text:p>
          </table:table-cell>
          <table:table-cell table:formula="of:=([.$P$1]-[.D212])^2" office:value-type="float" office:value="9966.66844619752" calcext:value-type="float">
            <text:p>9966.6684461975</text:p>
          </table:table-cell>
          <table:table-cell table:number-columns-repeated="6"/>
        </table:table-row>
        <table:table-row table:style-name="ro1">
          <table:table-cell office:value-type="float" office:value="27.4216880507506" calcext:value-type="float">
            <text:p>27.4216880508</text:p>
          </table:table-cell>
          <table:table-cell office:value-type="float" office:value="-11.1559676892952" calcext:value-type="float">
            <text:p>-11.1559676893</text:p>
          </table:table-cell>
          <table:table-cell office:value-type="float" office:value="14.91" calcext:value-type="float">
            <text:p>14.91</text:p>
          </table:table-cell>
          <table:table-cell office:value-type="float" office:value="-23.51" calcext:value-type="float">
            <text:p>-23.51</text:p>
          </table:table-cell>
          <table:table-cell/>
          <table:table-cell table:formula="of:=([.C213]-[.A213])^2" office:value-type="float" office:value="156.542337879296" calcext:value-type="float">
            <text:p>156.5423378793</text:p>
          </table:table-cell>
          <table:table-cell table:formula="of:=([.D213]-[.B213])^2" office:value-type="float" office:value="152.622114333939" calcext:value-type="float">
            <text:p>152.6221143339</text:p>
          </table:table-cell>
          <table:table-cell/>
          <table:table-cell table:formula="of:=([.$O$1]-[.C213])^2" office:value-type="float" office:value="155.368434472655" calcext:value-type="float">
            <text:p>155.3684344727</text:p>
          </table:table-cell>
          <table:table-cell table:formula="of:=([.$P$1]-[.D213])^2" office:value-type="float" office:value="4017.8860180725" calcext:value-type="float">
            <text:p>4017.8860180725</text:p>
          </table:table-cell>
          <table:table-cell table:number-columns-repeated="6"/>
        </table:table-row>
        <table:table-row table:style-name="ro1">
          <table:table-cell office:value-type="float" office:value="31.9880943007506" calcext:value-type="float">
            <text:p>31.9880943008</text:p>
          </table:table-cell>
          <table:table-cell office:value-type="float" office:value="46.1252823107048" calcext:value-type="float">
            <text:p>46.1252823107</text:p>
          </table:table-cell>
          <table:table-cell office:value-type="float" office:value="28.61" calcext:value-type="float">
            <text:p>28.6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([.C214]-[.A214])^2" office:value-type="float" office:value="11.4115211047638" calcext:value-type="float">
            <text:p>11.4115211048</text:p>
          </table:table-cell>
          <table:table-cell table:formula="of:=([.D214]-[.B214])^2" office:value-type="float" office:value="965.638079469394" calcext:value-type="float">
            <text:p>965.6380794694</text:p>
          </table:table-cell>
          <table:table-cell/>
          <table:table-cell table:formula="of:=([.$O$1]-[.C214])^2" office:value-type="float" office:value="1.52599697265636" calcext:value-type="float">
            <text:p>1.5259969727</text:p>
          </table:table-cell>
          <table:table-cell table:formula="of:=([.$P$1]-[.D214])^2" office:value-type="float" office:value="1393.02149151001" calcext:value-type="float">
            <text:p>1393.02149151</text:p>
          </table:table-cell>
          <table:table-cell table:number-columns-repeated="6"/>
        </table:table-row>
        <table:table-row table:style-name="ro1">
          <table:table-cell office:value-type="float" office:value="25.6638755507506" calcext:value-type="float">
            <text:p>25.6638755508</text:p>
          </table:table-cell>
          <table:table-cell office:value-type="float" office:value="26.0002823107048" calcext:value-type="float">
            <text:p>26.0002823107</text:p>
          </table:table-cell>
          <table:table-cell office:value-type="float" office:value="13.75" calcext:value-type="float">
            <text:p>13.75</text:p>
          </table:table-cell>
          <table:table-cell office:value-type="float" office:value="100.48" calcext:value-type="float">
            <text:p>100.48</text:p>
          </table:table-cell>
          <table:table-cell/>
          <table:table-cell table:formula="of:=([.C215]-[.A215])^2" office:value-type="float" office:value="141.940430638773" calcext:value-type="float">
            <text:p>141.9404306388</text:p>
          </table:table-cell>
          <table:table-cell table:formula="of:=([.D215]-[.B215])^2" office:value-type="float" office:value="5547.22834707711" calcext:value-type="float">
            <text:p>5547.2283470771</text:p>
          </table:table-cell>
          <table:table-cell/>
          <table:table-cell table:formula="of:=([.$O$1]-[.C215])^2" office:value-type="float" office:value="185.632109472655" calcext:value-type="float">
            <text:p>185.6321094727</text:p>
          </table:table-cell>
          <table:table-cell table:formula="of:=([.$P$1]-[.D215])^2" office:value-type="float" office:value="3672.74822901002" calcext:value-type="float">
            <text:p>3672.74822901</text:p>
          </table:table-cell>
          <table:table-cell table:number-columns-repeated="6"/>
        </table:table-row>
        <table:table-row table:style-name="ro1">
          <table:table-cell office:value-type="float" office:value="34.2420005507506" calcext:value-type="float">
            <text:p>34.2420005508</text:p>
          </table:table-cell>
          <table:table-cell office:value-type="float" office:value="44.0784073107048" calcext:value-type="float">
            <text:p>44.0784073107</text:p>
          </table:table-cell>
          <table:table-cell office:value-type="float" office:value="35.68" calcext:value-type="float">
            <text:p>35.68</text:p>
          </table:table-cell>
          <table:table-cell office:value-type="float" office:value="51.41" calcext:value-type="float">
            <text:p>51.41</text:p>
          </table:table-cell>
          <table:table-cell/>
          <table:table-cell table:formula="of:=([.C216]-[.A216])^2" office:value-type="float" office:value="2.06784241604155" calcext:value-type="float">
            <text:p>2.067842416</text:p>
          </table:table-cell>
          <table:table-cell table:formula="of:=([.D216]-[.B216])^2" office:value-type="float" office:value="53.7522513617263" calcext:value-type="float">
            <text:p>53.7522513617</text:p>
          </table:table-cell>
          <table:table-cell/>
          <table:table-cell table:formula="of:=([.$O$1]-[.C216])^2" office:value-type="float" office:value="68.978215722657" calcext:value-type="float">
            <text:p>68.9782157227</text:p>
          </table:table-cell>
          <table:table-cell table:formula="of:=([.$P$1]-[.D216])^2" office:value-type="float" office:value="133.014774322511" calcext:value-type="float">
            <text:p>133.0147743225</text:p>
          </table:table-cell>
          <table:table-cell table:number-columns-repeated="6"/>
        </table:table-row>
        <table:table-row table:style-name="ro1">
          <table:table-cell office:value-type="float" office:value="28.0662193007506" calcext:value-type="float">
            <text:p>28.0662193008</text:p>
          </table:table-cell>
          <table:table-cell office:value-type="float" office:value="62.3127823107048" calcext:value-type="float">
            <text:p>62.31278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217]-[.A217])^2" office:value-type="float" office:value="140.275141251912" calcext:value-type="float">
            <text:p>140.2751412519</text:p>
          </table:table-cell>
          <table:table-cell table:formula="of:=([.D217]-[.B217])^2" office:value-type="float" office:value="2923.26402866163" calcext:value-type="float">
            <text:p>2923.2640286616</text:p>
          </table:table-cell>
          <table:table-cell/>
          <table:table-cell table:formula="of:=([.$O$1]-[.C217])^2" office:value-type="float" office:value="157.134059472657" calcext:value-type="float">
            <text:p>157.1340594727</text:p>
          </table:table-cell>
          <table:table-cell table:formula="of:=([.$P$1]-[.D217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10.0115318007506" calcext:value-type="float">
            <text:p>10.0115318008</text:p>
          </table:table-cell>
          <table:table-cell office:value-type="float" office:value="26.6252823107048" calcext:value-type="float">
            <text:p>26.6252823107</text:p>
          </table:table-cell>
          <table:table-cell office:value-type="float" office:value="41.26" calcext:value-type="float">
            <text:p>41.26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([.C218]-[.A218])^2" office:value-type="float" office:value="976.4667647995" calcext:value-type="float">
            <text:p>976.4667647995</text:p>
          </table:table-cell>
          <table:table-cell table:formula="of:=([.D218]-[.B218])^2" office:value-type="float" office:value="1813.45818067697" calcext:value-type="float">
            <text:p>1813.458180677</text:p>
          </table:table-cell>
          <table:table-cell/>
          <table:table-cell table:formula="of:=([.$O$1]-[.C218])^2" office:value-type="float" office:value="192.801903222657" calcext:value-type="float">
            <text:p>192.8019032227</text:p>
          </table:table-cell>
          <table:table-cell table:formula="of:=([.$P$1]-[.D218])^2" office:value-type="float" office:value="860.436805572513" calcext:value-type="float">
            <text:p>860.4368055725</text:p>
          </table:table-cell>
          <table:table-cell table:number-columns-repeated="6"/>
        </table:table-row>
        <table:table-row table:style-name="ro1">
          <table:table-cell office:value-type="float" office:value="35.0076255507506" calcext:value-type="float">
            <text:p>35.0076255508</text:p>
          </table:table-cell>
          <table:table-cell office:value-type="float" office:value="88.1877823107048" calcext:value-type="float">
            <text:p>88.1877823107</text:p>
          </table:table-cell>
          <table:table-cell office:value-type="float" office:value="12.65" calcext:value-type="float">
            <text:p>12.6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C219]-[.A219])^2" office:value-type="float" office:value="499.863420267576" calcext:value-type="float">
            <text:p>499.8634202676</text:p>
          </table:table-cell>
          <table:table-cell table:formula="of:=([.D219]-[.B219])^2" office:value-type="float" office:value="9252.08946585154" calcext:value-type="float">
            <text:p>9252.0894658515</text:p>
          </table:table-cell>
          <table:table-cell/>
          <table:table-cell table:formula="of:=([.$O$1]-[.C219])^2" office:value-type="float" office:value="216.816421972655" calcext:value-type="float">
            <text:p>216.8164219727</text:p>
          </table:table-cell>
          <table:table-cell table:formula="of:=([.$P$1]-[.D219])^2" office:value-type="float" office:value="2292.18767901" calcext:value-type="float">
            <text:p>2292.18767901</text:p>
          </table:table-cell>
          <table:table-cell table:number-columns-repeated="6"/>
        </table:table-row>
        <table:table-row table:style-name="ro1">
          <table:table-cell office:value-type="float" office:value="39.4099693007506" calcext:value-type="float">
            <text:p>39.4099693008</text:p>
          </table:table-cell>
          <table:table-cell office:value-type="float" office:value="39.0159073107048" calcext:value-type="float">
            <text:p>39.0159073107</text:p>
          </table:table-cell>
          <table:table-cell office:value-type="float" office:value="42.86" calcext:value-type="float">
            <text:p>42.86</text:p>
          </table:table-cell>
          <table:table-cell office:value-type="float" office:value="74.6" calcext:value-type="float">
            <text:p>74.6</text:p>
          </table:table-cell>
          <table:table-cell/>
          <table:table-cell table:formula="of:=([.C220]-[.A220])^2" office:value-type="float" office:value="11.9027118257632" calcext:value-type="float">
            <text:p>11.9027118258</text:p>
          </table:table-cell>
          <table:table-cell table:formula="of:=([.D220]-[.B220])^2" office:value-type="float" office:value="1266.22765252035" calcext:value-type="float">
            <text:p>1266.2276525204</text:p>
          </table:table-cell>
          <table:table-cell/>
          <table:table-cell table:formula="of:=([.$O$1]-[.C220])^2" office:value-type="float" office:value="239.794903222658" calcext:value-type="float">
            <text:p>239.7949032227</text:p>
          </table:table-cell>
          <table:table-cell table:formula="of:=([.$P$1]-[.D220])^2" office:value-type="float" office:value="1205.70083526001" calcext:value-type="float">
            <text:p>1205.70083526</text:p>
          </table:table-cell>
          <table:table-cell table:number-columns-repeated="6"/>
        </table:table-row>
        <table:table-row table:style-name="ro1">
          <table:table-cell office:value-type="float" office:value="18.5779380507506" calcext:value-type="float">
            <text:p>18.5779380508</text:p>
          </table:table-cell>
          <table:table-cell office:value-type="float" office:value="52.6409073107048" calcext:value-type="float">
            <text:p>52.6409073107</text:p>
          </table:table-cell>
          <table:table-cell office:value-type="float" office:value="14.66" calcext:value-type="float">
            <text:p>14.66</text:p>
          </table:table-cell>
          <table:table-cell office:value-type="float" office:value="-17.41" calcext:value-type="float">
            <text:p>-17.41</text:p>
          </table:table-cell>
          <table:table-cell/>
          <table:table-cell table:formula="of:=([.C221]-[.A221])^2" office:value-type="float" office:value="15.3502385695195" calcext:value-type="float">
            <text:p>15.3502385695</text:p>
          </table:table-cell>
          <table:table-cell table:formula="of:=([.D221]-[.B221])^2" office:value-type="float" office:value="4907.12961505296" calcext:value-type="float">
            <text:p>4907.129615053</text:p>
          </table:table-cell>
          <table:table-cell/>
          <table:table-cell table:formula="of:=([.$O$1]-[.C221])^2" office:value-type="float" office:value="161.663278222655" calcext:value-type="float">
            <text:p>161.6632782227</text:p>
          </table:table-cell>
          <table:table-cell table:formula="of:=([.$P$1]-[.D221])^2" office:value-type="float" office:value="3281.7770961975" calcext:value-type="float">
            <text:p>3281.7770961975</text:p>
          </table:table-cell>
          <table:table-cell table:number-columns-repeated="6"/>
        </table:table-row>
        <table:table-row table:style-name="ro1">
          <table:table-cell office:value-type="float" office:value="20.4021568007506" calcext:value-type="float">
            <text:p>20.4021568008</text:p>
          </table:table-cell>
          <table:table-cell office:value-type="float" office:value="14.7971573107048" calcext:value-type="float">
            <text:p>14.797157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222]-[.A222])^2" office:value-type="float" office:value="469.249037260306" calcext:value-type="float">
            <text:p>469.2490372603</text:p>
          </table:table-cell>
          <table:table-cell table:formula="of:=([.D222]-[.B222])^2" office:value-type="float" office:value="484.12508640987" calcext:value-type="float">
            <text:p>484.1250864099</text:p>
          </table:table-cell>
          <table:table-cell/>
          <table:table-cell table:formula="of:=([.$O$1]-[.C222])^2" office:value-type="float" office:value="819.945328222654" calcext:value-type="float">
            <text:p>819.9453282227</text:p>
          </table:table-cell>
          <table:table-cell table:formula="of:=([.$P$1]-[.D222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33.1052818007506" calcext:value-type="float">
            <text:p>33.1052818008</text:p>
          </table:table-cell>
          <table:table-cell office:value-type="float" office:value="75.4221573107048" calcext:value-type="float">
            <text:p>75.4221573107</text:p>
          </table:table-cell>
          <table:table-cell office:value-type="float" office:value="33.66" calcext:value-type="float">
            <text:p>33.66</text:p>
          </table:table-cell>
          <table:table-cell office:value-type="float" office:value="73.16" calcext:value-type="float">
            <text:p>73.16</text:p>
          </table:table-cell>
          <table:table-cell/>
          <table:table-cell table:formula="of:=([.C223]-[.A223])^2" office:value-type="float" office:value="0.307712280578482" calcext:value-type="float">
            <text:p>0.3077122806</text:p>
          </table:table-cell>
          <table:table-cell table:formula="of:=([.D223]-[.B223])^2" office:value-type="float" office:value="5.11735569837534" calcext:value-type="float">
            <text:p>5.1173556984</text:p>
          </table:table-cell>
          <table:table-cell/>
          <table:table-cell table:formula="of:=([.$O$1]-[.C223])^2" office:value-type="float" office:value="39.5051532226568" calcext:value-type="float">
            <text:p>39.5051532227</text:p>
          </table:table-cell>
          <table:table-cell table:formula="of:=([.$P$1]-[.D223])^2" office:value-type="float" office:value="1107.77161026001" calcext:value-type="float">
            <text:p>1107.77161026</text:p>
          </table:table-cell>
          <table:table-cell table:number-columns-repeated="6"/>
        </table:table-row>
        <table:table-row table:style-name="ro1">
          <table:table-cell office:value-type="float" office:value="34.2615318007506" calcext:value-type="float">
            <text:p>34.2615318008</text:p>
          </table:table-cell>
          <table:table-cell office:value-type="float" office:value="42.5159073107048" calcext:value-type="float">
            <text:p>42.5159073107</text:p>
          </table:table-cell>
          <table:table-cell office:value-type="float" office:value="34.03" calcext:value-type="float">
            <text:p>34.03</text:p>
          </table:table-cell>
          <table:table-cell office:value-type="float" office:value="-6.85" calcext:value-type="float">
            <text:p>-6.85</text:p>
          </table:table-cell>
          <table:table-cell/>
          <table:table-cell table:formula="of:=([.C224]-[.A224])^2" office:value-type="float" office:value="0.0536069747588198" calcext:value-type="float">
            <text:p>0.0536069748</text:p>
          </table:table-cell>
          <table:table-cell table:formula="of:=([.D224]-[.B224])^2" office:value-type="float" office:value="2436.9928046091" calcext:value-type="float">
            <text:p>2436.9928046091</text:p>
          </table:table-cell>
          <table:table-cell/>
          <table:table-cell table:formula="of:=([.$O$1]-[.C224])^2" office:value-type="float" office:value="44.2931844726569" calcext:value-type="float">
            <text:p>44.2931844727</text:p>
          </table:table-cell>
          <table:table-cell table:formula="of:=([.$P$1]-[.D224])^2" office:value-type="float" office:value="2183.3935461975" calcext:value-type="float">
            <text:p>2183.3935461975</text:p>
          </table:table-cell>
          <table:table-cell table:number-columns-repeated="6"/>
        </table:table-row>
        <table:table-row table:style-name="ro1">
          <table:table-cell office:value-type="float" office:value="16.3396568007506" calcext:value-type="float">
            <text:p>16.3396568008</text:p>
          </table:table-cell>
          <table:table-cell office:value-type="float" office:value="6.78153231070483" calcext:value-type="float">
            <text:p>6.7815323107</text:p>
          </table:table-cell>
          <table:table-cell office:value-type="float" office:value="36.7" calcext:value-type="float">
            <text:p>36.7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([.C225]-[.A225])^2" office:value-type="float" office:value="414.543575191221" calcext:value-type="float">
            <text:p>414.5435751912</text:p>
          </table:table-cell>
          <table:table-cell table:formula="of:=([.D225]-[.B225])^2" office:value-type="float" office:value="12.7558430464086" calcext:value-type="float">
            <text:p>12.7558430464</text:p>
          </table:table-cell>
          <table:table-cell/>
          <table:table-cell table:formula="of:=([.$O$1]-[.C225])^2" office:value-type="float" office:value="86.9614532226572" calcext:value-type="float">
            <text:p>86.9614532227</text:p>
          </table:table-cell>
          <table:table-cell table:formula="of:=([.$P$1]-[.D225])^2" office:value-type="float" office:value="1344.45399307251" calcext:value-type="float">
            <text:p>1344.4539930725</text:p>
          </table:table-cell>
          <table:table-cell table:number-columns-repeated="6"/>
        </table:table-row>
        <table:table-row table:style-name="ro1">
          <table:table-cell office:value-type="float" office:value="1.75762555075061" calcext:value-type="float">
            <text:p>1.7576255508</text:p>
          </table:table-cell>
          <table:table-cell office:value-type="float" office:value="0.250282310704833" calcext:value-type="float">
            <text:p>0.2502823107</text:p>
          </table:table-cell>
          <table:table-cell office:value-type="float" office:value="30.03" calcext:value-type="float">
            <text:p>30.03</text:p>
          </table:table-cell>
          <table:table-cell office:value-type="float" office:value="31.21" calcext:value-type="float">
            <text:p>31.21</text:p>
          </table:table-cell>
          <table:table-cell/>
          <table:table-cell table:formula="of:=([.C226]-[.A226])^2" office:value-type="float" office:value="799.32715699857" calcext:value-type="float">
            <text:p>799.3271569986</text:p>
          </table:table-cell>
          <table:table-cell table:formula="of:=([.D226]-[.B226])^2" office:value-type="float" office:value="958.504119400856" calcext:value-type="float">
            <text:p>958.5041194009</text:p>
          </table:table-cell>
          <table:table-cell/>
          <table:table-cell table:formula="of:=([.$O$1]-[.C226])^2" office:value-type="float" office:value="7.0506844726565" calcext:value-type="float">
            <text:p>7.0506844727</text:p>
          </table:table-cell>
          <table:table-cell table:formula="of:=([.$P$1]-[.D226])^2" office:value-type="float" office:value="75.1133680725087" calcext:value-type="float">
            <text:p>75.1133680725</text:p>
          </table:table-cell>
          <table:table-cell table:number-columns-repeated="6"/>
        </table:table-row>
        <table:table-row table:style-name="ro1">
          <table:table-cell office:value-type="float" office:value="24.2673911757506" calcext:value-type="float">
            <text:p>24.2673911758</text:p>
          </table:table-cell>
          <table:table-cell office:value-type="float" office:value="42.8205948107048" calcext:value-type="float">
            <text:p>42.8205948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227]-[.A227])^2" office:value-type="float" office:value="310.908893948997" calcext:value-type="float">
            <text:p>310.908893949</text:p>
          </table:table-cell>
          <table:table-cell table:formula="of:=([.D227]-[.B227])^2" office:value-type="float" office:value="920.551693467369" calcext:value-type="float">
            <text:p>920.5516934674</text:p>
          </table:table-cell>
          <table:table-cell/>
          <table:table-cell table:formula="of:=([.$O$1]-[.C227])^2" office:value-type="float" office:value="210.984703222657" calcext:value-type="float">
            <text:p>210.9847032227</text:p>
          </table:table-cell>
          <table:table-cell table:formula="of:=([.$P$1]-[.D227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34.5115318007506" calcext:value-type="float">
            <text:p>34.5115318008</text:p>
          </table:table-cell>
          <table:table-cell office:value-type="float" office:value="21.6565323107048" calcext:value-type="float">
            <text:p>21.65653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228]-[.A228])^2" office:value-type="float" office:value="29.1434588983069" calcext:value-type="float">
            <text:p>29.1434588983</text:p>
          </table:table-cell>
          <table:table-cell table:formula="of:=([.D228]-[.B228])^2" office:value-type="float" office:value="124.846380203723" calcext:value-type="float">
            <text:p>124.8463802037</text:p>
          </table:table-cell>
          <table:table-cell/>
          <table:table-cell table:formula="of:=([.$O$1]-[.C228])^2" office:value-type="float" office:value="157.134059472657" calcext:value-type="float">
            <text:p>157.1340594727</text:p>
          </table:table-cell>
          <table:table-cell table:formula="of:=([.$P$1]-[.D228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32.5505943007506" calcext:value-type="float">
            <text:p>32.5505943008</text:p>
          </table:table-cell>
          <table:table-cell office:value-type="float" office:value="1.37528231070483" calcext:value-type="float">
            <text:p>1.37528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229]-[.A229])^2" office:value-type="float" office:value="87.4113869291568" calcext:value-type="float">
            <text:p>87.4113869292</text:p>
          </table:table-cell>
          <table:table-cell table:formula="of:=([.D229]-[.B229])^2" office:value-type="float" office:value="123.314754958945" calcext:value-type="float">
            <text:p>123.3147549589</text:p>
          </table:table-cell>
          <table:table-cell/>
          <table:table-cell table:formula="of:=([.$O$1]-[.C229])^2" office:value-type="float" office:value="210.984703222657" calcext:value-type="float">
            <text:p>210.9847032227</text:p>
          </table:table-cell>
          <table:table-cell table:formula="of:=([.$P$1]-[.D229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23.8396568007506" calcext:value-type="float">
            <text:p>23.8396568008</text:p>
          </table:table-cell>
          <table:table-cell office:value-type="float" office:value="48.2190323107048" calcext:value-type="float">
            <text:p>48.2190323107</text:p>
          </table:table-cell>
          <table:table-cell office:value-type="float" office:value="54.68" calcext:value-type="float">
            <text:p>54.68</text:p>
          </table:table-cell>
          <table:table-cell office:value-type="float" office:value="25.31" calcext:value-type="float">
            <text:p>25.31</text:p>
          </table:table-cell>
          <table:table-cell/>
          <table:table-cell table:formula="of:=([.C230]-[.A230])^2" office:value-type="float" office:value="951.126768647488" calcext:value-type="float">
            <text:p>951.1267686475</text:p>
          </table:table-cell>
          <table:table-cell table:formula="of:=([.D230]-[.B230])^2" office:value-type="float" office:value="524.823761412918" calcext:value-type="float">
            <text:p>524.8237614129</text:p>
          </table:table-cell>
          <table:table-cell/>
          <table:table-cell table:formula="of:=([.$O$1]-[.C230])^2" office:value-type="float" office:value="745.580090722659" calcext:value-type="float">
            <text:p>745.5800907227</text:p>
          </table:table-cell>
          <table:table-cell table:formula="of:=([.$P$1]-[.D230])^2" office:value-type="float" office:value="212.191571197508" calcext:value-type="float">
            <text:p>212.1915711975</text:p>
          </table:table-cell>
          <table:table-cell table:number-columns-repeated="6"/>
        </table:table-row>
        <table:table-row table:style-name="ro1">
          <table:table-cell office:value-type="float" office:value="21.6414146132506" calcext:value-type="float">
            <text:p>21.6414146133</text:p>
          </table:table-cell>
          <table:table-cell office:value-type="float" office:value="74.2815323107048" calcext:value-type="float">
            <text:p>74.281532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231]-[.A231])^2" office:value-type="float" office:value="524.474791288009" calcext:value-type="float">
            <text:p>524.474791288</text:p>
          </table:table-cell>
          <table:table-cell table:formula="of:=([.D231]-[.B231])^2" office:value-type="float" office:value="1404.86526435841" calcext:value-type="float">
            <text:p>1404.8652643584</text:p>
          </table:table-cell>
          <table:table-cell/>
          <table:table-cell table:formula="of:=([.$O$1]-[.C231])^2" office:value-type="float" office:value="819.945328222654" calcext:value-type="float">
            <text:p>819.9453282227</text:p>
          </table:table-cell>
          <table:table-cell table:formula="of:=([.$P$1]-[.D231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39.9138755507506" calcext:value-type="float">
            <text:p>39.9138755508</text:p>
          </table:table-cell>
          <table:table-cell office:value-type="float" office:value="53.2034073107048" calcext:value-type="float">
            <text:p>53.2034073107</text:p>
          </table:table-cell>
          <table:table-cell office:value-type="float" office:value="14.91" calcext:value-type="float">
            <text:p>14.91</text:p>
          </table:table-cell>
          <table:table-cell office:value-type="float" office:value="-23.51" calcext:value-type="float">
            <text:p>-23.51</text:p>
          </table:table-cell>
          <table:table-cell/>
          <table:table-cell table:formula="of:=([.C232]-[.A232])^2" office:value-type="float" office:value="625.193792557424" calcext:value-type="float">
            <text:p>625.1937925574</text:p>
          </table:table-cell>
          <table:table-cell table:formula="of:=([.D232]-[.B232])^2" office:value-type="float" office:value="5884.9468612181" calcext:value-type="float">
            <text:p>5884.9468612181</text:p>
          </table:table-cell>
          <table:table-cell/>
          <table:table-cell table:formula="of:=([.$O$1]-[.C232])^2" office:value-type="float" office:value="155.368434472655" calcext:value-type="float">
            <text:p>155.3684344727</text:p>
          </table:table-cell>
          <table:table-cell table:formula="of:=([.$P$1]-[.D232])^2" office:value-type="float" office:value="4017.8860180725" calcext:value-type="float">
            <text:p>4017.8860180725</text:p>
          </table:table-cell>
          <table:table-cell table:number-columns-repeated="6"/>
        </table:table-row>
        <table:table-row table:style-name="ro1">
          <table:table-cell office:value-type="float" office:value="46.5076255507506" calcext:value-type="float">
            <text:p>46.5076255508</text:p>
          </table:table-cell>
          <table:table-cell office:value-type="float" office:value="71.4065323107048" calcext:value-type="float">
            <text:p>71.4065323107</text:p>
          </table:table-cell>
          <table:table-cell office:value-type="float" office:value="54.68" calcext:value-type="float">
            <text:p>54.68</text:p>
          </table:table-cell>
          <table:table-cell office:value-type="float" office:value="25.31" calcext:value-type="float">
            <text:p>25.31</text:p>
          </table:table-cell>
          <table:table-cell/>
          <table:table-cell table:formula="of:=([.C233]-[.A233])^2" office:value-type="float" office:value="66.7877041387443" calcext:value-type="float">
            <text:p>66.7877041387</text:p>
          </table:table-cell>
          <table:table-cell table:formula="of:=([.D233]-[.B233])^2" office:value-type="float" office:value="2124.89029107185" calcext:value-type="float">
            <text:p>2124.8902910719</text:p>
          </table:table-cell>
          <table:table-cell/>
          <table:table-cell table:formula="of:=([.$O$1]-[.C233])^2" office:value-type="float" office:value="745.580090722659" calcext:value-type="float">
            <text:p>745.5800907227</text:p>
          </table:table-cell>
          <table:table-cell table:formula="of:=([.$P$1]-[.D233])^2" office:value-type="float" office:value="212.191571197508" calcext:value-type="float">
            <text:p>212.1915711975</text:p>
          </table:table-cell>
          <table:table-cell table:number-columns-repeated="6"/>
        </table:table-row>
        <table:table-row table:style-name="ro1">
          <table:table-cell office:value-type="float" office:value="18.1091880507506" calcext:value-type="float">
            <text:p>18.1091880508</text:p>
          </table:table-cell>
          <table:table-cell office:value-type="float" office:value="24.0315323107048" calcext:value-type="float">
            <text:p>24.0315323107</text:p>
          </table:table-cell>
          <table:table-cell office:value-type="float" office:value="33.66" calcext:value-type="float">
            <text:p>33.66</text:p>
          </table:table-cell>
          <table:table-cell office:value-type="float" office:value="73.16" calcext:value-type="float">
            <text:p>73.16</text:p>
          </table:table-cell>
          <table:table-cell/>
          <table:table-cell table:formula="of:=([.C234]-[.A234])^2" office:value-type="float" office:value="241.827752280917" calcext:value-type="float">
            <text:p>241.8277522809</text:p>
          </table:table-cell>
          <table:table-cell table:formula="of:=([.D234]-[.B234])^2" office:value-type="float" office:value="2413.60633749812" calcext:value-type="float">
            <text:p>2413.6063374981</text:p>
          </table:table-cell>
          <table:table-cell/>
          <table:table-cell table:formula="of:=([.$O$1]-[.C234])^2" office:value-type="float" office:value="39.5051532226568" calcext:value-type="float">
            <text:p>39.5051532227</text:p>
          </table:table-cell>
          <table:table-cell table:formula="of:=([.$P$1]-[.D234])^2" office:value-type="float" office:value="1107.77161026001" calcext:value-type="float">
            <text:p>1107.77161026</text:p>
          </table:table-cell>
          <table:table-cell table:number-columns-repeated="6"/>
        </table:table-row>
        <table:table-row table:style-name="ro1">
          <table:table-cell office:value-type="float" office:value="12.0545005507506" calcext:value-type="float">
            <text:p>12.0545005508</text:p>
          </table:table-cell>
          <table:table-cell office:value-type="float" office:value="81.5002823107048" calcext:value-type="float">
            <text:p>81.5002823107</text:p>
          </table:table-cell>
          <table:table-cell office:value-type="float" office:value="11.55" calcext:value-type="float">
            <text:p>11.55</text:p>
          </table:table-cell>
          <table:table-cell office:value-type="float" office:value="104.91" calcext:value-type="float">
            <text:p>104.91</text:p>
          </table:table-cell>
          <table:table-cell/>
          <table:table-cell table:formula="of:=([.C235]-[.A235])^2" office:value-type="float" office:value="0.254520805707669" calcext:value-type="float">
            <text:p>0.2545208057</text:p>
          </table:table-cell>
          <table:table-cell table:formula="of:=([.D235]-[.B235])^2" office:value-type="float" office:value="548.0148822925" calcext:value-type="float">
            <text:p>548.0148822925</text:p>
          </table:table-cell>
          <table:table-cell/>
          <table:table-cell table:formula="of:=([.$O$1]-[.C235])^2" office:value-type="float" office:value="250.420734472655" calcext:value-type="float">
            <text:p>250.4207344727</text:p>
          </table:table-cell>
          <table:table-cell table:formula="of:=([.$P$1]-[.D235])^2" office:value-type="float" office:value="4229.31750869752" calcext:value-type="float">
            <text:p>4229.3175086975</text:p>
          </table:table-cell>
          <table:table-cell table:number-columns-repeated="6"/>
        </table:table-row>
        <table:table-row table:style-name="ro1">
          <table:table-cell office:value-type="float" office:value="31.3357505507506" calcext:value-type="float">
            <text:p>31.3357505508</text:p>
          </table:table-cell>
          <table:table-cell office:value-type="float" office:value="77.6877823107048" calcext:value-type="float">
            <text:p>77.6877823107</text:p>
          </table:table-cell>
          <table:table-cell office:value-type="float" office:value="23.76" calcext:value-type="float">
            <text:p>23.7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([.C236]-[.A236])^2" office:value-type="float" office:value="57.3919964071981" calcext:value-type="float">
            <text:p>57.3919964072</text:p>
          </table:table-cell>
          <table:table-cell table:formula="of:=([.D236]-[.B236])^2" office:value-type="float" office:value="1875.94820116489" calcext:value-type="float">
            <text:p>1875.9482011649</text:p>
          </table:table-cell>
          <table:table-cell/>
          <table:table-cell table:formula="of:=([.$O$1]-[.C236])^2" office:value-type="float" office:value="13.0659657226559" calcext:value-type="float">
            <text:p>13.0659657227</text:p>
          </table:table-cell>
          <table:table-cell table:formula="of:=([.$P$1]-[.D236])^2" office:value-type="float" office:value="6580.97408526002" calcext:value-type="float">
            <text:p>6580.97408526</text:p>
          </table:table-cell>
          <table:table-cell table:number-columns-repeated="6"/>
        </table:table-row>
        <table:table-row table:style-name="ro1">
          <table:table-cell office:value-type="float" office:value="22.4451255507506" calcext:value-type="float">
            <text:p>22.4451255508</text:p>
          </table:table-cell>
          <table:table-cell office:value-type="float" office:value="27.9065323107048" calcext:value-type="float">
            <text:p>27.9065323107</text:p>
          </table:table-cell>
          <table:table-cell office:value-type="float" office:value="38" calcext:value-type="float">
            <text:p>38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([.C237]-[.A237])^2" office:value-type="float" office:value="241.954119131911" calcext:value-type="float">
            <text:p>241.9541191319</text:p>
          </table:table-cell>
          <table:table-cell table:formula="of:=([.D237]-[.B237])^2" office:value-type="float" office:value="17.6108834347896" calcext:value-type="float">
            <text:p>17.6108834348</text:p>
          </table:table-cell>
          <table:table-cell/>
          <table:table-cell table:formula="of:=([.$O$1]-[.C237])^2" office:value-type="float" office:value="112.897265722657" calcext:value-type="float">
            <text:p>112.8972657227</text:p>
          </table:table-cell>
          <table:table-cell table:formula="of:=([.$P$1]-[.D237])^2" office:value-type="float" office:value="261.365321197508" calcext:value-type="float">
            <text:p>261.3653211975</text:p>
          </table:table-cell>
          <table:table-cell table:number-columns-repeated="6"/>
        </table:table-row>
        <table:table-row table:style-name="ro1">
          <table:table-cell office:value-type="float" office:value="27.3201255507506" calcext:value-type="float">
            <text:p>27.3201255508</text:p>
          </table:table-cell>
          <table:table-cell office:value-type="float" office:value="10.9534073107048" calcext:value-type="float">
            <text:p>10.9534073107</text:p>
          </table:table-cell>
          <table:table-cell office:value-type="float" office:value="41.26" calcext:value-type="float">
            <text:p>41.26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([.C238]-[.A238])^2" office:value-type="float" office:value="194.320099660836" calcext:value-type="float">
            <text:p>194.3200996608</text:p>
          </table:table-cell>
          <table:table-cell table:formula="of:=([.D238]-[.B238])^2" office:value-type="float" office:value="3393.83059176644" calcext:value-type="float">
            <text:p>3393.8305917664</text:p>
          </table:table-cell>
          <table:table-cell/>
          <table:table-cell table:formula="of:=([.$O$1]-[.C238])^2" office:value-type="float" office:value="192.801903222657" calcext:value-type="float">
            <text:p>192.8019032227</text:p>
          </table:table-cell>
          <table:table-cell table:formula="of:=([.$P$1]-[.D238])^2" office:value-type="float" office:value="860.436805572513" calcext:value-type="float">
            <text:p>860.4368055725</text:p>
          </table:table-cell>
          <table:table-cell table:number-columns-repeated="6"/>
        </table:table-row>
        <table:table-row table:style-name="ro1">
          <table:table-cell office:value-type="float" office:value="26.4216880507506" calcext:value-type="float">
            <text:p>26.4216880508</text:p>
          </table:table-cell>
          <table:table-cell office:value-type="float" office:value="-0.499717689295167" calcext:value-type="float">
            <text:p>-0.4997176893</text:p>
          </table:table-cell>
          <table:table-cell office:value-type="float" office:value="-6.17" calcext:value-type="float">
            <text:p>-6.17</text:p>
          </table:table-cell>
          <table:table-cell office:value-type="float" office:value="106.82" calcext:value-type="float">
            <text:p>106.82</text:p>
          </table:table-cell>
          <table:table-cell/>
          <table:table-cell table:formula="of:=([.C239]-[.A239])^2" office:value-type="float" office:value="1062.21812999744" calcext:value-type="float">
            <text:p>1062.2181299974</text:p>
          </table:table-cell>
          <table:table-cell table:formula="of:=([.D239]-[.B239])^2" office:value-type="float" office:value="11517.52180491" calcext:value-type="float">
            <text:p>11517.52180491</text:p>
          </table:table-cell>
          <table:table-cell/>
          <table:table-cell table:formula="of:=([.$O$1]-[.C239])^2" office:value-type="float" office:value="1125.24605947265" calcext:value-type="float">
            <text:p>1125.2460594727</text:p>
          </table:table-cell>
          <table:table-cell table:formula="of:=([.$P$1]-[.D239])^2" office:value-type="float" office:value="4481.39244463502" calcext:value-type="float">
            <text:p>4481.392444635</text:p>
          </table:table-cell>
          <table:table-cell table:number-columns-repeated="6"/>
        </table:table-row>
        <table:table-row table:style-name="ro1">
          <table:table-cell office:value-type="float" office:value="23.7127036757506" calcext:value-type="float">
            <text:p>23.7127036758</text:p>
          </table:table-cell>
          <table:table-cell office:value-type="float" office:value="64.0725479357048" calcext:value-type="float">
            <text:p>64.0725479357</text:p>
          </table:table-cell>
          <table:table-cell office:value-type="float" office:value="30.03" calcext:value-type="float">
            <text:p>30.03</text:p>
          </table:table-cell>
          <table:table-cell office:value-type="float" office:value="31.21" calcext:value-type="float">
            <text:p>31.21</text:p>
          </table:table-cell>
          <table:table-cell/>
          <table:table-cell table:formula="of:=([.C240]-[.A240])^2" office:value-type="float" office:value="39.9082328483749" calcext:value-type="float">
            <text:p>39.9082328484</text:p>
          </table:table-cell>
          <table:table-cell table:formula="of:=([.D240]-[.B240])^2" office:value-type="float" office:value="1079.9470568265" calcext:value-type="float">
            <text:p>1079.9470568265</text:p>
          </table:table-cell>
          <table:table-cell/>
          <table:table-cell table:formula="of:=([.$O$1]-[.C240])^2" office:value-type="float" office:value="7.0506844726565" calcext:value-type="float">
            <text:p>7.0506844727</text:p>
          </table:table-cell>
          <table:table-cell table:formula="of:=([.$P$1]-[.D240])^2" office:value-type="float" office:value="75.1133680725087" calcext:value-type="float">
            <text:p>75.1133680725</text:p>
          </table:table-cell>
          <table:table-cell table:number-columns-repeated="6"/>
        </table:table-row>
        <table:table-row table:style-name="ro1">
          <table:table-cell office:value-type="float" office:value="9.55059430075061" calcext:value-type="float">
            <text:p>9.5505943008</text:p>
          </table:table-cell>
          <table:table-cell office:value-type="float" office:value="31.9690323107048" calcext:value-type="float">
            <text:p>31.9690323107</text:p>
          </table:table-cell>
          <table:table-cell office:value-type="float" office:value="34.03" calcext:value-type="float">
            <text:p>34.03</text:p>
          </table:table-cell>
          <table:table-cell office:value-type="float" office:value="-6.85" calcext:value-type="float">
            <text:p>-6.85</text:p>
          </table:table-cell>
          <table:table-cell/>
          <table:table-cell table:formula="of:=([.C241]-[.A241])^2" office:value-type="float" office:value="599.241303388444" calcext:value-type="float">
            <text:p>599.2413033884</text:p>
          </table:table-cell>
          <table:table-cell table:formula="of:=([.D241]-[.B241])^2" office:value-type="float" office:value="1506.91726953955" calcext:value-type="float">
            <text:p>1506.9172695396</text:p>
          </table:table-cell>
          <table:table-cell/>
          <table:table-cell table:formula="of:=([.$O$1]-[.C241])^2" office:value-type="float" office:value="44.2931844726569" calcext:value-type="float">
            <text:p>44.2931844727</text:p>
          </table:table-cell>
          <table:table-cell table:formula="of:=([.$P$1]-[.D241])^2" office:value-type="float" office:value="2183.3935461975" calcext:value-type="float">
            <text:p>2183.3935461975</text:p>
          </table:table-cell>
          <table:table-cell table:number-columns-repeated="6"/>
        </table:table-row>
        <table:table-row table:style-name="ro1">
          <table:table-cell office:value-type="float" office:value="14.6404380507506" calcext:value-type="float">
            <text:p>14.6404380508</text:p>
          </table:table-cell>
          <table:table-cell office:value-type="float" office:value="-10.4372176892952" calcext:value-type="float">
            <text:p>-10.4372176893</text:p>
          </table:table-cell>
          <table:table-cell office:value-type="float" office:value="14.91" calcext:value-type="float">
            <text:p>14.91</text:p>
          </table:table-cell>
          <table:table-cell office:value-type="float" office:value="-23.51" calcext:value-type="float">
            <text:p>-23.51</text:p>
          </table:table-cell>
          <table:table-cell/>
          <table:table-cell table:formula="of:=([.C242]-[.A242])^2" office:value-type="float" office:value="0.0726636444831305" calcext:value-type="float">
            <text:p>0.0726636445</text:p>
          </table:table-cell>
          <table:table-cell table:formula="of:=([.D242]-[.B242])^2" office:value-type="float" office:value="170.897637343077" calcext:value-type="float">
            <text:p>170.8976373431</text:p>
          </table:table-cell>
          <table:table-cell/>
          <table:table-cell table:formula="of:=([.$O$1]-[.C242])^2" office:value-type="float" office:value="155.368434472655" calcext:value-type="float">
            <text:p>155.3684344727</text:p>
          </table:table-cell>
          <table:table-cell table:formula="of:=([.$P$1]-[.D242])^2" office:value-type="float" office:value="4017.8860180725" calcext:value-type="float">
            <text:p>4017.8860180725</text:p>
          </table:table-cell>
          <table:table-cell table:number-columns-repeated="6"/>
        </table:table-row>
        <table:table-row table:style-name="ro1">
          <table:table-cell office:value-type="float" office:value="8.83575055075061" calcext:value-type="float">
            <text:p>8.8357505508</text:p>
          </table:table-cell>
          <table:table-cell office:value-type="float" office:value="29.4690323107048" calcext:value-type="float">
            <text:p>29.4690323107</text:p>
          </table:table-cell>
          <table:table-cell office:value-type="float" office:value="-6.17" calcext:value-type="float">
            <text:p>-6.17</text:p>
          </table:table-cell>
          <table:table-cell office:value-type="float" office:value="106.82" calcext:value-type="float">
            <text:p>106.82</text:p>
          </table:table-cell>
          <table:table-cell/>
          <table:table-cell table:formula="of:=([.C243]-[.A243])^2" office:value-type="float" office:value="225.172549591352" calcext:value-type="float">
            <text:p>225.1725495914</text:p>
          </table:table-cell>
          <table:table-cell table:formula="of:=([.D243]-[.B243])^2" office:value-type="float" office:value="5983.17220247039" calcext:value-type="float">
            <text:p>5983.1722024704</text:p>
          </table:table-cell>
          <table:table-cell/>
          <table:table-cell table:formula="of:=([.$O$1]-[.C243])^2" office:value-type="float" office:value="1125.24605947265" calcext:value-type="float">
            <text:p>1125.2460594727</text:p>
          </table:table-cell>
          <table:table-cell table:formula="of:=([.$P$1]-[.D243])^2" office:value-type="float" office:value="4481.39244463502" calcext:value-type="float">
            <text:p>4481.392444635</text:p>
          </table:table-cell>
          <table:table-cell table:number-columns-repeated="6"/>
        </table:table-row>
        <table:table-row table:style-name="ro1">
          <table:table-cell office:value-type="float" office:value="0.21465680075061" calcext:value-type="float">
            <text:p>0.2146568008</text:p>
          </table:table-cell>
          <table:table-cell office:value-type="float" office:value="16.0315323107048" calcext:value-type="float">
            <text:p>16.0315323107</text:p>
          </table:table-cell>
          <table:table-cell office:value-type="float" office:value="-1.26" calcext:value-type="float">
            <text:p>-1.26</text:p>
          </table:table-cell>
          <table:table-cell office:value-type="float" office:value="36.8" calcext:value-type="float">
            <text:p>36.8</text:p>
          </table:table-cell>
          <table:table-cell/>
          <table:table-cell table:formula="of:=([.C244]-[.A244])^2" office:value-type="float" office:value="2.17461268000003" calcext:value-type="float">
            <text:p>2.17461268</text:p>
          </table:table-cell>
          <table:table-cell table:formula="of:=([.D244]-[.B244])^2" office:value-type="float" office:value="431.329250161297" calcext:value-type="float">
            <text:p>431.3292501613</text:p>
          </table:table-cell>
          <table:table-cell/>
          <table:table-cell table:formula="of:=([.$O$1]-[.C244])^2" office:value-type="float" office:value="819.945328222654" calcext:value-type="float">
            <text:p>819.9453282227</text:p>
          </table:table-cell>
          <table:table-cell table:formula="of:=([.$P$1]-[.D244])^2" office:value-type="float" office:value="9.46667901000941" calcext:value-type="float">
            <text:p>9.46667901</text:p>
          </table:table-cell>
          <table:table-cell table:number-columns-repeated="6"/>
        </table:table-row>
        <table:table-row table:style-name="ro1">
          <table:table-cell office:value-type="float" office:value="3.36700055075061" calcext:value-type="float">
            <text:p>3.3670005508</text:p>
          </table:table-cell>
          <table:table-cell office:value-type="float" office:value="36.5940323107048" calcext:value-type="float">
            <text:p>36.5940323107</text:p>
          </table:table-cell>
          <table:table-cell office:value-type="float" office:value="-35.3" calcext:value-type="float">
            <text:p>-35.3</text:p>
          </table:table-cell>
          <table:table-cell office:value-type="float" office:value="149.12" calcext:value-type="float">
            <text:p>149.12</text:p>
          </table:table-cell>
          <table:table-cell/>
          <table:table-cell table:formula="of:=([.C245]-[.A245])^2" office:value-type="float" office:value="1495.13693159175" calcext:value-type="float">
            <text:p>1495.1369315918</text:p>
          </table:table-cell>
          <table:table-cell table:formula="of:=([.D245]-[.B245])^2" office:value-type="float" office:value="12662.0934044123" calcext:value-type="float">
            <text:p>12662.0934044123</text:p>
          </table:table-cell>
          <table:table-cell/>
          <table:table-cell table:formula="of:=([.$O$1]-[.C245])^2" office:value-type="float" office:value="3928.11645322265" calcext:value-type="float">
            <text:p>3928.1164532227</text:p>
          </table:table-cell>
          <table:table-cell table:formula="of:=([.$P$1]-[.D245])^2" office:value-type="float" office:value="11934.07742901" calcext:value-type="float">
            <text:p>11934.07742901</text:p>
          </table:table-cell>
          <table:table-cell table:number-columns-repeated="6"/>
        </table:table-row>
        <table:table-row table:style-name="ro1">
          <table:table-cell office:value-type="float" office:value="43.2498130507506" calcext:value-type="float">
            <text:p>43.2498130508</text:p>
          </table:table-cell>
          <table:table-cell office:value-type="float" office:value="124.656532310705" calcext:value-type="float">
            <text:p>124.6565323107</text:p>
          </table:table-cell>
          <table:table-cell office:value-type="float" office:value="23.76" calcext:value-type="float">
            <text:p>23.7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([.C246]-[.A246])^2" office:value-type="float" office:value="379.852812753209" calcext:value-type="float">
            <text:p>379.8528127532</text:p>
          </table:table-cell>
          <table:table-cell table:formula="of:=([.D246]-[.B246])^2" office:value-type="float" office:value="13.3702285392284" calcext:value-type="float">
            <text:p>13.3702285392</text:p>
          </table:table-cell>
          <table:table-cell/>
          <table:table-cell table:formula="of:=([.$O$1]-[.C246])^2" office:value-type="float" office:value="13.0659657226559" calcext:value-type="float">
            <text:p>13.0659657227</text:p>
          </table:table-cell>
          <table:table-cell table:formula="of:=([.$P$1]-[.D246])^2" office:value-type="float" office:value="6580.97408526002" calcext:value-type="float">
            <text:p>6580.97408526</text:p>
          </table:table-cell>
          <table:table-cell table:number-columns-repeated="6"/>
        </table:table-row>
        <table:table-row table:style-name="ro1">
          <table:table-cell office:value-type="float" office:value="34.1628989882506" calcext:value-type="float">
            <text:p>34.1628989883</text:p>
          </table:table-cell>
          <table:table-cell office:value-type="float" office:value="103.219032310705" calcext:value-type="float">
            <text:p>103.2190323107</text:p>
          </table:table-cell>
          <table:table-cell office:value-type="float" office:value="41.9" calcext:value-type="float">
            <text:p>41.9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([.C247]-[.A247])^2" office:value-type="float" office:value="59.8627320660133" calcext:value-type="float">
            <text:p>59.862732066</text:p>
          </table:table-cell>
          <table:table-cell table:formula="of:=([.D247]-[.B247])^2" office:value-type="float" office:value="8233.57198468313" calcext:value-type="float">
            <text:p>8233.5719846831</text:p>
          </table:table-cell>
          <table:table-cell/>
          <table:table-cell table:formula="of:=([.$O$1]-[.C247])^2" office:value-type="float" office:value="210.984703222657" calcext:value-type="float">
            <text:p>210.9847032227</text:p>
          </table:table-cell>
          <table:table-cell table:formula="of:=([.$P$1]-[.D247])^2" office:value-type="float" office:value="750.584479010007" calcext:value-type="float">
            <text:p>750.58447901</text:p>
          </table:table-cell>
          <table:table-cell table:number-columns-repeated="6"/>
        </table:table-row>
        <table:table-row table:style-name="ro1">
          <table:table-cell office:value-type="float" office:value="51.3865318007506" calcext:value-type="float">
            <text:p>51.3865318008</text:p>
          </table:table-cell>
          <table:table-cell office:value-type="float" office:value="64.5159073107048" calcext:value-type="float">
            <text:p>64.5159073107</text:p>
          </table:table-cell>
          <table:table-cell office:value-type="float" office:value="35.68" calcext:value-type="float">
            <text:p>35.68</text:p>
          </table:table-cell>
          <table:table-cell office:value-type="float" office:value="51.41" calcext:value-type="float">
            <text:p>51.41</text:p>
          </table:table-cell>
          <table:table-cell/>
          <table:table-cell table:formula="of:=([.C248]-[.A248])^2" office:value-type="float" office:value="246.69514120799" calcext:value-type="float">
            <text:p>246.695141208</text:p>
          </table:table-cell>
          <table:table-cell table:formula="of:=([.D248]-[.B248])^2" office:value-type="float" office:value="171.764806436786" calcext:value-type="float">
            <text:p>171.7648064368</text:p>
          </table:table-cell>
          <table:table-cell/>
          <table:table-cell table:formula="of:=([.$O$1]-[.C248])^2" office:value-type="float" office:value="68.978215722657" calcext:value-type="float">
            <text:p>68.9782157227</text:p>
          </table:table-cell>
          <table:table-cell table:formula="of:=([.$P$1]-[.D248])^2" office:value-type="float" office:value="133.014774322511" calcext:value-type="float">
            <text:p>133.0147743225</text:p>
          </table:table-cell>
          <table:table-cell table:number-columns-repeated="6"/>
        </table:table-row>
        <table:table-row table:style-name="ro1">
          <table:table-cell office:value-type="float" office:value="33.0154380507506" calcext:value-type="float">
            <text:p>33.0154380508</text:p>
          </table:table-cell>
          <table:table-cell office:value-type="float" office:value="86.8127823107048" calcext:value-type="float">
            <text:p>86.8127823107</text:p>
          </table:table-cell>
          <table:table-cell office:value-type="float" office:value="41.71" calcext:value-type="float">
            <text:p>41.71</text:p>
          </table:table-cell>
          <table:table-cell office:value-type="float" office:value="44.78" calcext:value-type="float">
            <text:p>44.78</text:p>
          </table:table-cell>
          <table:table-cell/>
          <table:table-cell table:formula="of:=([.C249]-[.A249])^2" office:value-type="float" office:value="75.5954074893354" calcext:value-type="float">
            <text:p>75.5954074893</text:p>
          </table:table-cell>
          <table:table-cell table:formula="of:=([.D249]-[.B249])^2" office:value-type="float" office:value="1766.7547887791" calcext:value-type="float">
            <text:p>1766.7547887791</text:p>
          </table:table-cell>
          <table:table-cell/>
          <table:table-cell table:formula="of:=([.$O$1]-[.C249])^2" office:value-type="float" office:value="205.501184472658" calcext:value-type="float">
            <text:p>205.5011844727</text:p>
          </table:table-cell>
          <table:table-cell table:formula="of:=([.$P$1]-[.D249])^2" office:value-type="float" office:value="24.0414008850104" calcext:value-type="float">
            <text:p>24.041400885</text:p>
          </table:table-cell>
          <table:table-cell table:number-columns-repeated="6"/>
        </table:table-row>
        <table:table-row table:style-name="ro1">
          <table:table-cell office:value-type="float" office:value="21.1160239882506" calcext:value-type="float">
            <text:p>21.1160239883</text:p>
          </table:table-cell>
          <table:table-cell office:value-type="float" office:value="37.7463760607048" calcext:value-type="float">
            <text:p>37.7463760607</text:p>
          </table:table-cell>
          <table:table-cell office:value-type="float" office:value="39.91" calcext:value-type="float">
            <text:p>39.91</text:p>
          </table:table-cell>
          <table:table-cell office:value-type="float" office:value="116.38" calcext:value-type="float">
            <text:p>116.38</text:p>
          </table:table-cell>
          <table:table-cell/>
          <table:table-cell table:formula="of:=([.C250]-[.A250])^2" office:value-type="float" office:value="353.213534330211" calcext:value-type="float">
            <text:p>353.2135343302</text:p>
          </table:table-cell>
          <table:table-cell table:formula="of:=([.D250]-[.B250])^2" office:value-type="float" office:value="6183.24681382649" calcext:value-type="float">
            <text:p>6183.2468138265</text:p>
          </table:table-cell>
          <table:table-cell/>
          <table:table-cell table:formula="of:=([.$O$1]-[.C250])^2" office:value-type="float" office:value="157.134059472657" calcext:value-type="float">
            <text:p>157.1340594727</text:p>
          </table:table-cell>
          <table:table-cell table:formula="of:=([.$P$1]-[.D250])^2" office:value-type="float" office:value="5852.74008838502" calcext:value-type="float">
            <text:p>5852.740088385</text:p>
          </table:table-cell>
          <table:table-cell table:number-columns-repeated="6"/>
        </table:table-row>
        <table:table-row table:style-name="ro1">
          <table:table-cell office:value-type="float" office:value="27.6599693007506" calcext:value-type="float">
            <text:p>27.6599693008</text:p>
          </table:table-cell>
          <table:table-cell office:value-type="float" office:value="30.9065323107048" calcext:value-type="float">
            <text:p>30.9065323107</text:p>
          </table:table-cell>
          <table:table-cell office:value-type="float" office:value="35.68" calcext:value-type="float">
            <text:p>35.68</text:p>
          </table:table-cell>
          <table:table-cell office:value-type="float" office:value="51.41" calcext:value-type="float">
            <text:p>51.41</text:p>
          </table:table-cell>
          <table:table-cell/>
          <table:table-cell table:formula="of:=([.C251]-[.A251])^2" office:value-type="float" office:value="64.3208924169027" calcext:value-type="float">
            <text:p>64.3208924169</text:p>
          </table:table-cell>
          <table:table-cell table:formula="of:=([.D251]-[.B251])^2" office:value-type="float" office:value="420.392187285971" calcext:value-type="float">
            <text:p>420.392187286</text:p>
          </table:table-cell>
          <table:table-cell/>
          <table:table-cell table:formula="of:=([.$O$1]-[.C251])^2" office:value-type="float" office:value="68.978215722657" calcext:value-type="float">
            <text:p>68.9782157227</text:p>
          </table:table-cell>
          <table:table-cell table:formula="of:=([.$P$1]-[.D251])^2" office:value-type="float" office:value="133.014774322511" calcext:value-type="float">
            <text:p>133.0147743225</text:p>
          </table:table-cell>
          <table:table-cell table:number-columns-repeated="6"/>
        </table:table-row>
        <table:table-row table:style-name="ro1">
          <table:table-cell office:value-type="float" office:value="18.3084068007506" calcext:value-type="float">
            <text:p>18.3084068008</text:p>
          </table:table-cell>
          <table:table-cell office:value-type="float" office:value="27.9690323107048" calcext:value-type="float">
            <text:p>27.9690323107</text:p>
          </table:table-cell>
          <table:table-cell office:value-type="float" office:value="17.25" calcext:value-type="float">
            <text:p>17.25</text:p>
          </table:table-cell>
          <table:table-cell office:value-type="float" office:value="-88.76" calcext:value-type="float">
            <text:p>-88.76</text:p>
          </table:table-cell>
          <table:table-cell/>
          <table:table-cell table:formula="of:=([.C252]-[.A252])^2" office:value-type="float" office:value="1.12022495587514" calcext:value-type="float">
            <text:p>1.1202249559</text:p>
          </table:table-cell>
          <table:table-cell table:formula="of:=([.D252]-[.B252])^2" office:value-type="float" office:value="13625.6669841936" calcext:value-type="float">
            <text:p>13625.6669841936</text:p>
          </table:table-cell>
          <table:table-cell/>
          <table:table-cell table:formula="of:=([.$O$1]-[.C252])^2" office:value-type="float" office:value="102.509296972655" calcext:value-type="float">
            <text:p>102.5092969727</text:p>
          </table:table-cell>
          <table:table-cell table:formula="of:=([.$P$1]-[.D252])^2" office:value-type="float" office:value="16547.42551026" calcext:value-type="float">
            <text:p>16547.42551026</text:p>
          </table:table-cell>
          <table:table-cell table:number-columns-repeated="6"/>
        </table:table-row>
        <table:table-row table:style-name="ro1">
          <table:table-cell office:value-type="float" office:value="24.3904380507506" calcext:value-type="float">
            <text:p>24.3904380508</text:p>
          </table:table-cell>
          <table:table-cell office:value-type="float" office:value="20.0627823107048" calcext:value-type="float">
            <text:p>20.0627823107</text:p>
          </table:table-cell>
          <table:table-cell office:value-type="float" office:value="35.68" calcext:value-type="float">
            <text:p>35.68</text:p>
          </table:table-cell>
          <table:table-cell office:value-type="float" office:value="51.41" calcext:value-type="float">
            <text:p>51.41</text:p>
          </table:table-cell>
          <table:table-cell/>
          <table:table-cell table:formula="of:=([.C253]-[.A253])^2" office:value-type="float" office:value="127.45420900594" calcext:value-type="float">
            <text:p>127.4542090059</text:p>
          </table:table-cell>
          <table:table-cell table:formula="of:=([.D253]-[.B253])^2" office:value-type="float" office:value="982.64805686006" calcext:value-type="float">
            <text:p>982.6480568601</text:p>
          </table:table-cell>
          <table:table-cell/>
          <table:table-cell table:formula="of:=([.$O$1]-[.C253])^2" office:value-type="float" office:value="68.978215722657" calcext:value-type="float">
            <text:p>68.9782157227</text:p>
          </table:table-cell>
          <table:table-cell table:formula="of:=([.$P$1]-[.D253])^2" office:value-type="float" office:value="133.014774322511" calcext:value-type="float">
            <text:p>133.0147743225</text:p>
          </table:table-cell>
          <table:table-cell table:number-columns-repeated="6"/>
        </table:table-row>
        <table:table-row table:style-name="ro1">
          <table:table-cell office:value-type="float" office:value="3.26934430075061" calcext:value-type="float">
            <text:p>3.2693443008</text:p>
          </table:table-cell>
          <table:table-cell office:value-type="float" office:value="27.2190323107048" calcext:value-type="float">
            <text:p>27.2190323107</text:p>
          </table:table-cell>
          <table:table-cell office:value-type="float" office:value="39.91" calcext:value-type="float">
            <text:p>39.91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([.C254]-[.A254])^2" office:value-type="float" office:value="1342.53765007094" calcext:value-type="float">
            <text:p>1342.5376500709</text:p>
          </table:table-cell>
          <table:table-cell table:formula="of:=([.D254]-[.B254])^2" office:value-type="float" office:value="31.4829584103143" calcext:value-type="float">
            <text:p>31.4829584103</text:p>
          </table:table-cell>
          <table:table-cell/>
          <table:table-cell table:formula="of:=([.$O$1]-[.C254])^2" office:value-type="float" office:value="157.134059472657" calcext:value-type="float">
            <text:p>157.1340594727</text:p>
          </table:table-cell>
          <table:table-cell table:formula="of:=([.$P$1]-[.D254])^2" office:value-type="float" office:value="49.6573461975089" calcext:value-type="float">
            <text:p>49.6573461975</text:p>
          </table:table-cell>
          <table:table-cell table:number-columns-repeated="6"/>
        </table:table-row>
        <table:table-row table:style-name="ro1">
          <table:table-cell office:value-type="float" office:value="51.4802818007506" calcext:value-type="float">
            <text:p>51.4802818008</text:p>
          </table:table-cell>
          <table:table-cell office:value-type="float" office:value="29.8127823107048" calcext:value-type="float">
            <text:p>29.8127823107</text:p>
          </table:table-cell>
          <table:table-cell office:value-type="float" office:value="42.86" calcext:value-type="float">
            <text:p>42.86</text:p>
          </table:table-cell>
          <table:table-cell office:value-type="float" office:value="74.6" calcext:value-type="float">
            <text:p>74.6</text:p>
          </table:table-cell>
          <table:table-cell/>
          <table:table-cell table:formula="of:=([.C255]-[.A255])^2" office:value-type="float" office:value="74.3092583243521" calcext:value-type="float">
            <text:p>74.3092583244</text:p>
          </table:table-cell>
          <table:table-cell table:formula="of:=([.D255]-[.B255])^2" office:value-type="float" office:value="2005.89486834831" calcext:value-type="float">
            <text:p>2005.8948683483</text:p>
          </table:table-cell>
          <table:table-cell/>
          <table:table-cell table:formula="of:=([.$O$1]-[.C255])^2" office:value-type="float" office:value="239.794903222658" calcext:value-type="float">
            <text:p>239.7949032227</text:p>
          </table:table-cell>
          <table:table-cell table:formula="of:=([.$P$1]-[.D255])^2" office:value-type="float" office:value="1205.70083526001" calcext:value-type="float">
            <text:p>1205.70083526</text:p>
          </table:table-cell>
          <table:table-cell table:number-columns-repeated="6"/>
        </table:table-row>
        <table:table-row table:style-name="ro1">
          <table:table-cell office:value-type="float" office:value="47.8435630507506" calcext:value-type="float">
            <text:p>47.8435630508</text:p>
          </table:table-cell>
          <table:table-cell office:value-type="float" office:value="106.320594810705" calcext:value-type="float">
            <text:p>106.3205948107</text:p>
          </table:table-cell>
          <table:table-cell office:value-type="float" office:value="23.76" calcext:value-type="float">
            <text:p>23.7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([.C256]-[.A256])^2" office:value-type="float" office:value="580.01800921948" calcext:value-type="float">
            <text:p>580.0180092195</text:p>
          </table:table-cell>
          <table:table-cell table:formula="of:=([.D256]-[.B256])^2" office:value-type="float" office:value="215.484936711506" calcext:value-type="float">
            <text:p>215.4849367115</text:p>
          </table:table-cell>
          <table:table-cell/>
          <table:table-cell table:formula="of:=([.$O$1]-[.C256])^2" office:value-type="float" office:value="13.0659657226559" calcext:value-type="float">
            <text:p>13.0659657227</text:p>
          </table:table-cell>
          <table:table-cell table:formula="of:=([.$P$1]-[.D256])^2" office:value-type="float" office:value="6580.97408526002" calcext:value-type="float">
            <text:p>6580.974085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6:55:01.351861409</dc:date>
    <meta:document-statistic meta:table-count="1" meta:cell-count="2059" meta:object-count="0"/>
    <meta:generator>LibreOffice/4.2.8.2$Linux_X86_64 LibreOffice_project/420m0$Build-2</meta:generator>
  </office:meta>
</office:document-meta>
</file>